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61"/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office:forms form:automatic-focus="false" form:apply-design-mode="false"/>
        <table:shapes>
          <draw:frame draw:z-index="0" draw:style-name="gr1" draw:text-style-name="P1" svg:width="6.2988in" svg:height="3.5429in" svg:x="31.0268in" svg:y="1.2311in">
            <draw:object draw:notify-on-update-of-ranges="Sheet7.A2:Sheet7.A36 Sheet7.B1:Sheet7.B1 Sheet7.B2:Sheet7.B36 Sheet7.C1:Sheet7.C1 Sheet7.C2:Sheet7.C36 Sheet7.D1:Sheet7.D1 Sheet7.D2:Sheet7.D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1.035in" svg:y="4.8709in">
            <draw:object draw:notify-on-update-of-ranges="Sheet7.E2:Sheet7.E36 Sheet7.F1:Sheet7.F1 Sheet7.F2:Sheet7.F36 Sheet7.G1:Sheet7.G1 Sheet7.G2:Sheet7.G36 Sheet7.H1:Sheet7.H1 Sheet7.H2:Sheet7.H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25.8504in" svg:y="0.0988in">
            <draw:object draw:notify-on-update-of-ranges="Sheet7.I2:Sheet7.I64 Sheet7.J1:Sheet7.J1 Sheet7.J2:Sheet7.J64 Sheet7.K1:Sheet7.K1 Sheet7.K2:Sheet7.K64 Sheet7.L1:Sheet7.L1 Sheet7.L2:Sheet7.L6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9.4291in" svg:y="0.5291in">
            <draw:object draw:notify-on-update-of-ranges="Sheet7.M2:Sheet7.M64 Sheet7.N1:Sheet7.N1 Sheet7.N2:Sheet7.N64 Sheet7.O1:Sheet7.O1 Sheet7.O2:Sheet7.O64 Sheet7.P1:Sheet7.P1 Sheet7.P2:Sheet7.P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21.1043in" svg:y="4.8614in">
            <draw:object draw:notify-on-update-of-ranges="Sheet7.Q2:Sheet7.Q64 Sheet7.R1:Sheet7.R1 Sheet7.R2:Sheet7.R64 Sheet7.S1:Sheet7.S1 Sheet7.S2:Sheet7.S64 Sheet7.T1:Sheet7.T1 Sheet7.T2:Sheet7.T6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637310" calcext:value-type="float">
            <text:p>1.64E+06</text:p>
          </table:table-cell>
          <table:table-cell office:value-type="float" office:value="1633950" calcext:value-type="float">
            <text:p>1.63E+06</text:p>
          </table:table-cell>
          <table:table-cell office:value-type="float" office:value="1640670" calcext:value-type="float">
            <text:p>1.64E+06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29991.5" calcext:value-type="float">
            <text:p>29991.5</text:p>
          </table:table-cell>
          <table:table-cell office:value-type="float" office:value="29917.4" calcext:value-type="float">
            <text:p>29917.4</text:p>
          </table:table-cell>
          <table:table-cell office:value-type="float" office:value="30065.6" calcext:value-type="float">
            <text:p>30065.6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1568.59" calcext:value-type="float">
            <text:p>1568.59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803.38" calcext:value-type="float">
            <text:p>1803.38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11097.6" calcext:value-type="float">
            <text:p>11097.6</text:p>
          </table:table-cell>
          <table:table-cell office:value-type="float" office:value="7740.19" calcext:value-type="float">
            <text:p>7740.19</text:p>
          </table:table-cell>
          <table:table-cell office:value-type="float" office:value="14455" calcext:value-type="float">
            <text:p>14455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247.51" calcext:value-type="float">
            <text:p>247.51</text:p>
          </table:table-cell>
          <table:table-cell office:value-type="float" office:value="173.338" calcext:value-type="float">
            <text:p>173.338</text:p>
          </table:table-cell>
          <table:table-cell office:value-type="float" office:value="321.682" calcext:value-type="float">
            <text:p>321.682</text:p>
          </table:table-cell>
          <table:table-cell office:value-type="date" office:date-value="2021-05-16" calcext:value-type="date">
            <text:p>2021-05-16</text:p>
          </table:table-cell>
          <table:table-cell office:value-type="float" office:value="-424.335" calcext:value-type="float">
            <text:p>-424.335</text:p>
          </table:table-cell>
          <table:table-cell office:value-type="float" office:value="-657.083" calcext:value-type="float">
            <text:p>-657.083</text:p>
          </table:table-cell>
          <table:table-cell office:value-type="float" office:value="-191.587" calcext:value-type="float">
            <text:p>-191.587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638210" calcext:value-type="float">
            <text:p>1.64E+06</text:p>
          </table:table-cell>
          <table:table-cell office:value-type="float" office:value="1634920" calcext:value-type="float">
            <text:p>1.63E+06</text:p>
          </table:table-cell>
          <table:table-cell office:value-type="float" office:value="1641490" calcext:value-type="float">
            <text:p>1.64E+06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29980.8" calcext:value-type="float">
            <text:p>29980.8</text:p>
          </table:table-cell>
          <table:table-cell office:value-type="float" office:value="29911.1" calcext:value-type="float">
            <text:p>29911.1</text:p>
          </table:table-cell>
          <table:table-cell office:value-type="float" office:value="30050.5" calcext:value-type="float">
            <text:p>30050.5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1487.04" calcext:value-type="float">
            <text:p>1487.04</text:p>
          </table:table-cell>
          <table:table-cell office:value-type="float" office:value="1260.84" calcext:value-type="float">
            <text:p>1260.84</text:p>
          </table:table-cell>
          <table:table-cell office:value-type="float" office:value="1713.24" calcext:value-type="float">
            <text:p>1713.24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10811.6" calcext:value-type="float">
            <text:p>10811.6</text:p>
          </table:table-cell>
          <table:table-cell office:value-type="float" office:value="7532.4" calcext:value-type="float">
            <text:p>7532.4</text:p>
          </table:table-cell>
          <table:table-cell office:value-type="float" office:value="14090.8" calcext:value-type="float">
            <text:p>14090.8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233.611" calcext:value-type="float">
            <text:p>233.611</text:p>
          </table:table-cell>
          <table:table-cell office:value-type="float" office:value="163.845" calcext:value-type="float">
            <text:p>163.845</text:p>
          </table:table-cell>
          <table:table-cell office:value-type="float" office:value="303.378" calcext:value-type="float">
            <text:p>303.378</text:p>
          </table:table-cell>
          <table:table-cell office:value-type="date" office:date-value="2021-05-17" calcext:value-type="date">
            <text:p>2021-05-17</text:p>
          </table:table-cell>
          <table:table-cell office:value-type="float" office:value="-370.117" calcext:value-type="float">
            <text:p>-370.117</text:p>
          </table:table-cell>
          <table:table-cell office:value-type="float" office:value="-594.29" calcext:value-type="float">
            <text:p>-594.29</text:p>
          </table:table-cell>
          <table:table-cell office:value-type="float" office:value="-145.944" calcext:value-type="float">
            <text:p>-145.94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638760" calcext:value-type="float">
            <text:p>1.64E+06</text:p>
          </table:table-cell>
          <table:table-cell office:value-type="float" office:value="1635580" calcext:value-type="float">
            <text:p>1.64E+06</text:p>
          </table:table-cell>
          <table:table-cell office:value-type="float" office:value="1641940" calcext:value-type="float">
            <text:p>1.64E+06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29994" calcext:value-type="float">
            <text:p>29994</text:p>
          </table:table-cell>
          <table:table-cell office:value-type="float" office:value="29930.1" calcext:value-type="float">
            <text:p>29930.1</text:p>
          </table:table-cell>
          <table:table-cell office:value-type="float" office:value="30057.9" calcext:value-type="float">
            <text:p>30057.9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378.35" calcext:value-type="float">
            <text:p>1378.35</text:p>
          </table:table-cell>
          <table:table-cell office:value-type="float" office:value="1164.67" calcext:value-type="float">
            <text:p>1164.67</text:p>
          </table:table-cell>
          <table:table-cell office:value-type="float" office:value="1592.04" calcext:value-type="float">
            <text:p>1592.04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0324.7" calcext:value-type="float">
            <text:p>10324.7</text:p>
          </table:table-cell>
          <table:table-cell office:value-type="float" office:value="7150.27" calcext:value-type="float">
            <text:p>7150.27</text:p>
          </table:table-cell>
          <table:table-cell office:value-type="float" office:value="13499.2" calcext:value-type="float">
            <text:p>13499.2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215.798" calcext:value-type="float">
            <text:p>215.798</text:p>
          </table:table-cell>
          <table:table-cell office:value-type="float" office:value="151.873" calcext:value-type="float">
            <text:p>151.873</text:p>
          </table:table-cell>
          <table:table-cell office:value-type="float" office:value="279.724" calcext:value-type="float">
            <text:p>279.724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-308.761" calcext:value-type="float">
            <text:p>-308.761</text:p>
          </table:table-cell>
          <table:table-cell office:value-type="float" office:value="-520.418" calcext:value-type="float">
            <text:p>-520.418</text:p>
          </table:table-cell>
          <table:table-cell office:value-type="float" office:value="-97.1003" calcext:value-type="float">
            <text:p>-97.1003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639250" calcext:value-type="float">
            <text:p>1.64E+06</text:p>
          </table:table-cell>
          <table:table-cell office:value-type="float" office:value="1636180" calcext:value-type="float">
            <text:p>1.64E+06</text:p>
          </table:table-cell>
          <table:table-cell office:value-type="float" office:value="1642310" calcext:value-type="float">
            <text:p>1.64E+06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29996.4" calcext:value-type="float">
            <text:p>29996.4</text:p>
          </table:table-cell>
          <table:table-cell office:value-type="float" office:value="29937.9" calcext:value-type="float">
            <text:p>29937.9</text:p>
          </table:table-cell>
          <table:table-cell office:value-type="float" office:value="30054.9" calcext:value-type="float">
            <text:p>30054.9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1270.96" calcext:value-type="float">
            <text:p>1270.96</text:p>
          </table:table-cell>
          <table:table-cell office:value-type="float" office:value="1069.48" calcext:value-type="float">
            <text:p>1069.48</text:p>
          </table:table-cell>
          <table:table-cell office:value-type="float" office:value="1472.47" calcext:value-type="float">
            <text:p>1472.47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9826.51" calcext:value-type="float">
            <text:p>9826.51</text:p>
          </table:table-cell>
          <table:table-cell office:value-type="float" office:value="6763.95" calcext:value-type="float">
            <text:p>6763.95</text:p>
          </table:table-cell>
          <table:table-cell office:value-type="float" office:value="12889.4" calcext:value-type="float">
            <text:p>12889.4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197.172" calcext:value-type="float">
            <text:p>197.172</text:p>
          </table:table-cell>
          <table:table-cell office:value-type="float" office:value="138.675" calcext:value-type="float">
            <text:p>138.675</text:p>
          </table:table-cell>
          <table:table-cell office:value-type="float" office:value="255.669" calcext:value-type="float">
            <text:p>255.669</text:p>
          </table:table-cell>
          <table:table-cell office:value-type="date" office:date-value="2021-05-19" calcext:value-type="date">
            <text:p>2021-05-19</text:p>
          </table:table-cell>
          <table:table-cell office:value-type="float" office:value="-247.55" calcext:value-type="float">
            <text:p>-247.55</text:p>
          </table:table-cell>
          <table:table-cell office:value-type="float" office:value="-447.016" calcext:value-type="float">
            <text:p>-447.016</text:p>
          </table:table-cell>
          <table:table-cell office:value-type="float" office:value="-48.066" calcext:value-type="float">
            <text:p>-48.06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639940" calcext:value-type="float">
            <text:p>1.64E+06</text:p>
          </table:table-cell>
          <table:table-cell office:value-type="float" office:value="1636970" calcext:value-type="float">
            <text:p>1.64E+06</text:p>
          </table:table-cell>
          <table:table-cell office:value-type="float" office:value="1642910" calcext:value-type="float">
            <text:p>1.64E+06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29998.8" calcext:value-type="float">
            <text:p>29998.8</text:p>
          </table:table-cell>
          <table:table-cell office:value-type="float" office:value="29943.5" calcext:value-type="float">
            <text:p>29943.5</text:p>
          </table:table-cell>
          <table:table-cell office:value-type="float" office:value="30054.1" calcext:value-type="float">
            <text:p>30054.1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1209.97" calcext:value-type="float">
            <text:p>1209.97</text:p>
          </table:table-cell>
          <table:table-cell office:value-type="float" office:value="1016.73" calcext:value-type="float">
            <text:p>1016.73</text:p>
          </table:table-cell>
          <table:table-cell office:value-type="float" office:value="1403.27" calcext:value-type="float">
            <text:p>1403.27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9472.32" calcext:value-type="float">
            <text:p>9472.32</text:p>
          </table:table-cell>
          <table:table-cell office:value-type="float" office:value="6508.12" calcext:value-type="float">
            <text:p>6508.12</text:p>
          </table:table-cell>
          <table:table-cell office:value-type="float" office:value="12437.5" calcext:value-type="float">
            <text:p>12437.5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186.579" calcext:value-type="float">
            <text:p>186.579</text:p>
          </table:table-cell>
          <table:table-cell office:value-type="float" office:value="131.318" calcext:value-type="float">
            <text:p>131.318</text:p>
          </table:table-cell>
          <table:table-cell office:value-type="float" office:value="241.84" calcext:value-type="float">
            <text:p>241.84</text:p>
          </table:table-cell>
          <table:table-cell office:value-type="date" office:date-value="2021-05-20" calcext:value-type="date">
            <text:p>2021-05-20</text:p>
          </table:table-cell>
          <table:table-cell office:value-type="float" office:value="-227.411" calcext:value-type="float">
            <text:p>-227.411</text:p>
          </table:table-cell>
          <table:table-cell office:value-type="float" office:value="-418.668" calcext:value-type="float">
            <text:p>-418.668</text:p>
          </table:table-cell>
          <table:table-cell office:value-type="float" office:value="-36.0963" calcext:value-type="float">
            <text:p>-36.0963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640330" calcext:value-type="float">
            <text:p>1.64E+06</text:p>
          </table:table-cell>
          <table:table-cell office:value-type="float" office:value="1637470" calcext:value-type="float">
            <text:p>1.64E+06</text:p>
          </table:table-cell>
          <table:table-cell office:value-type="float" office:value="1643190" calcext:value-type="float">
            <text:p>1.64E+06</text:p>
          </table:table-cell>
          <table:table-cell office:value-type="date" office:date-value="2021-05-21" calcext:value-type="date">
            <text:p>2021-05-21</text:p>
          </table:table-cell>
          <table:table-cell office:value-type="float" office:value="30000.8" calcext:value-type="float">
            <text:p>30000.8</text:p>
          </table:table-cell>
          <table:table-cell office:value-type="float" office:value="29948.8" calcext:value-type="float">
            <text:p>29948.8</text:p>
          </table:table-cell>
          <table:table-cell office:value-type="float" office:value="30052.8" calcext:value-type="float">
            <text:p>30052.8</text:p>
          </table:table-cell>
          <table:table-cell office:value-type="date" office:date-value="2021-05-21" calcext:value-type="date">
            <text:p>2021-05-21</text:p>
          </table:table-cell>
          <table:table-cell office:value-type="float" office:value="1144.44" calcext:value-type="float">
            <text:p>1144.44</text:p>
          </table:table-cell>
          <table:table-cell office:value-type="float" office:value="960.652" calcext:value-type="float">
            <text:p>960.652</text:p>
          </table:table-cell>
          <table:table-cell office:value-type="float" office:value="1328.35" calcext:value-type="float">
            <text:p>1328.35</text:p>
          </table:table-cell>
          <table:table-cell office:value-type="date" office:date-value="2021-05-21" calcext:value-type="date">
            <text:p>2021-05-21</text:p>
          </table:table-cell>
          <table:table-cell office:value-type="float" office:value="9010.74" calcext:value-type="float">
            <text:p>9010.74</text:p>
          </table:table-cell>
          <table:table-cell office:value-type="float" office:value="6155.69" calcext:value-type="float">
            <text:p>6155.69</text:p>
          </table:table-cell>
          <table:table-cell office:value-type="float" office:value="11868.1" calcext:value-type="float">
            <text:p>11868.1</text:p>
          </table:table-cell>
          <table:table-cell office:value-type="date" office:date-value="2021-05-21" calcext:value-type="date">
            <text:p>2021-05-21</text:p>
          </table:table-cell>
          <table:table-cell office:value-type="float" office:value="175.587" calcext:value-type="float">
            <text:p>175.587</text:p>
          </table:table-cell>
          <table:table-cell office:value-type="float" office:value="123.584" calcext:value-type="float">
            <text:p>123.584</text:p>
          </table:table-cell>
          <table:table-cell office:value-type="float" office:value="227.591" calcext:value-type="float">
            <text:p>227.591</text:p>
          </table:table-cell>
          <table:table-cell office:value-type="date" office:date-value="2021-05-21" calcext:value-type="date">
            <text:p>2021-05-21</text:p>
          </table:table-cell>
          <table:table-cell office:value-type="float" office:value="-210.656" calcext:value-type="float">
            <text:p>-210.656</text:p>
          </table:table-cell>
          <table:table-cell office:value-type="float" office:value="-392.489" calcext:value-type="float">
            <text:p>-392.489</text:p>
          </table:table-cell>
          <table:table-cell office:value-type="float" office:value="-28.6914" calcext:value-type="float">
            <text:p>-28.691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640890" calcext:value-type="float">
            <text:p>1.64E+06</text:p>
          </table:table-cell>
          <table:table-cell office:value-type="float" office:value="1638130" calcext:value-type="float">
            <text:p>1.64E+06</text:p>
          </table:table-cell>
          <table:table-cell office:value-type="float" office:value="1643650" calcext:value-type="float">
            <text:p>1.64E+06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30001.2" calcext:value-type="float">
            <text:p>30001.2</text:p>
          </table:table-cell>
          <table:table-cell office:value-type="float" office:value="29950.8" calcext:value-type="float">
            <text:p>29950.8</text:p>
          </table:table-cell>
          <table:table-cell office:value-type="float" office:value="30051.6" calcext:value-type="float">
            <text:p>30051.6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1107.34" calcext:value-type="float">
            <text:p>1107.34</text:p>
          </table:table-cell>
          <table:table-cell office:value-type="float" office:value="930.757" calcext:value-type="float">
            <text:p>930.757</text:p>
          </table:table-cell>
          <table:table-cell office:value-type="float" office:value="1284.17" calcext:value-type="float">
            <text:p>1284.17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8633.7" calcext:value-type="float">
            <text:p>8633.7</text:p>
          </table:table-cell>
          <table:table-cell office:value-type="float" office:value="6162.9" calcext:value-type="float">
            <text:p>6162.9</text:p>
          </table:table-cell>
          <table:table-cell office:value-type="float" office:value="11109.2" calcext:value-type="float">
            <text:p>11109.2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169.997" calcext:value-type="float">
            <text:p>169.997</text:p>
          </table:table-cell>
          <table:table-cell office:value-type="float" office:value="123.478" calcext:value-type="float">
            <text:p>123.478</text:p>
          </table:table-cell>
          <table:table-cell office:value-type="float" office:value="216.52" calcext:value-type="float">
            <text:p>216.52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-220.824" calcext:value-type="float">
            <text:p>-220.824</text:p>
          </table:table-cell>
          <table:table-cell office:value-type="float" office:value="-395.812" calcext:value-type="float">
            <text:p>-395.812</text:p>
          </table:table-cell>
          <table:table-cell office:value-type="float" office:value="-45.5821" calcext:value-type="float">
            <text:p>-45.5821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642080" calcext:value-type="float">
            <text:p>1.64E+06</text:p>
          </table:table-cell>
          <table:table-cell office:value-type="float" office:value="1639070" calcext:value-type="float">
            <text:p>1.64E+06</text:p>
          </table:table-cell>
          <table:table-cell office:value-type="float" office:value="1645090" calcext:value-type="float">
            <text:p>1.65E+06</text:p>
          </table:table-cell>
          <table:table-cell office:value-type="date" office:date-value="2021-05-23" calcext:value-type="date">
            <text:p>2021-05-23</text:p>
          </table:table-cell>
          <table:table-cell office:value-type="float" office:value="30023" calcext:value-type="float">
            <text:p>30023</text:p>
          </table:table-cell>
          <table:table-cell office:value-type="float" office:value="29969.6" calcext:value-type="float">
            <text:p>29969.6</text:p>
          </table:table-cell>
          <table:table-cell office:value-type="float" office:value="30076.5" calcext:value-type="float">
            <text:p>30076.5</text:p>
          </table:table-cell>
          <table:table-cell office:value-type="date" office:date-value="2021-05-23" calcext:value-type="date">
            <text:p>2021-05-23</text:p>
          </table:table-cell>
          <table:table-cell office:value-type="float" office:value="1082.16" calcext:value-type="float">
            <text:p>1082.16</text:p>
          </table:table-cell>
          <table:table-cell office:value-type="float" office:value="902.368" calcext:value-type="float">
            <text:p>902.368</text:p>
          </table:table-cell>
          <table:table-cell office:value-type="float" office:value="1262.4" calcext:value-type="float">
            <text:p>1262.4</text:p>
          </table:table-cell>
          <table:table-cell office:value-type="date" office:date-value="2021-05-23" calcext:value-type="date">
            <text:p>2021-05-23</text:p>
          </table:table-cell>
          <table:table-cell office:value-type="float" office:value="8563.59" calcext:value-type="float">
            <text:p>8563.59</text:p>
          </table:table-cell>
          <table:table-cell office:value-type="float" office:value="6105.77" calcext:value-type="float">
            <text:p>6105.77</text:p>
          </table:table-cell>
          <table:table-cell office:value-type="float" office:value="11030.3" calcext:value-type="float">
            <text:p>11030.3</text:p>
          </table:table-cell>
          <table:table-cell office:value-type="date" office:date-value="2021-05-23" calcext:value-type="date">
            <text:p>2021-05-23</text:p>
          </table:table-cell>
          <table:table-cell office:value-type="float" office:value="165.477" calcext:value-type="float">
            <text:p>165.477</text:p>
          </table:table-cell>
          <table:table-cell office:value-type="float" office:value="119.614" calcext:value-type="float">
            <text:p>119.614</text:p>
          </table:table-cell>
          <table:table-cell office:value-type="float" office:value="211.349" calcext:value-type="float">
            <text:p>211.349</text:p>
          </table:table-cell>
          <table:table-cell office:value-type="date" office:date-value="2021-05-23" calcext:value-type="date">
            <text:p>2021-05-23</text:p>
          </table:table-cell>
          <table:table-cell office:value-type="float" office:value="-208.185" calcext:value-type="float">
            <text:p>-208.185</text:p>
          </table:table-cell>
          <table:table-cell office:value-type="float" office:value="-386.074" calcext:value-type="float">
            <text:p>-386.074</text:p>
          </table:table-cell>
          <table:table-cell office:value-type="float" office:value="-29.838" calcext:value-type="float">
            <text:p>-29.838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643250" calcext:value-type="float">
            <text:p>1.64E+06</text:p>
          </table:table-cell>
          <table:table-cell office:value-type="float" office:value="1640000" calcext:value-type="float">
            <text:p>1.64E+06</text:p>
          </table:table-cell>
          <table:table-cell office:value-type="float" office:value="1646520" calcext:value-type="float">
            <text:p>1.65E+06</text:p>
          </table:table-cell>
          <table:table-cell office:value-type="date" office:date-value="2021-05-24" calcext:value-type="date">
            <text:p>2021-05-24</text:p>
          </table:table-cell>
          <table:table-cell office:value-type="float" office:value="30044.4" calcext:value-type="float">
            <text:p>30044.4</text:p>
          </table:table-cell>
          <table:table-cell office:value-type="float" office:value="29988.2" calcext:value-type="float">
            <text:p>29988.2</text:p>
          </table:table-cell>
          <table:table-cell office:value-type="float" office:value="30100.6" calcext:value-type="float">
            <text:p>30100.6</text:p>
          </table:table-cell>
          <table:table-cell office:value-type="date" office:date-value="2021-05-24" calcext:value-type="date">
            <text:p>2021-05-24</text:p>
          </table:table-cell>
          <table:table-cell office:value-type="float" office:value="1058.08" calcext:value-type="float">
            <text:p>1058.08</text:p>
          </table:table-cell>
          <table:table-cell office:value-type="float" office:value="876.197" calcext:value-type="float">
            <text:p>876.197</text:p>
          </table:table-cell>
          <table:table-cell office:value-type="float" office:value="1240.73" calcext:value-type="float">
            <text:p>1240.73</text:p>
          </table:table-cell>
          <table:table-cell office:value-type="date" office:date-value="2021-05-24" calcext:value-type="date">
            <text:p>2021-05-24</text:p>
          </table:table-cell>
          <table:table-cell office:value-type="float" office:value="8487.5" calcext:value-type="float">
            <text:p>8487.5</text:p>
          </table:table-cell>
          <table:table-cell office:value-type="float" office:value="6043.43" calcext:value-type="float">
            <text:p>6043.43</text:p>
          </table:table-cell>
          <table:table-cell office:value-type="float" office:value="10947.2" calcext:value-type="float">
            <text:p>10947.2</text:p>
          </table:table-cell>
          <table:table-cell office:value-type="date" office:date-value="2021-05-24" calcext:value-type="date">
            <text:p>2021-05-24</text:p>
          </table:table-cell>
          <table:table-cell office:value-type="float" office:value="161.189" calcext:value-type="float">
            <text:p>161.189</text:p>
          </table:table-cell>
          <table:table-cell office:value-type="float" office:value="116.001" calcext:value-type="float">
            <text:p>116.001</text:p>
          </table:table-cell>
          <table:table-cell office:value-type="float" office:value="206.395" calcext:value-type="float">
            <text:p>206.395</text:p>
          </table:table-cell>
          <table:table-cell office:value-type="date" office:date-value="2021-05-24" calcext:value-type="date">
            <text:p>2021-05-24</text:p>
          </table:table-cell>
          <table:table-cell office:value-type="float" office:value="-196.976" calcext:value-type="float">
            <text:p>-196.976</text:p>
          </table:table-cell>
          <table:table-cell office:value-type="float" office:value="-376.476" calcext:value-type="float">
            <text:p>-376.476</text:p>
          </table:table-cell>
          <table:table-cell office:value-type="float" office:value="-16.7101" calcext:value-type="float">
            <text:p>-16.7101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644420" calcext:value-type="float">
            <text:p>1.64E+06</text:p>
          </table:table-cell>
          <table:table-cell office:value-type="float" office:value="1640920" calcext:value-type="float">
            <text:p>1.64E+06</text:p>
          </table:table-cell>
          <table:table-cell office:value-type="float" office:value="1647940" calcext:value-type="float">
            <text:p>1.65E+06</text:p>
          </table:table-cell>
          <table:table-cell office:value-type="date" office:date-value="2021-05-25" calcext:value-type="date">
            <text:p>2021-05-25</text:p>
          </table:table-cell>
          <table:table-cell office:value-type="float" office:value="30065.2" calcext:value-type="float">
            <text:p>30065.2</text:p>
          </table:table-cell>
          <table:table-cell office:value-type="float" office:value="30006.4" calcext:value-type="float">
            <text:p>30006.4</text:p>
          </table:table-cell>
          <table:table-cell office:value-type="float" office:value="30124" calcext:value-type="float">
            <text:p>30124</text:p>
          </table:table-cell>
          <table:table-cell office:value-type="date" office:date-value="2021-05-25" calcext:value-type="date">
            <text:p>2021-05-25</text:p>
          </table:table-cell>
          <table:table-cell office:value-type="float" office:value="1035.01" calcext:value-type="float">
            <text:p>1035.01</text:p>
          </table:table-cell>
          <table:table-cell office:value-type="float" office:value="851.879" calcext:value-type="float">
            <text:p>851.879</text:p>
          </table:table-cell>
          <table:table-cell office:value-type="float" office:value="1219.36" calcext:value-type="float">
            <text:p>1219.36</text:p>
          </table:table-cell>
          <table:table-cell office:value-type="date" office:date-value="2021-05-25" calcext:value-type="date">
            <text:p>2021-05-25</text:p>
          </table:table-cell>
          <table:table-cell office:value-type="float" office:value="8406.14" calcext:value-type="float">
            <text:p>8406.14</text:p>
          </table:table-cell>
          <table:table-cell office:value-type="float" office:value="5976.85" calcext:value-type="float">
            <text:p>5976.85</text:p>
          </table:table-cell>
          <table:table-cell office:value-type="float" office:value="10861.2" calcext:value-type="float">
            <text:p>10861.2</text:p>
          </table:table-cell>
          <table:table-cell office:value-type="date" office:date-value="2021-05-25" calcext:value-type="date">
            <text:p>2021-05-25</text:p>
          </table:table-cell>
          <table:table-cell office:value-type="float" office:value="157.115" calcext:value-type="float">
            <text:p>157.115</text:p>
          </table:table-cell>
          <table:table-cell office:value-type="float" office:value="112.613" calcext:value-type="float">
            <text:p>112.613</text:p>
          </table:table-cell>
          <table:table-cell office:value-type="float" office:value="201.65" calcext:value-type="float">
            <text:p>201.65</text:p>
          </table:table-cell>
          <table:table-cell office:value-type="date" office:date-value="2021-05-25" calcext:value-type="date">
            <text:p>2021-05-25</text:p>
          </table:table-cell>
          <table:table-cell office:value-type="float" office:value="-186.99" calcext:value-type="float">
            <text:p>-186.99</text:p>
          </table:table-cell>
          <table:table-cell office:value-type="float" office:value="-367.131" calcext:value-type="float">
            <text:p>-367.131</text:p>
          </table:table-cell>
          <table:table-cell office:value-type="float" office:value="-5.64106" calcext:value-type="float">
            <text:p>-5.64106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645560" calcext:value-type="float">
            <text:p>1.65E+06</text:p>
          </table:table-cell>
          <table:table-cell office:value-type="float" office:value="1641830" calcext:value-type="float">
            <text:p>1.64E+06</text:p>
          </table:table-cell>
          <table:table-cell office:value-type="float" office:value="1649330" calcext:value-type="float">
            <text:p>1.65E+06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30085.5" calcext:value-type="float">
            <text:p>30085.5</text:p>
          </table:table-cell>
          <table:table-cell office:value-type="float" office:value="30024.4" calcext:value-type="float">
            <text:p>30024.4</text:p>
          </table:table-cell>
          <table:table-cell office:value-type="float" office:value="30146.7" calcext:value-type="float">
            <text:p>30146.7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1012.86" calcext:value-type="float">
            <text:p>1012.86</text:p>
          </table:table-cell>
          <table:table-cell office:value-type="float" office:value="829.139" calcext:value-type="float">
            <text:p>829.139</text:p>
          </table:table-cell>
          <table:table-cell office:value-type="float" office:value="1198.4" calcext:value-type="float">
            <text:p>1198.4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8320.16" calcext:value-type="float">
            <text:p>8320.16</text:p>
          </table:table-cell>
          <table:table-cell office:value-type="float" office:value="5906.45" calcext:value-type="float">
            <text:p>5906.45</text:p>
          </table:table-cell>
          <table:table-cell office:value-type="float" office:value="10774.4" calcext:value-type="float">
            <text:p>10774.4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153.238" calcext:value-type="float">
            <text:p>153.238</text:p>
          </table:table-cell>
          <table:table-cell office:value-type="float" office:value="109.429" calcext:value-type="float">
            <text:p>109.429</text:p>
          </table:table-cell>
          <table:table-cell office:value-type="float" office:value="197.101" calcext:value-type="float">
            <text:p>197.101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-178.053" calcext:value-type="float">
            <text:p>-178.053</text:p>
          </table:table-cell>
          <table:table-cell office:value-type="float" office:value="-358.099" calcext:value-type="float">
            <text:p>-358.099</text:p>
          </table:table-cell>
          <table:table-cell office:value-type="float" office:value="3.79798" calcext:value-type="float">
            <text:p>3.79798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646700" calcext:value-type="float">
            <text:p>1.65E+06</text:p>
          </table:table-cell>
          <table:table-cell office:value-type="float" office:value="1642740" calcext:value-type="float">
            <text:p>1.64E+06</text:p>
          </table:table-cell>
          <table:table-cell office:value-type="float" office:value="1650720" calcext:value-type="float">
            <text:p>1.65E+06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30105.4" calcext:value-type="float">
            <text:p>30105.4</text:p>
          </table:table-cell>
          <table:table-cell office:value-type="float" office:value="30042" calcext:value-type="float">
            <text:p>30042</text:p>
          </table:table-cell>
          <table:table-cell office:value-type="float" office:value="30168.9" calcext:value-type="float">
            <text:p>30168.9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991.541" calcext:value-type="float">
            <text:p>991.541</text:p>
          </table:table-cell>
          <table:table-cell office:value-type="float" office:value="807.754" calcext:value-type="float">
            <text:p>807.754</text:p>
          </table:table-cell>
          <table:table-cell office:value-type="float" office:value="1177.97" calcext:value-type="float">
            <text:p>1177.97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8230.14" calcext:value-type="float">
            <text:p>8230.14</text:p>
          </table:table-cell>
          <table:table-cell office:value-type="float" office:value="5832.27" calcext:value-type="float">
            <text:p>5832.27</text:p>
          </table:table-cell>
          <table:table-cell office:value-type="float" office:value="10689.1" calcext:value-type="float">
            <text:p>10689.1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.541" calcext:value-type="float">
            <text:p>149.541</text:p>
          </table:table-cell>
          <table:table-cell office:value-type="float" office:value="106.428" calcext:value-type="float">
            <text:p>106.428</text:p>
          </table:table-cell>
          <table:table-cell office:value-type="float" office:value="192.741" calcext:value-type="float">
            <text:p>192.741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-170.021" calcext:value-type="float">
            <text:p>-170.021</text:p>
          </table:table-cell>
          <table:table-cell office:value-type="float" office:value="-349.409" calcext:value-type="float">
            <text:p>-349.409</text:p>
          </table:table-cell>
          <table:table-cell office:value-type="float" office:value="11.9431" calcext:value-type="float">
            <text:p>11.9431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647820" calcext:value-type="float">
            <text:p>1.65E+06</text:p>
          </table:table-cell>
          <table:table-cell office:value-type="float" office:value="1643630" calcext:value-type="float">
            <text:p>1.64E+06</text:p>
          </table:table-cell>
          <table:table-cell office:value-type="float" office:value="1652090" calcext:value-type="float">
            <text:p>1.65E+06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30124.8" calcext:value-type="float">
            <text:p>30124.8</text:p>
          </table:table-cell>
          <table:table-cell office:value-type="float" office:value="30059.3" calcext:value-type="float">
            <text:p>30059.3</text:p>
          </table:table-cell>
          <table:table-cell office:value-type="float" office:value="30190.5" calcext:value-type="float">
            <text:p>30190.5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970.989" calcext:value-type="float">
            <text:p>970.989</text:p>
          </table:table-cell>
          <table:table-cell office:value-type="float" office:value="787.541" calcext:value-type="float">
            <text:p>787.541</text:p>
          </table:table-cell>
          <table:table-cell office:value-type="float" office:value="1158.13" calcext:value-type="float">
            <text:p>1158.13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8136.59" calcext:value-type="float">
            <text:p>8136.59</text:p>
          </table:table-cell>
          <table:table-cell office:value-type="float" office:value="5754.09" calcext:value-type="float">
            <text:p>5754.09</text:p>
          </table:table-cell>
          <table:table-cell office:value-type="float" office:value="10607.5" calcext:value-type="float">
            <text:p>10607.5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46.01" calcext:value-type="float">
            <text:p>146.01</text:p>
          </table:table-cell>
          <table:table-cell office:value-type="float" office:value="103.591" calcext:value-type="float">
            <text:p>103.591</text:p>
          </table:table-cell>
          <table:table-cell office:value-type="float" office:value="188.559" calcext:value-type="float">
            <text:p>188.559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-162.77" calcext:value-type="float">
            <text:p>-162.77</text:p>
          </table:table-cell>
          <table:table-cell office:value-type="float" office:value="-341.073" calcext:value-type="float">
            <text:p>-341.073</text:p>
          </table:table-cell>
          <table:table-cell office:value-type="float" office:value="19.0582" calcext:value-type="float">
            <text:p>19.0582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648930" calcext:value-type="float">
            <text:p>1.65E+06</text:p>
          </table:table-cell>
          <table:table-cell office:value-type="float" office:value="1644510" calcext:value-type="float">
            <text:p>1.64E+06</text:p>
          </table:table-cell>
          <table:table-cell office:value-type="float" office:value="1653440" calcext:value-type="float">
            <text:p>1.65E+06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0143.8" calcext:value-type="float">
            <text:p>30143.8</text:p>
          </table:table-cell>
          <table:table-cell office:value-type="float" office:value="30076.3" calcext:value-type="float">
            <text:p>30076.3</text:p>
          </table:table-cell>
          <table:table-cell office:value-type="float" office:value="30211.5" calcext:value-type="float">
            <text:p>30211.5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951.144" calcext:value-type="float">
            <text:p>951.144</text:p>
          </table:table-cell>
          <table:table-cell office:value-type="float" office:value="768.345" calcext:value-type="float">
            <text:p>768.345</text:p>
          </table:table-cell>
          <table:table-cell office:value-type="float" office:value="1138.95" calcext:value-type="float">
            <text:p>1138.95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8040" calcext:value-type="float">
            <text:p>8040</text:p>
          </table:table-cell>
          <table:table-cell office:value-type="float" office:value="5671.47" calcext:value-type="float">
            <text:p>5671.47</text:p>
          </table:table-cell>
          <table:table-cell office:value-type="float" office:value="10531.7" calcext:value-type="float">
            <text:p>10531.7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142.632" calcext:value-type="float">
            <text:p>142.632</text:p>
          </table:table-cell>
          <table:table-cell office:value-type="float" office:value="100.904" calcext:value-type="float">
            <text:p>100.904</text:p>
          </table:table-cell>
          <table:table-cell office:value-type="float" office:value="184.548" calcext:value-type="float">
            <text:p>184.548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-156.195" calcext:value-type="float">
            <text:p>-156.195</text:p>
          </table:table-cell>
          <table:table-cell office:value-type="float" office:value="-333.082" calcext:value-type="float">
            <text:p>-333.082</text:p>
          </table:table-cell>
          <table:table-cell office:value-type="float" office:value="25.3505" calcext:value-type="float">
            <text:p>25.350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650020" calcext:value-type="float">
            <text:p>1.65E+06</text:p>
          </table:table-cell>
          <table:table-cell office:value-type="float" office:value="1645380" calcext:value-type="float">
            <text:p>1.65E+06</text:p>
          </table:table-cell>
          <table:table-cell office:value-type="float" office:value="1654790" calcext:value-type="float">
            <text:p>1.65E+06</text:p>
          </table:table-cell>
          <table:table-cell office:value-type="date" office:date-value="2021-05-30" calcext:value-type="date">
            <text:p>2021-05-30</text:p>
          </table:table-cell>
          <table:table-cell office:value-type="float" office:value="30162.4" calcext:value-type="float">
            <text:p>30162.4</text:p>
          </table:table-cell>
          <table:table-cell office:value-type="float" office:value="30093" calcext:value-type="float">
            <text:p>30093</text:p>
          </table:table-cell>
          <table:table-cell office:value-type="float" office:value="30232.1" calcext:value-type="float">
            <text:p>30232.1</text:p>
          </table:table-cell>
          <table:table-cell office:value-type="date" office:date-value="2021-05-30" calcext:value-type="date">
            <text:p>2021-05-30</text:p>
          </table:table-cell>
          <table:table-cell office:value-type="float" office:value="931.95" calcext:value-type="float">
            <text:p>931.95</text:p>
          </table:table-cell>
          <table:table-cell office:value-type="float" office:value="750.037" calcext:value-type="float">
            <text:p>750.037</text:p>
          </table:table-cell>
          <table:table-cell office:value-type="float" office:value="1120.47" calcext:value-type="float">
            <text:p>1120.47</text:p>
          </table:table-cell>
          <table:table-cell office:value-type="date" office:date-value="2021-05-30" calcext:value-type="date">
            <text:p>2021-05-30</text:p>
          </table:table-cell>
          <table:table-cell office:value-type="float" office:value="7940.8" calcext:value-type="float">
            <text:p>7940.8</text:p>
          </table:table-cell>
          <table:table-cell office:value-type="float" office:value="5583.97" calcext:value-type="float">
            <text:p>5583.97</text:p>
          </table:table-cell>
          <table:table-cell office:value-type="float" office:value="10462.9" calcext:value-type="float">
            <text:p>10462.9</text:p>
          </table:table-cell>
          <table:table-cell office:value-type="date" office:date-value="2021-05-30" calcext:value-type="date">
            <text:p>2021-05-30</text:p>
          </table:table-cell>
          <table:table-cell office:value-type="float" office:value="139.393" calcext:value-type="float">
            <text:p>139.393</text:p>
          </table:table-cell>
          <table:table-cell office:value-type="float" office:value="98.351" calcext:value-type="float">
            <text:p>98.351</text:p>
          </table:table-cell>
          <table:table-cell office:value-type="float" office:value="180.701" calcext:value-type="float">
            <text:p>180.701</text:p>
          </table:table-cell>
          <table:table-cell office:value-type="date" office:date-value="2021-05-30" calcext:value-type="date">
            <text:p>2021-05-30</text:p>
          </table:table-cell>
          <table:table-cell office:value-type="float" office:value="-150.205" calcext:value-type="float">
            <text:p>-150.205</text:p>
          </table:table-cell>
          <table:table-cell office:value-type="float" office:value="-325.421" calcext:value-type="float">
            <text:p>-325.421</text:p>
          </table:table-cell>
          <table:table-cell office:value-type="float" office:value="30.9819" calcext:value-type="float">
            <text:p>30.9819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float" office:value="1651090" calcext:value-type="float">
            <text:p>1.65E+06</text:p>
          </table:table-cell>
          <table:table-cell office:value-type="float" office:value="1646230" calcext:value-type="float">
            <text:p>1.65E+06</text:p>
          </table:table-cell>
          <table:table-cell office:value-type="float" office:value="1656130" calcext:value-type="float">
            <text:p>1.66E+06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30180.6" calcext:value-type="float">
            <text:p>30180.6</text:p>
          </table:table-cell>
          <table:table-cell office:value-type="float" office:value="30109.4" calcext:value-type="float">
            <text:p>30109.4</text:p>
          </table:table-cell>
          <table:table-cell office:value-type="float" office:value="30252.3" calcext:value-type="float">
            <text:p>30252.3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913.361" calcext:value-type="float">
            <text:p>913.361</text:p>
          </table:table-cell>
          <table:table-cell office:value-type="float" office:value="732.508" calcext:value-type="float">
            <text:p>732.508</text:p>
          </table:table-cell>
          <table:table-cell office:value-type="float" office:value="1102.73" calcext:value-type="float">
            <text:p>1102.73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7839.39" calcext:value-type="float">
            <text:p>7839.39</text:p>
          </table:table-cell>
          <table:table-cell office:value-type="float" office:value="5491.54" calcext:value-type="float">
            <text:p>5491.54</text:p>
          </table:table-cell>
          <table:table-cell office:value-type="float" office:value="10401.4" calcext:value-type="float">
            <text:p>10401.4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136.283" calcext:value-type="float">
            <text:p>136.283</text:p>
          </table:table-cell>
          <table:table-cell office:value-type="float" office:value="95.9199" calcext:value-type="float">
            <text:p>95.9199</text:p>
          </table:table-cell>
          <table:table-cell office:value-type="float" office:value="177.012" calcext:value-type="float">
            <text:p>177.012</text:p>
          </table:table-cell>
          <table:table-cell office:value-type="date" office:date-value="2021-05-31" calcext:value-type="date">
            <text:p>2021-05-31</text:p>
          </table:table-cell>
          <table:table-cell office:value-type="float" office:value="-144.721" calcext:value-type="float">
            <text:p>-144.721</text:p>
          </table:table-cell>
          <table:table-cell office:value-type="float" office:value="-318.067" calcext:value-type="float">
            <text:p>-318.067</text:p>
          </table:table-cell>
          <table:table-cell office:value-type="float" office:value="36.081" calcext:value-type="float">
            <text:p>36.081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652150" calcext:value-type="float">
            <text:p>1.65E+06</text:p>
          </table:table-cell>
          <table:table-cell office:value-type="float" office:value="1647070" calcext:value-type="float">
            <text:p>1.65E+06</text:p>
          </table:table-cell>
          <table:table-cell office:value-type="float" office:value="1657460" calcext:value-type="float">
            <text:p>1.66E+06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30198.5" calcext:value-type="float">
            <text:p>30198.5</text:p>
          </table:table-cell>
          <table:table-cell office:value-type="float" office:value="30125.4" calcext:value-type="float">
            <text:p>30125.4</text:p>
          </table:table-cell>
          <table:table-cell office:value-type="float" office:value="30272" calcext:value-type="float">
            <text:p>30272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895.337" calcext:value-type="float">
            <text:p>895.337</text:p>
          </table:table-cell>
          <table:table-cell office:value-type="float" office:value="715.655" calcext:value-type="float">
            <text:p>715.655</text:p>
          </table:table-cell>
          <table:table-cell office:value-type="float" office:value="1085.78" calcext:value-type="float">
            <text:p>1085.78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7736.15" calcext:value-type="float">
            <text:p>7736.15</text:p>
          </table:table-cell>
          <table:table-cell office:value-type="float" office:value="5394.29" calcext:value-type="float">
            <text:p>5394.29</text:p>
          </table:table-cell>
          <table:table-cell office:value-type="float" office:value="10347.3" calcext:value-type="float">
            <text:p>10347.3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33.293" calcext:value-type="float">
            <text:p>133.293</text:p>
          </table:table-cell>
          <table:table-cell office:value-type="float" office:value="93.5989" calcext:value-type="float">
            <text:p>93.5989</text:p>
          </table:table-cell>
          <table:table-cell office:value-type="float" office:value="173.477" calcext:value-type="float">
            <text:p>173.477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-139.676" calcext:value-type="float">
            <text:p>-139.676</text:p>
          </table:table-cell>
          <table:table-cell office:value-type="float" office:value="-310.999" calcext:value-type="float">
            <text:p>-310.999</text:p>
          </table:table-cell>
          <table:table-cell office:value-type="float" office:value="40.7529" calcext:value-type="float">
            <text:p>40.7529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653200" calcext:value-type="float">
            <text:p>1.65E+06</text:p>
          </table:table-cell>
          <table:table-cell office:value-type="float" office:value="1647890" calcext:value-type="float">
            <text:p>1.65E+06</text:p>
          </table:table-cell>
          <table:table-cell office:value-type="float" office:value="1658780" calcext:value-type="float">
            <text:p>1.66E+06</text:p>
          </table:table-cell>
          <table:table-cell office:value-type="date" office:date-value="2021-06-02" calcext:value-type="date">
            <text:p>2021-06-02</text:p>
          </table:table-cell>
          <table:table-cell office:value-type="float" office:value="30215.9" calcext:value-type="float">
            <text:p>30215.9</text:p>
          </table:table-cell>
          <table:table-cell office:value-type="float" office:value="30141.2" calcext:value-type="float">
            <text:p>30141.2</text:p>
          </table:table-cell>
          <table:table-cell office:value-type="float" office:value="30291.2" calcext:value-type="float">
            <text:p>30291.2</text:p>
          </table:table-cell>
          <table:table-cell office:value-type="date" office:date-value="2021-06-02" calcext:value-type="date">
            <text:p>2021-06-02</text:p>
          </table:table-cell>
          <table:table-cell office:value-type="float" office:value="877.844" calcext:value-type="float">
            <text:p>877.844</text:p>
          </table:table-cell>
          <table:table-cell office:value-type="float" office:value="699.389" calcext:value-type="float">
            <text:p>699.389</text:p>
          </table:table-cell>
          <table:table-cell office:value-type="float" office:value="1069.64" calcext:value-type="float">
            <text:p>1069.64</text:p>
          </table:table-cell>
          <table:table-cell office:value-type="date" office:date-value="2021-06-02" calcext:value-type="date">
            <text:p>2021-06-02</text:p>
          </table:table-cell>
          <table:table-cell office:value-type="float" office:value="7631.42" calcext:value-type="float">
            <text:p>7631.42</text:p>
          </table:table-cell>
          <table:table-cell office:value-type="float" office:value="5292.55" calcext:value-type="float">
            <text:p>5292.55</text:p>
          </table:table-cell>
          <table:table-cell office:value-type="float" office:value="10300.1" calcext:value-type="float">
            <text:p>10300.1</text:p>
          </table:table-cell>
          <table:table-cell office:value-type="date" office:date-value="2021-06-02" calcext:value-type="date">
            <text:p>2021-06-02</text:p>
          </table:table-cell>
          <table:table-cell office:value-type="float" office:value="130.415" calcext:value-type="float">
            <text:p>130.415</text:p>
          </table:table-cell>
          <table:table-cell office:value-type="float" office:value="91.3777" calcext:value-type="float">
            <text:p>91.3777</text:p>
          </table:table-cell>
          <table:table-cell office:value-type="float" office:value="170.093" calcext:value-type="float">
            <text:p>170.093</text:p>
          </table:table-cell>
          <table:table-cell office:value-type="date" office:date-value="2021-06-02" calcext:value-type="date">
            <text:p>2021-06-02</text:p>
          </table:table-cell>
          <table:table-cell office:value-type="float" office:value="-135.015" calcext:value-type="float">
            <text:p>-135.015</text:p>
          </table:table-cell>
          <table:table-cell office:value-type="float" office:value="-304.2" calcext:value-type="float">
            <text:p>-304.2</text:p>
          </table:table-cell>
          <table:table-cell office:value-type="float" office:value="45.0859" calcext:value-type="float">
            <text:p>45.0859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654230" calcext:value-type="float">
            <text:p>1.65E+06</text:p>
          </table:table-cell>
          <table:table-cell office:value-type="float" office:value="1648700" calcext:value-type="float">
            <text:p>1.65E+06</text:p>
          </table:table-cell>
          <table:table-cell office:value-type="float" office:value="1660100" calcext:value-type="float">
            <text:p>1.66E+06</text:p>
          </table:table-cell>
          <table:table-cell office:value-type="date" office:date-value="2021-06-03" calcext:value-type="date">
            <text:p>2021-06-03</text:p>
          </table:table-cell>
          <table:table-cell office:value-type="float" office:value="30233" calcext:value-type="float">
            <text:p>30233</text:p>
          </table:table-cell>
          <table:table-cell office:value-type="float" office:value="30156.7" calcext:value-type="float">
            <text:p>30156.7</text:p>
          </table:table-cell>
          <table:table-cell office:value-type="float" office:value="30310.2" calcext:value-type="float">
            <text:p>30310.2</text:p>
          </table:table-cell>
          <table:table-cell office:value-type="date" office:date-value="2021-06-03" calcext:value-type="date">
            <text:p>2021-06-03</text:p>
          </table:table-cell>
          <table:table-cell office:value-type="float" office:value="860.854" calcext:value-type="float">
            <text:p>860.854</text:p>
          </table:table-cell>
          <table:table-cell office:value-type="float" office:value="683.632" calcext:value-type="float">
            <text:p>683.632</text:p>
          </table:table-cell>
          <table:table-cell office:value-type="float" office:value="1054.37" calcext:value-type="float">
            <text:p>1054.37</text:p>
          </table:table-cell>
          <table:table-cell office:value-type="date" office:date-value="2021-06-03" calcext:value-type="date">
            <text:p>2021-06-03</text:p>
          </table:table-cell>
          <table:table-cell office:value-type="float" office:value="7525.56" calcext:value-type="float">
            <text:p>7525.56</text:p>
          </table:table-cell>
          <table:table-cell office:value-type="float" office:value="5186.78" calcext:value-type="float">
            <text:p>5186.78</text:p>
          </table:table-cell>
          <table:table-cell office:value-type="float" office:value="10259.8" calcext:value-type="float">
            <text:p>10259.8</text:p>
          </table:table-cell>
          <table:table-cell office:value-type="date" office:date-value="2021-06-03" calcext:value-type="date">
            <text:p>2021-06-03</text:p>
          </table:table-cell>
          <table:table-cell office:value-type="float" office:value="127.64" calcext:value-type="float">
            <text:p>127.64</text:p>
          </table:table-cell>
          <table:table-cell office:value-type="float" office:value="89.2466" calcext:value-type="float">
            <text:p>89.2466</text:p>
          </table:table-cell>
          <table:table-cell office:value-type="float" office:value="166.859" calcext:value-type="float">
            <text:p>166.859</text:p>
          </table:table-cell>
          <table:table-cell office:value-type="date" office:date-value="2021-06-03" calcext:value-type="date">
            <text:p>2021-06-03</text:p>
          </table:table-cell>
          <table:table-cell office:value-type="float" office:value="-130.687" calcext:value-type="float">
            <text:p>-130.687</text:p>
          </table:table-cell>
          <table:table-cell office:value-type="float" office:value="-297.655" calcext:value-type="float">
            <text:p>-297.655</text:p>
          </table:table-cell>
          <table:table-cell office:value-type="float" office:value="49.1579" calcext:value-type="float">
            <text:p>49.157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655240" calcext:value-type="float">
            <text:p>1.66E+06</text:p>
          </table:table-cell>
          <table:table-cell office:value-type="float" office:value="1649490" calcext:value-type="float">
            <text:p>1.65E+06</text:p>
          </table:table-cell>
          <table:table-cell office:value-type="float" office:value="1661420" calcext:value-type="float">
            <text:p>1.66E+06</text:p>
          </table:table-cell>
          <table:table-cell office:value-type="date" office:date-value="2021-06-04" calcext:value-type="date">
            <text:p>2021-06-04</text:p>
          </table:table-cell>
          <table:table-cell office:value-type="float" office:value="30249.8" calcext:value-type="float">
            <text:p>30249.8</text:p>
          </table:table-cell>
          <table:table-cell office:value-type="float" office:value="30171.8" calcext:value-type="float">
            <text:p>30171.8</text:p>
          </table:table-cell>
          <table:table-cell office:value-type="float" office:value="30328.7" calcext:value-type="float">
            <text:p>30328.7</text:p>
          </table:table-cell>
          <table:table-cell office:value-type="date" office:date-value="2021-06-04" calcext:value-type="date">
            <text:p>2021-06-04</text:p>
          </table:table-cell>
          <table:table-cell office:value-type="float" office:value="844.343" calcext:value-type="float">
            <text:p>844.343</text:p>
          </table:table-cell>
          <table:table-cell office:value-type="float" office:value="668.316" calcext:value-type="float">
            <text:p>668.316</text:p>
          </table:table-cell>
          <table:table-cell office:value-type="float" office:value="1039.97" calcext:value-type="float">
            <text:p>1039.97</text:p>
          </table:table-cell>
          <table:table-cell office:value-type="date" office:date-value="2021-06-04" calcext:value-type="date">
            <text:p>2021-06-04</text:p>
          </table:table-cell>
          <table:table-cell office:value-type="float" office:value="7418.96" calcext:value-type="float">
            <text:p>7418.96</text:p>
          </table:table-cell>
          <table:table-cell office:value-type="float" office:value="5077.57" calcext:value-type="float">
            <text:p>5077.57</text:p>
          </table:table-cell>
          <table:table-cell office:value-type="float" office:value="10226.7" calcext:value-type="float">
            <text:p>10226.7</text:p>
          </table:table-cell>
          <table:table-cell office:value-type="date" office:date-value="2021-06-04" calcext:value-type="date">
            <text:p>2021-06-04</text:p>
          </table:table-cell>
          <table:table-cell office:value-type="float" office:value="124.963" calcext:value-type="float">
            <text:p>124.963</text:p>
          </table:table-cell>
          <table:table-cell office:value-type="float" office:value="87.1969" calcext:value-type="float">
            <text:p>87.1969</text:p>
          </table:table-cell>
          <table:table-cell office:value-type="float" office:value="163.772" calcext:value-type="float">
            <text:p>163.772</text:p>
          </table:table-cell>
          <table:table-cell office:value-type="date" office:date-value="2021-06-04" calcext:value-type="date">
            <text:p>2021-06-04</text:p>
          </table:table-cell>
          <table:table-cell office:value-type="float" office:value="-126.646" calcext:value-type="float">
            <text:p>-126.646</text:p>
          </table:table-cell>
          <table:table-cell office:value-type="float" office:value="-291.344" calcext:value-type="float">
            <text:p>-291.344</text:p>
          </table:table-cell>
          <table:table-cell office:value-type="float" office:value="53.0367" calcext:value-type="float">
            <text:p>53.0367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656240" calcext:value-type="float">
            <text:p>1.66E+06</text:p>
          </table:table-cell>
          <table:table-cell office:value-type="float" office:value="1650270" calcext:value-type="float">
            <text:p>1.65E+06</text:p>
          </table:table-cell>
          <table:table-cell office:value-type="float" office:value="1662730" calcext:value-type="float">
            <text:p>1.66E+06</text:p>
          </table:table-cell>
          <table:table-cell office:value-type="date" office:date-value="2021-06-05" calcext:value-type="date">
            <text:p>2021-06-05</text:p>
          </table:table-cell>
          <table:table-cell office:value-type="float" office:value="30266.2" calcext:value-type="float">
            <text:p>30266.2</text:p>
          </table:table-cell>
          <table:table-cell office:value-type="float" office:value="30186.7" calcext:value-type="float">
            <text:p>30186.7</text:p>
          </table:table-cell>
          <table:table-cell office:value-type="float" office:value="30346.9" calcext:value-type="float">
            <text:p>30346.9</text:p>
          </table:table-cell>
          <table:table-cell office:value-type="date" office:date-value="2021-06-05" calcext:value-type="date">
            <text:p>2021-06-05</text:p>
          </table:table-cell>
          <table:table-cell office:value-type="float" office:value="828.293" calcext:value-type="float">
            <text:p>828.293</text:p>
          </table:table-cell>
          <table:table-cell office:value-type="float" office:value="653.379" calcext:value-type="float">
            <text:p>653.379</text:p>
          </table:table-cell>
          <table:table-cell office:value-type="float" office:value="1026.49" calcext:value-type="float">
            <text:p>1026.49</text:p>
          </table:table-cell>
          <table:table-cell office:value-type="date" office:date-value="2021-06-05" calcext:value-type="date">
            <text:p>2021-06-05</text:p>
          </table:table-cell>
          <table:table-cell office:value-type="float" office:value="7312.06" calcext:value-type="float">
            <text:p>7312.06</text:p>
          </table:table-cell>
          <table:table-cell office:value-type="float" office:value="4965.49" calcext:value-type="float">
            <text:p>4965.49</text:p>
          </table:table-cell>
          <table:table-cell office:value-type="float" office:value="10201.7" calcext:value-type="float">
            <text:p>10201.7</text:p>
          </table:table-cell>
          <table:table-cell office:value-type="date" office:date-value="2021-06-05" calcext:value-type="date">
            <text:p>2021-06-05</text:p>
          </table:table-cell>
          <table:table-cell office:value-type="float" office:value="122.376" calcext:value-type="float">
            <text:p>122.376</text:p>
          </table:table-cell>
          <table:table-cell office:value-type="float" office:value="85.2203" calcext:value-type="float">
            <text:p>85.2203</text:p>
          </table:table-cell>
          <table:table-cell office:value-type="float" office:value="160.833" calcext:value-type="float">
            <text:p>160.833</text:p>
          </table:table-cell>
          <table:table-cell office:value-type="date" office:date-value="2021-06-05" calcext:value-type="date">
            <text:p>2021-06-05</text:p>
          </table:table-cell>
          <table:table-cell office:value-type="float" office:value="-122.851" calcext:value-type="float">
            <text:p>-122.851</text:p>
          </table:table-cell>
          <table:table-cell office:value-type="float" office:value="-285.251" calcext:value-type="float">
            <text:p>-285.251</text:p>
          </table:table-cell>
          <table:table-cell office:value-type="float" office:value="56.7792" calcext:value-type="float">
            <text:p>56.7792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657220" calcext:value-type="float">
            <text:p>1.66E+06</text:p>
          </table:table-cell>
          <table:table-cell office:value-type="float" office:value="1651020" calcext:value-type="float">
            <text:p>1.65E+06</text:p>
          </table:table-cell>
          <table:table-cell office:value-type="float" office:value="1664040" calcext:value-type="float">
            <text:p>1.66E+06</text:p>
          </table:table-cell>
          <table:table-cell office:value-type="date" office:date-value="2021-06-06" calcext:value-type="date">
            <text:p>2021-06-06</text:p>
          </table:table-cell>
          <table:table-cell office:value-type="float" office:value="30282.3" calcext:value-type="float">
            <text:p>30282.3</text:p>
          </table:table-cell>
          <table:table-cell office:value-type="float" office:value="30201.3" calcext:value-type="float">
            <text:p>30201.3</text:p>
          </table:table-cell>
          <table:table-cell office:value-type="float" office:value="30364.8" calcext:value-type="float">
            <text:p>30364.8</text:p>
          </table:table-cell>
          <table:table-cell office:value-type="date" office:date-value="2021-06-06" calcext:value-type="date">
            <text:p>2021-06-06</text:p>
          </table:table-cell>
          <table:table-cell office:value-type="float" office:value="812.685" calcext:value-type="float">
            <text:p>812.685</text:p>
          </table:table-cell>
          <table:table-cell office:value-type="float" office:value="638.773" calcext:value-type="float">
            <text:p>638.773</text:p>
          </table:table-cell>
          <table:table-cell office:value-type="float" office:value="1013.93" calcext:value-type="float">
            <text:p>1013.93</text:p>
          </table:table-cell>
          <table:table-cell office:value-type="date" office:date-value="2021-06-06" calcext:value-type="date">
            <text:p>2021-06-06</text:p>
          </table:table-cell>
          <table:table-cell office:value-type="float" office:value="7205.31" calcext:value-type="float">
            <text:p>7205.31</text:p>
          </table:table-cell>
          <table:table-cell office:value-type="float" office:value="4851.24" calcext:value-type="float">
            <text:p>4851.24</text:p>
          </table:table-cell>
          <table:table-cell office:value-type="float" office:value="10185.9" calcext:value-type="float">
            <text:p>10185.9</text:p>
          </table:table-cell>
          <table:table-cell office:value-type="date" office:date-value="2021-06-06" calcext:value-type="date">
            <text:p>2021-06-06</text:p>
          </table:table-cell>
          <table:table-cell office:value-type="float" office:value="119.876" calcext:value-type="float">
            <text:p>119.876</text:p>
          </table:table-cell>
          <table:table-cell office:value-type="float" office:value="83.3095" calcext:value-type="float">
            <text:p>83.3095</text:p>
          </table:table-cell>
          <table:table-cell office:value-type="float" office:value="158.041" calcext:value-type="float">
            <text:p>158.041</text:p>
          </table:table-cell>
          <table:table-cell office:value-type="date" office:date-value="2021-06-06" calcext:value-type="date">
            <text:p>2021-06-06</text:p>
          </table:table-cell>
          <table:table-cell office:value-type="float" office:value="-119.265" calcext:value-type="float">
            <text:p>-119.265</text:p>
          </table:table-cell>
          <table:table-cell office:value-type="float" office:value="-279.356" calcext:value-type="float">
            <text:p>-279.356</text:p>
          </table:table-cell>
          <table:table-cell office:value-type="float" office:value="60.4334" calcext:value-type="float">
            <text:p>60.4334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658190" calcext:value-type="float">
            <text:p>1.66E+06</text:p>
          </table:table-cell>
          <table:table-cell office:value-type="float" office:value="1651760" calcext:value-type="float">
            <text:p>1.65E+06</text:p>
          </table:table-cell>
          <table:table-cell office:value-type="float" office:value="1665360" calcext:value-type="float">
            <text:p>1.67E+06</text:p>
          </table:table-cell>
          <table:table-cell office:value-type="date" office:date-value="2021-06-07" calcext:value-type="date">
            <text:p>2021-06-07</text:p>
          </table:table-cell>
          <table:table-cell office:value-type="float" office:value="30298.1" calcext:value-type="float">
            <text:p>30298.1</text:p>
          </table:table-cell>
          <table:table-cell office:value-type="float" office:value="30215.6" calcext:value-type="float">
            <text:p>30215.6</text:p>
          </table:table-cell>
          <table:table-cell office:value-type="float" office:value="30382.4" calcext:value-type="float">
            <text:p>30382.4</text:p>
          </table:table-cell>
          <table:table-cell office:value-type="date" office:date-value="2021-06-07" calcext:value-type="date">
            <text:p>2021-06-07</text:p>
          </table:table-cell>
          <table:table-cell office:value-type="float" office:value="797.506" calcext:value-type="float">
            <text:p>797.506</text:p>
          </table:table-cell>
          <table:table-cell office:value-type="float" office:value="624.456" calcext:value-type="float">
            <text:p>624.456</text:p>
          </table:table-cell>
          <table:table-cell office:value-type="float" office:value="1002.31" calcext:value-type="float">
            <text:p>1002.31</text:p>
          </table:table-cell>
          <table:table-cell office:value-type="date" office:date-value="2021-06-07" calcext:value-type="date">
            <text:p>2021-06-07</text:p>
          </table:table-cell>
          <table:table-cell office:value-type="float" office:value="7099.18" calcext:value-type="float">
            <text:p>7099.18</text:p>
          </table:table-cell>
          <table:table-cell office:value-type="float" office:value="4735.61" calcext:value-type="float">
            <text:p>4735.61</text:p>
          </table:table-cell>
          <table:table-cell office:value-type="float" office:value="10180.4" calcext:value-type="float">
            <text:p>10180.4</text:p>
          </table:table-cell>
          <table:table-cell office:value-type="date" office:date-value="2021-06-07" calcext:value-type="date">
            <text:p>2021-06-07</text:p>
          </table:table-cell>
          <table:table-cell office:value-type="float" office:value="117.458" calcext:value-type="float">
            <text:p>117.458</text:p>
          </table:table-cell>
          <table:table-cell office:value-type="float" office:value="81.4576" calcext:value-type="float">
            <text:p>81.4576</text:p>
          </table:table-cell>
          <table:table-cell office:value-type="float" office:value="155.398" calcext:value-type="float">
            <text:p>155.398</text:p>
          </table:table-cell>
          <table:table-cell office:value-type="date" office:date-value="2021-06-07" calcext:value-type="date">
            <text:p>2021-06-07</text:p>
          </table:table-cell>
          <table:table-cell office:value-type="float" office:value="-115.855" calcext:value-type="float">
            <text:p>-115.855</text:p>
          </table:table-cell>
          <table:table-cell office:value-type="float" office:value="-273.637" calcext:value-type="float">
            <text:p>-273.637</text:p>
          </table:table-cell>
          <table:table-cell office:value-type="float" office:value="64.0398" calcext:value-type="float">
            <text:p>64.0398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659150" calcext:value-type="float">
            <text:p>1.66E+06</text:p>
          </table:table-cell>
          <table:table-cell office:value-type="float" office:value="1652480" calcext:value-type="float">
            <text:p>1.65E+06</text:p>
          </table:table-cell>
          <table:table-cell office:value-type="float" office:value="1666670" calcext:value-type="float">
            <text:p>1.67E+06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30313.6" calcext:value-type="float">
            <text:p>30313.6</text:p>
          </table:table-cell>
          <table:table-cell office:value-type="float" office:value="30229.6" calcext:value-type="float">
            <text:p>30229.6</text:p>
          </table:table-cell>
          <table:table-cell office:value-type="float" office:value="30399.7" calcext:value-type="float">
            <text:p>30399.7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782.742" calcext:value-type="float">
            <text:p>782.742</text:p>
          </table:table-cell>
          <table:table-cell office:value-type="float" office:value="610.397" calcext:value-type="float">
            <text:p>610.397</text:p>
          </table:table-cell>
          <table:table-cell office:value-type="float" office:value="991.671" calcext:value-type="float">
            <text:p>991.671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6994.14" calcext:value-type="float">
            <text:p>6994.14</text:p>
          </table:table-cell>
          <table:table-cell office:value-type="float" office:value="4619.43" calcext:value-type="float">
            <text:p>4619.43</text:p>
          </table:table-cell>
          <table:table-cell office:value-type="float" office:value="10185.9" calcext:value-type="float">
            <text:p>10185.9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15.118" calcext:value-type="float">
            <text:p>115.118</text:p>
          </table:table-cell>
          <table:table-cell office:value-type="float" office:value="79.6583" calcext:value-type="float">
            <text:p>79.6583</text:p>
          </table:table-cell>
          <table:table-cell office:value-type="float" office:value="152.905" calcext:value-type="float">
            <text:p>152.905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-112.595" calcext:value-type="float">
            <text:p>-112.595</text:p>
          </table:table-cell>
          <table:table-cell office:value-type="float" office:value="-268.078" calcext:value-type="float">
            <text:p>-268.078</text:p>
          </table:table-cell>
          <table:table-cell office:value-type="float" office:value="67.633" calcext:value-type="float">
            <text:p>67.633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660090" calcext:value-type="float">
            <text:p>1.66E+06</text:p>
          </table:table-cell>
          <table:table-cell office:value-type="float" office:value="1653180" calcext:value-type="float">
            <text:p>1.65E+06</text:p>
          </table:table-cell>
          <table:table-cell office:value-type="float" office:value="1667990" calcext:value-type="float">
            <text:p>1.67E+06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30328.8" calcext:value-type="float">
            <text:p>30328.8</text:p>
          </table:table-cell>
          <table:table-cell office:value-type="float" office:value="30243.4" calcext:value-type="float">
            <text:p>30243.4</text:p>
          </table:table-cell>
          <table:table-cell office:value-type="float" office:value="30416.8" calcext:value-type="float">
            <text:p>30416.8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768.383" calcext:value-type="float">
            <text:p>768.383</text:p>
          </table:table-cell>
          <table:table-cell office:value-type="float" office:value="596.57" calcext:value-type="float">
            <text:p>596.57</text:p>
          </table:table-cell>
          <table:table-cell office:value-type="float" office:value="982.02" calcext:value-type="float">
            <text:p>982.02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6890.59" calcext:value-type="float">
            <text:p>6890.59</text:p>
          </table:table-cell>
          <table:table-cell office:value-type="float" office:value="4503.52" calcext:value-type="float">
            <text:p>4503.52</text:p>
          </table:table-cell>
          <table:table-cell office:value-type="float" office:value="10202.7" calcext:value-type="float">
            <text:p>10202.7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112.851" calcext:value-type="float">
            <text:p>112.851</text:p>
          </table:table-cell>
          <table:table-cell office:value-type="float" office:value="77.906" calcext:value-type="float">
            <text:p>77.906</text:p>
          </table:table-cell>
          <table:table-cell office:value-type="float" office:value="150.562" calcext:value-type="float">
            <text:p>150.562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-109.461" calcext:value-type="float">
            <text:p>-109.461</text:p>
          </table:table-cell>
          <table:table-cell office:value-type="float" office:value="-262.667" calcext:value-type="float">
            <text:p>-262.667</text:p>
          </table:table-cell>
          <table:table-cell office:value-type="float" office:value="71.2448" calcext:value-type="float">
            <text:p>71.2448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661010" calcext:value-type="float">
            <text:p>1.66E+06</text:p>
          </table:table-cell>
          <table:table-cell office:value-type="float" office:value="1653870" calcext:value-type="float">
            <text:p>1.65E+06</text:p>
          </table:table-cell>
          <table:table-cell office:value-type="float" office:value="1669310" calcext:value-type="float">
            <text:p>1.67E+06</text:p>
          </table:table-cell>
          <table:table-cell office:value-type="date" office:date-value="2021-06-10" calcext:value-type="date">
            <text:p>2021-06-10</text:p>
          </table:table-cell>
          <table:table-cell office:value-type="float" office:value="30343.7" calcext:value-type="float">
            <text:p>30343.7</text:p>
          </table:table-cell>
          <table:table-cell office:value-type="float" office:value="30256.9" calcext:value-type="float">
            <text:p>30256.9</text:p>
          </table:table-cell>
          <table:table-cell office:value-type="float" office:value="30433.6" calcext:value-type="float">
            <text:p>30433.6</text:p>
          </table:table-cell>
          <table:table-cell office:value-type="date" office:date-value="2021-06-10" calcext:value-type="date">
            <text:p>2021-06-10</text:p>
          </table:table-cell>
          <table:table-cell office:value-type="float" office:value="754.417" calcext:value-type="float">
            <text:p>754.417</text:p>
          </table:table-cell>
          <table:table-cell office:value-type="float" office:value="582.954" calcext:value-type="float">
            <text:p>582.954</text:p>
          </table:table-cell>
          <table:table-cell office:value-type="float" office:value="973.384" calcext:value-type="float">
            <text:p>973.384</text:p>
          </table:table-cell>
          <table:table-cell office:value-type="date" office:date-value="2021-06-10" calcext:value-type="date">
            <text:p>2021-06-10</text:p>
          </table:table-cell>
          <table:table-cell office:value-type="float" office:value="6788.86" calcext:value-type="float">
            <text:p>6788.86</text:p>
          </table:table-cell>
          <table:table-cell office:value-type="float" office:value="4388.59" calcext:value-type="float">
            <text:p>4388.59</text:p>
          </table:table-cell>
          <table:table-cell office:value-type="float" office:value="10230.9" calcext:value-type="float">
            <text:p>10230.9</text:p>
          </table:table-cell>
          <table:table-cell office:value-type="date" office:date-value="2021-06-10" calcext:value-type="date">
            <text:p>2021-06-10</text:p>
          </table:table-cell>
          <table:table-cell office:value-type="float" office:value="110.656" calcext:value-type="float">
            <text:p>110.656</text:p>
          </table:table-cell>
          <table:table-cell office:value-type="float" office:value="76.1957" calcext:value-type="float">
            <text:p>76.1957</text:p>
          </table:table-cell>
          <table:table-cell office:value-type="float" office:value="148.372" calcext:value-type="float">
            <text:p>148.372</text:p>
          </table:table-cell>
          <table:table-cell office:value-type="date" office:date-value="2021-06-10" calcext:value-type="date">
            <text:p>2021-06-10</text:p>
          </table:table-cell>
          <table:table-cell office:value-type="float" office:value="-106.436" calcext:value-type="float">
            <text:p>-106.436</text:p>
          </table:table-cell>
          <table:table-cell office:value-type="float" office:value="-257.397" calcext:value-type="float">
            <text:p>-257.397</text:p>
          </table:table-cell>
          <table:table-cell office:value-type="float" office:value="74.9017" calcext:value-type="float">
            <text:p>74.901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661930" calcext:value-type="float">
            <text:p>1.66E+06</text:p>
          </table:table-cell>
          <table:table-cell office:value-type="float" office:value="1654530" calcext:value-type="float">
            <text:p>1.65E+06</text:p>
          </table:table-cell>
          <table:table-cell office:value-type="float" office:value="1670650" calcext:value-type="float">
            <text:p>1.67E+06</text:p>
          </table:table-cell>
          <table:table-cell office:value-type="date" office:date-value="2021-06-11" calcext:value-type="date">
            <text:p>2021-06-11</text:p>
          </table:table-cell>
          <table:table-cell office:value-type="float" office:value="30358.3" calcext:value-type="float">
            <text:p>30358.3</text:p>
          </table:table-cell>
          <table:table-cell office:value-type="float" office:value="30270.1" calcext:value-type="float">
            <text:p>30270.1</text:p>
          </table:table-cell>
          <table:table-cell office:value-type="float" office:value="30450.2" calcext:value-type="float">
            <text:p>30450.2</text:p>
          </table:table-cell>
          <table:table-cell office:value-type="date" office:date-value="2021-06-11" calcext:value-type="date">
            <text:p>2021-06-11</text:p>
          </table:table-cell>
          <table:table-cell office:value-type="float" office:value="740.836" calcext:value-type="float">
            <text:p>740.836</text:p>
          </table:table-cell>
          <table:table-cell office:value-type="float" office:value="569.533" calcext:value-type="float">
            <text:p>569.533</text:p>
          </table:table-cell>
          <table:table-cell office:value-type="float" office:value="965.783" calcext:value-type="float">
            <text:p>965.783</text:p>
          </table:table-cell>
          <table:table-cell office:value-type="date" office:date-value="2021-06-11" calcext:value-type="date">
            <text:p>2021-06-11</text:p>
          </table:table-cell>
          <table:table-cell office:value-type="float" office:value="6689.23" calcext:value-type="float">
            <text:p>6689.23</text:p>
          </table:table-cell>
          <table:table-cell office:value-type="float" office:value="4275.21" calcext:value-type="float">
            <text:p>4275.21</text:p>
          </table:table-cell>
          <table:table-cell office:value-type="float" office:value="10270.3" calcext:value-type="float">
            <text:p>10270.3</text:p>
          </table:table-cell>
          <table:table-cell office:value-type="date" office:date-value="2021-06-11" calcext:value-type="date">
            <text:p>2021-06-11</text:p>
          </table:table-cell>
          <table:table-cell office:value-type="float" office:value="108.529" calcext:value-type="float">
            <text:p>108.529</text:p>
          </table:table-cell>
          <table:table-cell office:value-type="float" office:value="74.5229" calcext:value-type="float">
            <text:p>74.5229</text:p>
          </table:table-cell>
          <table:table-cell office:value-type="float" office:value="146.336" calcext:value-type="float">
            <text:p>146.336</text:p>
          </table:table-cell>
          <table:table-cell office:value-type="date" office:date-value="2021-06-11" calcext:value-type="date">
            <text:p>2021-06-11</text:p>
          </table:table-cell>
          <table:table-cell office:value-type="float" office:value="-103.507" calcext:value-type="float">
            <text:p>-103.507</text:p>
          </table:table-cell>
          <table:table-cell office:value-type="float" office:value="-252.266" calcext:value-type="float">
            <text:p>-252.266</text:p>
          </table:table-cell>
          <table:table-cell office:value-type="float" office:value="78.6225" calcext:value-type="float">
            <text:p>78.6225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662830" calcext:value-type="float">
            <text:p>1.66E+06</text:p>
          </table:table-cell>
          <table:table-cell office:value-type="float" office:value="1655180" calcext:value-type="float">
            <text:p>1.66E+06</text:p>
          </table:table-cell>
          <table:table-cell office:value-type="float" office:value="1671990" calcext:value-type="float">
            <text:p>1.67E+06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0372.7" calcext:value-type="float">
            <text:p>30372.7</text:p>
          </table:table-cell>
          <table:table-cell office:value-type="float" office:value="30283" calcext:value-type="float">
            <text:p>30283</text:p>
          </table:table-cell>
          <table:table-cell office:value-type="float" office:value="30466.6" calcext:value-type="float">
            <text:p>30466.6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727.63" calcext:value-type="float">
            <text:p>727.63</text:p>
          </table:table-cell>
          <table:table-cell office:value-type="float" office:value="556.299" calcext:value-type="float">
            <text:p>556.299</text:p>
          </table:table-cell>
          <table:table-cell office:value-type="float" office:value="959.223" calcext:value-type="float">
            <text:p>959.223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6591.91" calcext:value-type="float">
            <text:p>6591.91</text:p>
          </table:table-cell>
          <table:table-cell office:value-type="float" office:value="4163.84" calcext:value-type="float">
            <text:p>4163.84</text:p>
          </table:table-cell>
          <table:table-cell office:value-type="float" office:value="10320.8" calcext:value-type="float">
            <text:p>10320.8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106.467" calcext:value-type="float">
            <text:p>106.467</text:p>
          </table:table-cell>
          <table:table-cell office:value-type="float" office:value="72.884" calcext:value-type="float">
            <text:p>72.884</text:p>
          </table:table-cell>
          <table:table-cell office:value-type="float" office:value="144.456" calcext:value-type="float">
            <text:p>144.456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-100.663" calcext:value-type="float">
            <text:p>-100.663</text:p>
          </table:table-cell>
          <table:table-cell office:value-type="float" office:value="-247.276" calcext:value-type="float">
            <text:p>-247.276</text:p>
          </table:table-cell>
          <table:table-cell office:value-type="float" office:value="82.4164" calcext:value-type="float">
            <text:p>82.4164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663720" calcext:value-type="float">
            <text:p>1.66E+06</text:p>
          </table:table-cell>
          <table:table-cell office:value-type="float" office:value="1655810" calcext:value-type="float">
            <text:p>1.66E+06</text:p>
          </table:table-cell>
          <table:table-cell office:value-type="float" office:value="1673340" calcext:value-type="float">
            <text:p>1.67E+06</text:p>
          </table:table-cell>
          <table:table-cell office:value-type="date" office:date-value="2021-06-13" calcext:value-type="date">
            <text:p>2021-06-13</text:p>
          </table:table-cell>
          <table:table-cell office:value-type="float" office:value="30386.8" calcext:value-type="float">
            <text:p>30386.8</text:p>
          </table:table-cell>
          <table:table-cell office:value-type="float" office:value="30295.7" calcext:value-type="float">
            <text:p>30295.7</text:p>
          </table:table-cell>
          <table:table-cell office:value-type="float" office:value="30482.9" calcext:value-type="float">
            <text:p>30482.9</text:p>
          </table:table-cell>
          <table:table-cell office:value-type="date" office:date-value="2021-06-13" calcext:value-type="date">
            <text:p>2021-06-13</text:p>
          </table:table-cell>
          <table:table-cell office:value-type="float" office:value="714.791" calcext:value-type="float">
            <text:p>714.791</text:p>
          </table:table-cell>
          <table:table-cell office:value-type="float" office:value="543.243" calcext:value-type="float">
            <text:p>543.243</text:p>
          </table:table-cell>
          <table:table-cell office:value-type="float" office:value="953.703" calcext:value-type="float">
            <text:p>953.703</text:p>
          </table:table-cell>
          <table:table-cell office:value-type="date" office:date-value="2021-06-13" calcext:value-type="date">
            <text:p>2021-06-13</text:p>
          </table:table-cell>
          <table:table-cell office:value-type="float" office:value="6497.04" calcext:value-type="float">
            <text:p>6497.04</text:p>
          </table:table-cell>
          <table:table-cell office:value-type="float" office:value="4054.75" calcext:value-type="float">
            <text:p>4054.75</text:p>
          </table:table-cell>
          <table:table-cell office:value-type="float" office:value="10382.4" calcext:value-type="float">
            <text:p>10382.4</text:p>
          </table:table-cell>
          <table:table-cell office:value-type="date" office:date-value="2021-06-13" calcext:value-type="date">
            <text:p>2021-06-13</text:p>
          </table:table-cell>
          <table:table-cell office:value-type="float" office:value="104.469" calcext:value-type="float">
            <text:p>104.469</text:p>
          </table:table-cell>
          <table:table-cell office:value-type="float" office:value="71.2757" calcext:value-type="float">
            <text:p>71.2757</text:p>
          </table:table-cell>
          <table:table-cell office:value-type="float" office:value="142.734" calcext:value-type="float">
            <text:p>142.734</text:p>
          </table:table-cell>
          <table:table-cell office:value-type="date" office:date-value="2021-06-13" calcext:value-type="date">
            <text:p>2021-06-13</text:p>
          </table:table-cell>
          <table:table-cell office:value-type="float" office:value="-97.8945" calcext:value-type="float">
            <text:p>-97.8945</text:p>
          </table:table-cell>
          <table:table-cell office:value-type="float" office:value="-242.424" calcext:value-type="float">
            <text:p>-242.424</text:p>
          </table:table-cell>
          <table:table-cell office:value-type="float" office:value="86.2812" calcext:value-type="float">
            <text:p>86.281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664600" calcext:value-type="float">
            <text:p>1.66E+06</text:p>
          </table:table-cell>
          <table:table-cell office:value-type="float" office:value="1656430" calcext:value-type="float">
            <text:p>1.66E+06</text:p>
          </table:table-cell>
          <table:table-cell office:value-type="float" office:value="1674700" calcext:value-type="float">
            <text:p>1.67E+06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30400.6" calcext:value-type="float">
            <text:p>30400.6</text:p>
          </table:table-cell>
          <table:table-cell office:value-type="float" office:value="30308.1" calcext:value-type="float">
            <text:p>30308.1</text:p>
          </table:table-cell>
          <table:table-cell office:value-type="float" office:value="30499" calcext:value-type="float">
            <text:p>30499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702.31" calcext:value-type="float">
            <text:p>702.31</text:p>
          </table:table-cell>
          <table:table-cell office:value-type="float" office:value="530.362" calcext:value-type="float">
            <text:p>530.362</text:p>
          </table:table-cell>
          <table:table-cell office:value-type="float" office:value="949.211" calcext:value-type="float">
            <text:p>949.211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6404.74" calcext:value-type="float">
            <text:p>6404.74</text:p>
          </table:table-cell>
          <table:table-cell office:value-type="float" office:value="3948.07" calcext:value-type="float">
            <text:p>3948.07</text:p>
          </table:table-cell>
          <table:table-cell office:value-type="float" office:value="10455.3" calcext:value-type="float">
            <text:p>10455.3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02.531" calcext:value-type="float">
            <text:p>102.531</text:p>
          </table:table-cell>
          <table:table-cell office:value-type="float" office:value="69.6951" calcext:value-type="float">
            <text:p>69.6951</text:p>
          </table:table-cell>
          <table:table-cell office:value-type="float" office:value="141.171" calcext:value-type="float">
            <text:p>141.171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-95.1955" calcext:value-type="float">
            <text:p>-95.1955</text:p>
          </table:table-cell>
          <table:table-cell office:value-type="float" office:value="-237.711" calcext:value-type="float">
            <text:p>-237.711</text:p>
          </table:table-cell>
          <table:table-cell office:value-type="float" office:value="90.2031" calcext:value-type="float">
            <text:p>90.2031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665460" calcext:value-type="float">
            <text:p>1.67E+06</text:p>
          </table:table-cell>
          <table:table-cell office:value-type="float" office:value="1657030" calcext:value-type="float">
            <text:p>1.66E+06</text:p>
          </table:table-cell>
          <table:table-cell office:value-type="float" office:value="1676080" calcext:value-type="float">
            <text:p>1.68E+06</text:p>
          </table:table-cell>
          <table:table-cell office:value-type="date" office:date-value="2021-06-15" calcext:value-type="date">
            <text:p>2021-06-15</text:p>
          </table:table-cell>
          <table:table-cell office:value-type="float" office:value="30414.2" calcext:value-type="float">
            <text:p>30414.2</text:p>
          </table:table-cell>
          <table:table-cell office:value-type="float" office:value="30320.2" calcext:value-type="float">
            <text:p>30320.2</text:p>
          </table:table-cell>
          <table:table-cell office:value-type="float" office:value="30514.9" calcext:value-type="float">
            <text:p>30514.9</text:p>
          </table:table-cell>
          <table:table-cell office:value-type="date" office:date-value="2021-06-15" calcext:value-type="date">
            <text:p>2021-06-15</text:p>
          </table:table-cell>
          <table:table-cell office:value-type="float" office:value="690.182" calcext:value-type="float">
            <text:p>690.182</text:p>
          </table:table-cell>
          <table:table-cell office:value-type="float" office:value="517.654" calcext:value-type="float">
            <text:p>517.654</text:p>
          </table:table-cell>
          <table:table-cell office:value-type="float" office:value="945.726" calcext:value-type="float">
            <text:p>945.726</text:p>
          </table:table-cell>
          <table:table-cell office:value-type="date" office:date-value="2021-06-15" calcext:value-type="date">
            <text:p>2021-06-15</text:p>
          </table:table-cell>
          <table:table-cell office:value-type="float" office:value="6315.05" calcext:value-type="float">
            <text:p>6315.05</text:p>
          </table:table-cell>
          <table:table-cell office:value-type="float" office:value="3843.83" calcext:value-type="float">
            <text:p>3843.83</text:p>
          </table:table-cell>
          <table:table-cell office:value-type="float" office:value="10539.5" calcext:value-type="float">
            <text:p>10539.5</text:p>
          </table:table-cell>
          <table:table-cell office:value-type="date" office:date-value="2021-06-15" calcext:value-type="date">
            <text:p>2021-06-15</text:p>
          </table:table-cell>
          <table:table-cell office:value-type="float" office:value="100.653" calcext:value-type="float">
            <text:p>100.653</text:p>
          </table:table-cell>
          <table:table-cell office:value-type="float" office:value="68.1399" calcext:value-type="float">
            <text:p>68.1399</text:p>
          </table:table-cell>
          <table:table-cell office:value-type="float" office:value="139.77" calcext:value-type="float">
            <text:p>139.77</text:p>
          </table:table-cell>
          <table:table-cell office:value-type="date" office:date-value="2021-06-15" calcext:value-type="date">
            <text:p>2021-06-15</text:p>
          </table:table-cell>
          <table:table-cell office:value-type="float" office:value="-92.5607" calcext:value-type="float">
            <text:p>-92.5607</text:p>
          </table:table-cell>
          <table:table-cell office:value-type="float" office:value="-233.134" calcext:value-type="float">
            <text:p>-233.134</text:p>
          </table:table-cell>
          <table:table-cell office:value-type="float" office:value="94.1608" calcext:value-type="float">
            <text:p>94.1608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666310" calcext:value-type="float">
            <text:p>1.67E+06</text:p>
          </table:table-cell>
          <table:table-cell office:value-type="float" office:value="1657610" calcext:value-type="float">
            <text:p>1.66E+06</text:p>
          </table:table-cell>
          <table:table-cell office:value-type="float" office:value="1677470" calcext:value-type="float">
            <text:p>1.68E+06</text:p>
          </table:table-cell>
          <table:table-cell office:value-type="date" office:date-value="2021-06-16" calcext:value-type="date">
            <text:p>2021-06-16</text:p>
          </table:table-cell>
          <table:table-cell office:value-type="float" office:value="30427.6" calcext:value-type="float">
            <text:p>30427.6</text:p>
          </table:table-cell>
          <table:table-cell office:value-type="float" office:value="30332.1" calcext:value-type="float">
            <text:p>30332.1</text:p>
          </table:table-cell>
          <table:table-cell office:value-type="float" office:value="30530.8" calcext:value-type="float">
            <text:p>30530.8</text:p>
          </table:table-cell>
          <table:table-cell office:value-type="date" office:date-value="2021-06-16" calcext:value-type="date">
            <text:p>2021-06-16</text:p>
          </table:table-cell>
          <table:table-cell office:value-type="float" office:value="678.397" calcext:value-type="float">
            <text:p>678.397</text:p>
          </table:table-cell>
          <table:table-cell office:value-type="float" office:value="505.12" calcext:value-type="float">
            <text:p>505.12</text:p>
          </table:table-cell>
          <table:table-cell office:value-type="float" office:value="943.226" calcext:value-type="float">
            <text:p>943.226</text:p>
          </table:table-cell>
          <table:table-cell office:value-type="date" office:date-value="2021-06-16" calcext:value-type="date">
            <text:p>2021-06-16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3742.04" calcext:value-type="float">
            <text:p>3742.04</text:p>
          </table:table-cell>
          <table:table-cell office:value-type="float" office:value="10634.9" calcext:value-type="float">
            <text:p>10634.9</text:p>
          </table:table-cell>
          <table:table-cell office:value-type="date" office:date-value="2021-06-16" calcext:value-type="date">
            <text:p>2021-06-16</text:p>
          </table:table-cell>
          <table:table-cell office:value-type="float" office:value="98.8321" calcext:value-type="float">
            <text:p>98.8321</text:p>
          </table:table-cell>
          <table:table-cell office:value-type="float" office:value="66.6082" calcext:value-type="float">
            <text:p>66.6082</text:p>
          </table:table-cell>
          <table:table-cell office:value-type="float" office:value="138.531" calcext:value-type="float">
            <text:p>138.531</text:p>
          </table:table-cell>
          <table:table-cell office:value-type="date" office:date-value="2021-06-16" calcext:value-type="date">
            <text:p>2021-06-16</text:p>
          </table:table-cell>
          <table:table-cell office:value-type="float" office:value="-89.9863" calcext:value-type="float">
            <text:p>-89.9863</text:p>
          </table:table-cell>
          <table:table-cell office:value-type="float" office:value="-228.687" calcext:value-type="float">
            <text:p>-228.687</text:p>
          </table:table-cell>
          <table:table-cell office:value-type="float" office:value="98.1315" calcext:value-type="float">
            <text:p>98.1315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667160" calcext:value-type="float">
            <text:p>1.67E+06</text:p>
          </table:table-cell>
          <table:table-cell office:value-type="float" office:value="1658180" calcext:value-type="float">
            <text:p>1.66E+06</text:p>
          </table:table-cell>
          <table:table-cell office:value-type="float" office:value="1678880" calcext:value-type="float">
            <text:p>1.68E+06</text:p>
          </table:table-cell>
          <table:table-cell office:value-type="date" office:date-value="2021-06-17" calcext:value-type="date">
            <text:p>2021-06-17</text:p>
          </table:table-cell>
          <table:table-cell office:value-type="float" office:value="30440.7" calcext:value-type="float">
            <text:p>30440.7</text:p>
          </table:table-cell>
          <table:table-cell office:value-type="float" office:value="30343.7" calcext:value-type="float">
            <text:p>30343.7</text:p>
          </table:table-cell>
          <table:table-cell office:value-type="float" office:value="30546.5" calcext:value-type="float">
            <text:p>30546.5</text:p>
          </table:table-cell>
          <table:table-cell office:value-type="date" office:date-value="2021-06-17" calcext:value-type="date">
            <text:p>2021-06-17</text:p>
          </table:table-cell>
          <table:table-cell office:value-type="float" office:value="666.948" calcext:value-type="float">
            <text:p>666.948</text:p>
          </table:table-cell>
          <table:table-cell office:value-type="float" office:value="492.763" calcext:value-type="float">
            <text:p>492.763</text:p>
          </table:table-cell>
          <table:table-cell office:value-type="float" office:value="941.689" calcext:value-type="float">
            <text:p>941.689</text:p>
          </table:table-cell>
          <table:table-cell office:value-type="date" office:date-value="2021-06-17" calcext:value-type="date">
            <text:p>2021-06-17</text:p>
          </table:table-cell>
          <table:table-cell office:value-type="float" office:value="6143.61" calcext:value-type="float">
            <text:p>6143.61</text:p>
          </table:table-cell>
          <table:table-cell office:value-type="float" office:value="3642.7" calcext:value-type="float">
            <text:p>3642.7</text:p>
          </table:table-cell>
          <table:table-cell office:value-type="float" office:value="10740.7" calcext:value-type="float">
            <text:p>10740.7</text:p>
          </table:table-cell>
          <table:table-cell office:value-type="date" office:date-value="2021-06-17" calcext:value-type="date">
            <text:p>2021-06-17</text:p>
          </table:table-cell>
          <table:table-cell office:value-type="float" office:value="97.0664" calcext:value-type="float">
            <text:p>97.0664</text:p>
          </table:table-cell>
          <table:table-cell office:value-type="float" office:value="65.0985" calcext:value-type="float">
            <text:p>65.0985</text:p>
          </table:table-cell>
          <table:table-cell office:value-type="float" office:value="137.455" calcext:value-type="float">
            <text:p>137.455</text:p>
          </table:table-cell>
          <table:table-cell office:value-type="date" office:date-value="2021-06-17" calcext:value-type="date">
            <text:p>2021-06-17</text:p>
          </table:table-cell>
          <table:table-cell office:value-type="float" office:value="-87.4693" calcext:value-type="float">
            <text:p>-87.4693</text:p>
          </table:table-cell>
          <table:table-cell office:value-type="float" office:value="-224.366" calcext:value-type="float">
            <text:p>-224.366</text:p>
          </table:table-cell>
          <table:table-cell office:value-type="float" office:value="102.093" calcext:value-type="float">
            <text:p>102.093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667990" calcext:value-type="float">
            <text:p>1.67E+06</text:p>
          </table:table-cell>
          <table:table-cell office:value-type="float" office:value="1658730" calcext:value-type="float">
            <text:p>1.66E+06</text:p>
          </table:table-cell>
          <table:table-cell office:value-type="float" office:value="1680310" calcext:value-type="float">
            <text:p>1.68E+06</text:p>
          </table:table-cell>
          <table:table-cell office:value-type="date" office:date-value="2021-06-18" calcext:value-type="date">
            <text:p>2021-06-18</text:p>
          </table:table-cell>
          <table:table-cell office:value-type="float" office:value="30453.7" calcext:value-type="float">
            <text:p>30453.7</text:p>
          </table:table-cell>
          <table:table-cell office:value-type="float" office:value="30355" calcext:value-type="float">
            <text:p>30355</text:p>
          </table:table-cell>
          <table:table-cell office:value-type="float" office:value="30562.2" calcext:value-type="float">
            <text:p>30562.2</text:p>
          </table:table-cell>
          <table:table-cell office:value-type="date" office:date-value="2021-06-18" calcext:value-type="date">
            <text:p>2021-06-18</text:p>
          </table:table-cell>
          <table:table-cell office:value-type="float" office:value="655.828" calcext:value-type="float">
            <text:p>655.828</text:p>
          </table:table-cell>
          <table:table-cell office:value-type="float" office:value="480.587" calcext:value-type="float">
            <text:p>480.587</text:p>
          </table:table-cell>
          <table:table-cell office:value-type="float" office:value="941.1" calcext:value-type="float">
            <text:p>941.1</text:p>
          </table:table-cell>
          <table:table-cell office:value-type="date" office:date-value="2021-06-18" calcext:value-type="date">
            <text:p>2021-06-18</text:p>
          </table:table-cell>
          <table:table-cell office:value-type="float" office:value="6061.84" calcext:value-type="float">
            <text:p>6061.84</text:p>
          </table:table-cell>
          <table:table-cell office:value-type="float" office:value="3545.77" calcext:value-type="float">
            <text:p>3545.77</text:p>
          </table:table-cell>
          <table:table-cell office:value-type="float" office:value="10855.6" calcext:value-type="float">
            <text:p>10855.6</text:p>
          </table:table-cell>
          <table:table-cell office:value-type="date" office:date-value="2021-06-18" calcext:value-type="date">
            <text:p>2021-06-18</text:p>
          </table:table-cell>
          <table:table-cell office:value-type="float" office:value="95.3545" calcext:value-type="float">
            <text:p>95.3545</text:p>
          </table:table-cell>
          <table:table-cell office:value-type="float" office:value="63.6096" calcext:value-type="float">
            <text:p>63.6096</text:p>
          </table:table-cell>
          <table:table-cell office:value-type="float" office:value="136.542" calcext:value-type="float">
            <text:p>136.542</text:p>
          </table:table-cell>
          <table:table-cell office:value-type="date" office:date-value="2021-06-18" calcext:value-type="date">
            <text:p>2021-06-18</text:p>
          </table:table-cell>
          <table:table-cell office:value-type="float" office:value="-85.0074" calcext:value-type="float">
            <text:p>-85.0074</text:p>
          </table:table-cell>
          <table:table-cell office:value-type="float" office:value="-220.164" calcext:value-type="float">
            <text:p>-220.164</text:p>
          </table:table-cell>
          <table:table-cell office:value-type="float" office:value="106.025" calcext:value-type="float">
            <text:p>106.025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668810" calcext:value-type="float">
            <text:p>1.67E+06</text:p>
          </table:table-cell>
          <table:table-cell office:value-type="float" office:value="1659270" calcext:value-type="float">
            <text:p>1.66E+06</text:p>
          </table:table-cell>
          <table:table-cell office:value-type="float" office:value="1681760" calcext:value-type="float">
            <text:p>1.68E+06</text:p>
          </table:table-cell>
          <table:table-cell office:value-type="date" office:date-value="2021-06-19" calcext:value-type="date">
            <text:p>2021-06-19</text:p>
          </table:table-cell>
          <table:table-cell office:value-type="float" office:value="30466.4" calcext:value-type="float">
            <text:p>30466.4</text:p>
          </table:table-cell>
          <table:table-cell office:value-type="float" office:value="30366" calcext:value-type="float">
            <text:p>30366</text:p>
          </table:table-cell>
          <table:table-cell office:value-type="float" office:value="30577.9" calcext:value-type="float">
            <text:p>30577.9</text:p>
          </table:table-cell>
          <table:table-cell office:value-type="date" office:date-value="2021-06-19" calcext:value-type="date">
            <text:p>2021-06-19</text:p>
          </table:table-cell>
          <table:table-cell office:value-type="float" office:value="645.03" calcext:value-type="float">
            <text:p>645.03</text:p>
          </table:table-cell>
          <table:table-cell office:value-type="float" office:value="468.598" calcext:value-type="float">
            <text:p>468.598</text:p>
          </table:table-cell>
          <table:table-cell office:value-type="float" office:value="941.444" calcext:value-type="float">
            <text:p>941.444</text:p>
          </table:table-cell>
          <table:table-cell office:value-type="date" office:date-value="2021-06-19" calcext:value-type="date">
            <text:p>2021-06-19</text:p>
          </table:table-cell>
          <table:table-cell office:value-type="float" office:value="5982.65" calcext:value-type="float">
            <text:p>5982.65</text:p>
          </table:table-cell>
          <table:table-cell office:value-type="float" office:value="3451.24" calcext:value-type="float">
            <text:p>3451.24</text:p>
          </table:table-cell>
          <table:table-cell office:value-type="float" office:value="10977.9" calcext:value-type="float">
            <text:p>10977.9</text:p>
          </table:table-cell>
          <table:table-cell office:value-type="date" office:date-value="2021-06-19" calcext:value-type="date">
            <text:p>2021-06-19</text:p>
          </table:table-cell>
          <table:table-cell office:value-type="float" office:value="93.6947" calcext:value-type="float">
            <text:p>93.6947</text:p>
          </table:table-cell>
          <table:table-cell office:value-type="float" office:value="62.1409" calcext:value-type="float">
            <text:p>62.1409</text:p>
          </table:table-cell>
          <table:table-cell office:value-type="float" office:value="135.789" calcext:value-type="float">
            <text:p>135.789</text:p>
          </table:table-cell>
          <table:table-cell office:value-type="date" office:date-value="2021-06-19" calcext:value-type="date">
            <text:p>2021-06-19</text:p>
          </table:table-cell>
          <table:table-cell office:value-type="float" office:value="-82.5992" calcext:value-type="float">
            <text:p>-82.5992</text:p>
          </table:table-cell>
          <table:table-cell office:value-type="float" office:value="-216.079" calcext:value-type="float">
            <text:p>-216.079</text:p>
          </table:table-cell>
          <table:table-cell office:value-type="float" office:value="109.912" calcext:value-type="float">
            <text:p>109.912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1669620" calcext:value-type="float">
            <text:p>1.67E+06</text:p>
          </table:table-cell>
          <table:table-cell office:value-type="float" office:value="1659790" calcext:value-type="float">
            <text:p>1.66E+06</text:p>
          </table:table-cell>
          <table:table-cell office:value-type="float" office:value="1683230" calcext:value-type="float">
            <text:p>1.68E+06</text:p>
          </table:table-cell>
          <table:table-cell office:value-type="date" office:date-value="2021-06-20" calcext:value-type="date">
            <text:p>2021-06-20</text:p>
          </table:table-cell>
          <table:table-cell office:value-type="float" office:value="30478.9" calcext:value-type="float">
            <text:p>30478.9</text:p>
          </table:table-cell>
          <table:table-cell office:value-type="float" office:value="30376.8" calcext:value-type="float">
            <text:p>30376.8</text:p>
          </table:table-cell>
          <table:table-cell office:value-type="float" office:value="30593.6" calcext:value-type="float">
            <text:p>30593.6</text:p>
          </table:table-cell>
          <table:table-cell office:value-type="date" office:date-value="2021-06-20" calcext:value-type="date">
            <text:p>2021-06-20</text:p>
          </table:table-cell>
          <table:table-cell office:value-type="float" office:value="634.547" calcext:value-type="float">
            <text:p>634.547</text:p>
          </table:table-cell>
          <table:table-cell office:value-type="float" office:value="456.802" calcext:value-type="float">
            <text:p>456.802</text:p>
          </table:table-cell>
          <table:table-cell office:value-type="float" office:value="942.709" calcext:value-type="float">
            <text:p>942.709</text:p>
          </table:table-cell>
          <table:table-cell office:value-type="date" office:date-value="2021-06-20" calcext:value-type="date">
            <text:p>2021-06-20</text:p>
          </table:table-cell>
          <table:table-cell office:value-type="float" office:value="5906" calcext:value-type="float">
            <text:p>5906</text:p>
          </table:table-cell>
          <table:table-cell office:value-type="float" office:value="3359.09" calcext:value-type="float">
            <text:p>3359.09</text:p>
          </table:table-cell>
          <table:table-cell office:value-type="float" office:value="11106" calcext:value-type="float">
            <text:p>11106</text:p>
          </table:table-cell>
          <table:table-cell office:value-type="date" office:date-value="2021-06-20" calcext:value-type="date">
            <text:p>2021-06-20</text:p>
          </table:table-cell>
          <table:table-cell office:value-type="float" office:value="92.0856" calcext:value-type="float">
            <text:p>92.0856</text:p>
          </table:table-cell>
          <table:table-cell office:value-type="float" office:value="60.6919" calcext:value-type="float">
            <text:p>60.6919</text:p>
          </table:table-cell>
          <table:table-cell office:value-type="float" office:value="135.195" calcext:value-type="float">
            <text:p>135.195</text:p>
          </table:table-cell>
          <table:table-cell office:value-type="date" office:date-value="2021-06-20" calcext:value-type="date">
            <text:p>2021-06-20</text:p>
          </table:table-cell>
          <table:table-cell office:value-type="float" office:value="-80.2434" calcext:value-type="float">
            <text:p>-80.2434</text:p>
          </table:table-cell>
          <table:table-cell office:value-type="float" office:value="-212.104" calcext:value-type="float">
            <text:p>-212.104</text:p>
          </table:table-cell>
          <table:table-cell office:value-type="float" office:value="113.74" calcext:value-type="float">
            <text:p>113.74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1670430" calcext:value-type="float">
            <text:p>1.67E+06</text:p>
          </table:table-cell>
          <table:table-cell office:value-type="float" office:value="1660300" calcext:value-type="float">
            <text:p>1.66E+06</text:p>
          </table:table-cell>
          <table:table-cell office:value-type="float" office:value="1684720" calcext:value-type="float">
            <text:p>1.68E+06</text:p>
          </table:table-cell>
          <table:table-cell office:value-type="date" office:date-value="2021-06-21" calcext:value-type="date">
            <text:p>2021-06-21</text:p>
          </table:table-cell>
          <table:table-cell office:value-type="float" office:value="30491.2" calcext:value-type="float">
            <text:p>30491.2</text:p>
          </table:table-cell>
          <table:table-cell office:value-type="float" office:value="30387.3" calcext:value-type="float">
            <text:p>30387.3</text:p>
          </table:table-cell>
          <table:table-cell office:value-type="float" office:value="30609.2" calcext:value-type="float">
            <text:p>30609.2</text:p>
          </table:table-cell>
          <table:table-cell office:value-type="date" office:date-value="2021-06-21" calcext:value-type="date">
            <text:p>2021-06-21</text:p>
          </table:table-cell>
          <table:table-cell office:value-type="float" office:value="624.371" calcext:value-type="float">
            <text:p>624.371</text:p>
          </table:table-cell>
          <table:table-cell office:value-type="float" office:value="445.203" calcext:value-type="float">
            <text:p>445.203</text:p>
          </table:table-cell>
          <table:table-cell office:value-type="float" office:value="944.872" calcext:value-type="float">
            <text:p>944.872</text:p>
          </table:table-cell>
          <table:table-cell office:value-type="date" office:date-value="2021-06-21" calcext:value-type="date">
            <text:p>2021-06-21</text:p>
          </table:table-cell>
          <table:table-cell office:value-type="float" office:value="5831.81" calcext:value-type="float">
            <text:p>5831.81</text:p>
          </table:table-cell>
          <table:table-cell office:value-type="float" office:value="3269.29" calcext:value-type="float">
            <text:p>3269.29</text:p>
          </table:table-cell>
          <table:table-cell office:value-type="float" office:value="11238" calcext:value-type="float">
            <text:p>11238</text:p>
          </table:table-cell>
          <table:table-cell office:value-type="date" office:date-value="2021-06-21" calcext:value-type="date">
            <text:p>2021-06-21</text:p>
          </table:table-cell>
          <table:table-cell office:value-type="float" office:value="90.5257" calcext:value-type="float">
            <text:p>90.5257</text:p>
          </table:table-cell>
          <table:table-cell office:value-type="float" office:value="59.2623" calcext:value-type="float">
            <text:p>59.2623</text:p>
          </table:table-cell>
          <table:table-cell office:value-type="float" office:value="134.754" calcext:value-type="float">
            <text:p>134.754</text:p>
          </table:table-cell>
          <table:table-cell office:value-type="date" office:date-value="2021-06-21" calcext:value-type="date">
            <text:p>2021-06-21</text:p>
          </table:table-cell>
          <table:table-cell office:value-type="float" office:value="-77.9394" calcext:value-type="float">
            <text:p>-77.9394</text:p>
          </table:table-cell>
          <table:table-cell office:value-type="float" office:value="-208.238" calcext:value-type="float">
            <text:p>-208.238</text:p>
          </table:table-cell>
          <table:table-cell office:value-type="float" office:value="117.499" calcext:value-type="float">
            <text:p>117.499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1671220" calcext:value-type="float">
            <text:p>1.67E+06</text:p>
          </table:table-cell>
          <table:table-cell office:value-type="float" office:value="1660790" calcext:value-type="float">
            <text:p>1.66E+06</text:p>
          </table:table-cell>
          <table:table-cell office:value-type="float" office:value="1686240" calcext:value-type="float">
            <text:p>1.69E+06</text:p>
          </table:table-cell>
          <table:table-cell office:value-type="date" office:date-value="2021-06-22" calcext:value-type="date">
            <text:p>2021-06-22</text:p>
          </table:table-cell>
          <table:table-cell office:value-type="float" office:value="30503.2" calcext:value-type="float">
            <text:p>30503.2</text:p>
          </table:table-cell>
          <table:table-cell office:value-type="float" office:value="30397.6" calcext:value-type="float">
            <text:p>30397.6</text:p>
          </table:table-cell>
          <table:table-cell office:value-type="float" office:value="30624.9" calcext:value-type="float">
            <text:p>30624.9</text:p>
          </table:table-cell>
          <table:table-cell office:value-type="date" office:date-value="2021-06-22" calcext:value-type="date">
            <text:p>2021-06-22</text:p>
          </table:table-cell>
          <table:table-cell office:value-type="float" office:value="614.495" calcext:value-type="float">
            <text:p>614.495</text:p>
          </table:table-cell>
          <table:table-cell office:value-type="float" office:value="433.809" calcext:value-type="float">
            <text:p>433.809</text:p>
          </table:table-cell>
          <table:table-cell office:value-type="float" office:value="947.898" calcext:value-type="float">
            <text:p>947.898</text:p>
          </table:table-cell>
          <table:table-cell office:value-type="date" office:date-value="2021-06-22" calcext:value-type="date">
            <text:p>2021-06-22</text:p>
          </table:table-cell>
          <table:table-cell office:value-type="float" office:value="5760.02" calcext:value-type="float">
            <text:p>5760.02</text:p>
          </table:table-cell>
          <table:table-cell office:value-type="float" office:value="3181.8" calcext:value-type="float">
            <text:p>3181.8</text:p>
          </table:table-cell>
          <table:table-cell office:value-type="float" office:value="11372.7" calcext:value-type="float">
            <text:p>11372.7</text:p>
          </table:table-cell>
          <table:table-cell office:value-type="date" office:date-value="2021-06-22" calcext:value-type="date">
            <text:p>2021-06-22</text:p>
          </table:table-cell>
          <table:table-cell office:value-type="float" office:value="89.0136" calcext:value-type="float">
            <text:p>89.0136</text:p>
          </table:table-cell>
          <table:table-cell office:value-type="float" office:value="57.8522" calcext:value-type="float">
            <text:p>57.8522</text:p>
          </table:table-cell>
          <table:table-cell office:value-type="float" office:value="134.463" calcext:value-type="float">
            <text:p>134.463</text:p>
          </table:table-cell>
          <table:table-cell office:value-type="date" office:date-value="2021-06-22" calcext:value-type="date">
            <text:p>2021-06-22</text:p>
          </table:table-cell>
          <table:table-cell office:value-type="float" office:value="-75.6865" calcext:value-type="float">
            <text:p>-75.6865</text:p>
          </table:table-cell>
          <table:table-cell office:value-type="float" office:value="-204.476" calcext:value-type="float">
            <text:p>-204.476</text:p>
          </table:table-cell>
          <table:table-cell office:value-type="float" office:value="121.183" calcext:value-type="float">
            <text:p>121.183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1672010" calcext:value-type="float">
            <text:p>1.67E+06</text:p>
          </table:table-cell>
          <table:table-cell office:value-type="float" office:value="1661270" calcext:value-type="float">
            <text:p>1.66E+06</text:p>
          </table:table-cell>
          <table:table-cell office:value-type="float" office:value="1687780" calcext:value-type="float">
            <text:p>1.69E+06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30515.2" calcext:value-type="float">
            <text:p>30515.2</text:p>
          </table:table-cell>
          <table:table-cell office:value-type="float" office:value="30407.6" calcext:value-type="float">
            <text:p>30407.6</text:p>
          </table:table-cell>
          <table:table-cell office:value-type="float" office:value="30640.6" calcext:value-type="float">
            <text:p>30640.6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604.912" calcext:value-type="float">
            <text:p>604.912</text:p>
          </table:table-cell>
          <table:table-cell office:value-type="float" office:value="422.625" calcext:value-type="float">
            <text:p>422.625</text:p>
          </table:table-cell>
          <table:table-cell office:value-type="float" office:value="951.736" calcext:value-type="float">
            <text:p>951.736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690.56" calcext:value-type="float">
            <text:p>5690.56</text:p>
          </table:table-cell>
          <table:table-cell office:value-type="float" office:value="3096.61" calcext:value-type="float">
            <text:p>3096.61</text:p>
          </table:table-cell>
          <table:table-cell office:value-type="float" office:value="11509" calcext:value-type="float">
            <text:p>11509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87.5479" calcext:value-type="float">
            <text:p>87.5479</text:p>
          </table:table-cell>
          <table:table-cell office:value-type="float" office:value="56.4619" calcext:value-type="float">
            <text:p>56.4619</text:p>
          </table:table-cell>
          <table:table-cell office:value-type="float" office:value="134.318" calcext:value-type="float">
            <text:p>134.318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-73.4844" calcext:value-type="float">
            <text:p>-73.4844</text:p>
          </table:table-cell>
          <table:table-cell office:value-type="float" office:value="-200.817" calcext:value-type="float">
            <text:p>-200.817</text:p>
          </table:table-cell>
          <table:table-cell office:value-type="float" office:value="124.786" calcext:value-type="float">
            <text:p>124.7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1672780" calcext:value-type="float">
            <text:p>1.67E+06</text:p>
          </table:table-cell>
          <table:table-cell office:value-type="float" office:value="1661730" calcext:value-type="float">
            <text:p>1.66E+06</text:p>
          </table:table-cell>
          <table:table-cell office:value-type="float" office:value="1689340" calcext:value-type="float">
            <text:p>1.69E+06</text:p>
          </table:table-cell>
          <table:table-cell office:value-type="date" office:date-value="2021-06-24" calcext:value-type="date">
            <text:p>2021-06-24</text:p>
          </table:table-cell>
          <table:table-cell office:value-type="float" office:value="30526.9" calcext:value-type="float">
            <text:p>30526.9</text:p>
          </table:table-cell>
          <table:table-cell office:value-type="float" office:value="30417.3" calcext:value-type="float">
            <text:p>30417.3</text:p>
          </table:table-cell>
          <table:table-cell office:value-type="float" office:value="30656.4" calcext:value-type="float">
            <text:p>30656.4</text:p>
          </table:table-cell>
          <table:table-cell office:value-type="date" office:date-value="2021-06-24" calcext:value-type="date">
            <text:p>2021-06-24</text:p>
          </table:table-cell>
          <table:table-cell office:value-type="float" office:value="595.615" calcext:value-type="float">
            <text:p>595.615</text:p>
          </table:table-cell>
          <table:table-cell office:value-type="float" office:value="411.655" calcext:value-type="float">
            <text:p>411.655</text:p>
          </table:table-cell>
          <table:table-cell office:value-type="float" office:value="956.323" calcext:value-type="float">
            <text:p>956.323</text:p>
          </table:table-cell>
          <table:table-cell office:value-type="date" office:date-value="2021-06-24" calcext:value-type="date">
            <text:p>2021-06-24</text:p>
          </table:table-cell>
          <table:table-cell office:value-type="float" office:value="5623.35" calcext:value-type="float">
            <text:p>5623.35</text:p>
          </table:table-cell>
          <table:table-cell office:value-type="float" office:value="3013.65" calcext:value-type="float">
            <text:p>3013.65</text:p>
          </table:table-cell>
          <table:table-cell office:value-type="float" office:value="11646.2" calcext:value-type="float">
            <text:p>11646.2</text:p>
          </table:table-cell>
          <table:table-cell office:value-type="date" office:date-value="2021-06-24" calcext:value-type="date">
            <text:p>2021-06-24</text:p>
          </table:table-cell>
          <table:table-cell office:value-type="float" office:value="86.1274" calcext:value-type="float">
            <text:p>86.1274</text:p>
          </table:table-cell>
          <table:table-cell office:value-type="float" office:value="55.0915" calcext:value-type="float">
            <text:p>55.0915</text:p>
          </table:table-cell>
          <table:table-cell office:value-type="float" office:value="134.312" calcext:value-type="float">
            <text:p>134.312</text:p>
          </table:table-cell>
          <table:table-cell office:value-type="date" office:date-value="2021-06-24" calcext:value-type="date">
            <text:p>2021-06-24</text:p>
          </table:table-cell>
          <table:table-cell office:value-type="float" office:value="-71.3327" calcext:value-type="float">
            <text:p>-71.3327</text:p>
          </table:table-cell>
          <table:table-cell office:value-type="float" office:value="-197.259" calcext:value-type="float">
            <text:p>-197.259</text:p>
          </table:table-cell>
          <table:table-cell office:value-type="float" office:value="128.305" calcext:value-type="float">
            <text:p>128.305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1673550" calcext:value-type="float">
            <text:p>1.67E+06</text:p>
          </table:table-cell>
          <table:table-cell office:value-type="float" office:value="1662190" calcext:value-type="float">
            <text:p>1.66E+06</text:p>
          </table:table-cell>
          <table:table-cell office:value-type="float" office:value="1690930" calcext:value-type="float">
            <text:p>1.69E+06</text:p>
          </table:table-cell>
          <table:table-cell office:value-type="date" office:date-value="2021-06-25" calcext:value-type="date">
            <text:p>2021-06-25</text:p>
          </table:table-cell>
          <table:table-cell office:value-type="float" office:value="30538.4" calcext:value-type="float">
            <text:p>30538.4</text:p>
          </table:table-cell>
          <table:table-cell office:value-type="float" office:value="30426.8" calcext:value-type="float">
            <text:p>30426.8</text:p>
          </table:table-cell>
          <table:table-cell office:value-type="float" office:value="30672.3" calcext:value-type="float">
            <text:p>30672.3</text:p>
          </table:table-cell>
          <table:table-cell office:value-type="date" office:date-value="2021-06-25" calcext:value-type="date">
            <text:p>2021-06-25</text:p>
          </table:table-cell>
          <table:table-cell office:value-type="float" office:value="586.597" calcext:value-type="float">
            <text:p>586.597</text:p>
          </table:table-cell>
          <table:table-cell office:value-type="float" office:value="400.906" calcext:value-type="float">
            <text:p>400.906</text:p>
          </table:table-cell>
          <table:table-cell office:value-type="float" office:value="961.583" calcext:value-type="float">
            <text:p>961.583</text:p>
          </table:table-cell>
          <table:table-cell office:value-type="date" office:date-value="2021-06-25" calcext:value-type="date">
            <text:p>2021-06-25</text:p>
          </table:table-cell>
          <table:table-cell office:value-type="float" office:value="5558.32" calcext:value-type="float">
            <text:p>5558.32</text:p>
          </table:table-cell>
          <table:table-cell office:value-type="float" office:value="2932.91" calcext:value-type="float">
            <text:p>2932.91</text:p>
          </table:table-cell>
          <table:table-cell office:value-type="float" office:value="11783.9" calcext:value-type="float">
            <text:p>11783.9</text:p>
          </table:table-cell>
          <table:table-cell office:value-type="date" office:date-value="2021-06-25" calcext:value-type="date">
            <text:p>2021-06-25</text:p>
          </table:table-cell>
          <table:table-cell office:value-type="float" office:value="84.7507" calcext:value-type="float">
            <text:p>84.7507</text:p>
          </table:table-cell>
          <table:table-cell office:value-type="float" office:value="53.7414" calcext:value-type="float">
            <text:p>53.7414</text:p>
          </table:table-cell>
          <table:table-cell office:value-type="float" office:value="134.443" calcext:value-type="float">
            <text:p>134.443</text:p>
          </table:table-cell>
          <table:table-cell office:value-type="date" office:date-value="2021-06-25" calcext:value-type="date">
            <text:p>2021-06-25</text:p>
          </table:table-cell>
          <table:table-cell office:value-type="float" office:value="-69.2313" calcext:value-type="float">
            <text:p>-69.2313</text:p>
          </table:table-cell>
          <table:table-cell office:value-type="float" office:value="-193.8" calcext:value-type="float">
            <text:p>-193.8</text:p>
          </table:table-cell>
          <table:table-cell office:value-type="float" office:value="131.74" calcext:value-type="float">
            <text:p>131.74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1674310" calcext:value-type="float">
            <text:p>1.67E+06</text:p>
          </table:table-cell>
          <table:table-cell office:value-type="float" office:value="1662630" calcext:value-type="float">
            <text:p>1.66E+06</text:p>
          </table:table-cell>
          <table:table-cell office:value-type="float" office:value="1692540" calcext:value-type="float">
            <text:p>1.69E+06</text:p>
          </table:table-cell>
          <table:table-cell office:value-type="date" office:date-value="2021-06-26" calcext:value-type="date">
            <text:p>2021-06-26</text:p>
          </table:table-cell>
          <table:table-cell office:value-type="float" office:value="30549.8" calcext:value-type="float">
            <text:p>30549.8</text:p>
          </table:table-cell>
          <table:table-cell office:value-type="float" office:value="30436.1" calcext:value-type="float">
            <text:p>30436.1</text:p>
          </table:table-cell>
          <table:table-cell office:value-type="float" office:value="30688.4" calcext:value-type="float">
            <text:p>30688.4</text:p>
          </table:table-cell>
          <table:table-cell office:value-type="date" office:date-value="2021-06-26" calcext:value-type="date">
            <text:p>2021-06-26</text:p>
          </table:table-cell>
          <table:table-cell office:value-type="float" office:value="577.851" calcext:value-type="float">
            <text:p>577.851</text:p>
          </table:table-cell>
          <table:table-cell office:value-type="float" office:value="390.381" calcext:value-type="float">
            <text:p>390.381</text:p>
          </table:table-cell>
          <table:table-cell office:value-type="float" office:value="967.438" calcext:value-type="float">
            <text:p>967.438</text:p>
          </table:table-cell>
          <table:table-cell office:value-type="date" office:date-value="2021-06-26" calcext:value-type="date">
            <text:p>2021-06-26</text:p>
          </table:table-cell>
          <table:table-cell office:value-type="float" office:value="5495.39" calcext:value-type="float">
            <text:p>5495.39</text:p>
          </table:table-cell>
          <table:table-cell office:value-type="float" office:value="2854.32" calcext:value-type="float">
            <text:p>2854.32</text:p>
          </table:table-cell>
          <table:table-cell office:value-type="float" office:value="11921.9" calcext:value-type="float">
            <text:p>11921.9</text:p>
          </table:table-cell>
          <table:table-cell office:value-type="date" office:date-value="2021-06-26" calcext:value-type="date">
            <text:p>2021-06-26</text:p>
          </table:table-cell>
          <table:table-cell office:value-type="float" office:value="83.4166" calcext:value-type="float">
            <text:p>83.4166</text:p>
          </table:table-cell>
          <table:table-cell office:value-type="float" office:value="52.4123" calcext:value-type="float">
            <text:p>52.4123</text:p>
          </table:table-cell>
          <table:table-cell office:value-type="float" office:value="134.705" calcext:value-type="float">
            <text:p>134.705</text:p>
          </table:table-cell>
          <table:table-cell office:value-type="date" office:date-value="2021-06-26" calcext:value-type="date">
            <text:p>2021-06-26</text:p>
          </table:table-cell>
          <table:table-cell office:value-type="float" office:value="-67.1799" calcext:value-type="float">
            <text:p>-67.1799</text:p>
          </table:table-cell>
          <table:table-cell office:value-type="float" office:value="-190.439" calcext:value-type="float">
            <text:p>-190.439</text:p>
          </table:table-cell>
          <table:table-cell office:value-type="float" office:value="135.089" calcext:value-type="float">
            <text:p>135.0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1675060" calcext:value-type="float">
            <text:p>1.68E+06</text:p>
          </table:table-cell>
          <table:table-cell office:value-type="float" office:value="1663050" calcext:value-type="float">
            <text:p>1.66E+06</text:p>
          </table:table-cell>
          <table:table-cell office:value-type="float" office:value="1694180" calcext:value-type="float">
            <text:p>1.69E+06</text:p>
          </table:table-cell>
          <table:table-cell office:value-type="date" office:date-value="2021-06-27" calcext:value-type="date">
            <text:p>2021-06-27</text:p>
          </table:table-cell>
          <table:table-cell office:value-type="float" office:value="30561" calcext:value-type="float">
            <text:p>30561</text:p>
          </table:table-cell>
          <table:table-cell office:value-type="float" office:value="30445.1" calcext:value-type="float">
            <text:p>30445.1</text:p>
          </table:table-cell>
          <table:table-cell office:value-type="float" office:value="30704.5" calcext:value-type="float">
            <text:p>30704.5</text:p>
          </table:table-cell>
          <table:table-cell office:value-type="date" office:date-value="2021-06-27" calcext:value-type="date">
            <text:p>2021-06-27</text:p>
          </table:table-cell>
          <table:table-cell office:value-type="float" office:value="569.369" calcext:value-type="float">
            <text:p>569.369</text:p>
          </table:table-cell>
          <table:table-cell office:value-type="float" office:value="380.083" calcext:value-type="float">
            <text:p>380.083</text:p>
          </table:table-cell>
          <table:table-cell office:value-type="float" office:value="973.813" calcext:value-type="float">
            <text:p>973.813</text:p>
          </table:table-cell>
          <table:table-cell office:value-type="date" office:date-value="2021-06-27" calcext:value-type="date">
            <text:p>2021-06-27</text:p>
          </table:table-cell>
          <table:table-cell office:value-type="float" office:value="5434.48" calcext:value-type="float">
            <text:p>5434.48</text:p>
          </table:table-cell>
          <table:table-cell office:value-type="float" office:value="2777.84" calcext:value-type="float">
            <text:p>2777.84</text:p>
          </table:table-cell>
          <table:table-cell office:value-type="float" office:value="12060" calcext:value-type="float">
            <text:p>12060</text:p>
          </table:table-cell>
          <table:table-cell office:value-type="date" office:date-value="2021-06-27" calcext:value-type="date">
            <text:p>2021-06-27</text:p>
          </table:table-cell>
          <table:table-cell office:value-type="float" office:value="82.1238" calcext:value-type="float">
            <text:p>82.1238</text:p>
          </table:table-cell>
          <table:table-cell office:value-type="float" office:value="51.1044" calcext:value-type="float">
            <text:p>51.1044</text:p>
          </table:table-cell>
          <table:table-cell office:value-type="float" office:value="135.094" calcext:value-type="float">
            <text:p>135.094</text:p>
          </table:table-cell>
          <table:table-cell office:value-type="date" office:date-value="2021-06-27" calcext:value-type="date">
            <text:p>2021-06-27</text:p>
          </table:table-cell>
          <table:table-cell office:value-type="float" office:value="-65.1781" calcext:value-type="float">
            <text:p>-65.1781</text:p>
          </table:table-cell>
          <table:table-cell office:value-type="float" office:value="-187.176" calcext:value-type="float">
            <text:p>-187.176</text:p>
          </table:table-cell>
          <table:table-cell office:value-type="float" office:value="138.354" calcext:value-type="float">
            <text:p>138.354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1675800" calcext:value-type="float">
            <text:p>1.68E+06</text:p>
          </table:table-cell>
          <table:table-cell office:value-type="float" office:value="1663470" calcext:value-type="float">
            <text:p>1.66E+06</text:p>
          </table:table-cell>
          <table:table-cell office:value-type="float" office:value="1695850" calcext:value-type="float">
            <text:p>1.70E+06</text:p>
          </table:table-cell>
          <table:table-cell office:value-type="date" office:date-value="2021-06-28" calcext:value-type="date">
            <text:p>2021-06-28</text:p>
          </table:table-cell>
          <table:table-cell office:value-type="float" office:value="30572" calcext:value-type="float">
            <text:p>30572</text:p>
          </table:table-cell>
          <table:table-cell office:value-type="float" office:value="30453.8" calcext:value-type="float">
            <text:p>30453.8</text:p>
          </table:table-cell>
          <table:table-cell office:value-type="float" office:value="30720.9" calcext:value-type="float">
            <text:p>30720.9</text:p>
          </table:table-cell>
          <table:table-cell office:value-type="date" office:date-value="2021-06-28" calcext:value-type="date">
            <text:p>2021-06-28</text:p>
          </table:table-cell>
          <table:table-cell office:value-type="float" office:value="561.145" calcext:value-type="float">
            <text:p>561.145</text:p>
          </table:table-cell>
          <table:table-cell office:value-type="float" office:value="370.014" calcext:value-type="float">
            <text:p>370.014</text:p>
          </table:table-cell>
          <table:table-cell office:value-type="float" office:value="980.64" calcext:value-type="float">
            <text:p>980.64</text:p>
          </table:table-cell>
          <table:table-cell office:value-type="date" office:date-value="2021-06-28" calcext:value-type="date">
            <text:p>2021-06-28</text:p>
          </table:table-cell>
          <table:table-cell office:value-type="float" office:value="5375.53" calcext:value-type="float">
            <text:p>5375.53</text:p>
          </table:table-cell>
          <table:table-cell office:value-type="float" office:value="2703.42" calcext:value-type="float">
            <text:p>2703.42</text:p>
          </table:table-cell>
          <table:table-cell office:value-type="float" office:value="12198.3" calcext:value-type="float">
            <text:p>12198.3</text:p>
          </table:table-cell>
          <table:table-cell office:value-type="date" office:date-value="2021-06-28" calcext:value-type="date">
            <text:p>2021-06-28</text:p>
          </table:table-cell>
          <table:table-cell office:value-type="float" office:value="80.8713" calcext:value-type="float">
            <text:p>80.8713</text:p>
          </table:table-cell>
          <table:table-cell office:value-type="float" office:value="49.8185" calcext:value-type="float">
            <text:p>49.8185</text:p>
          </table:table-cell>
          <table:table-cell office:value-type="float" office:value="135.604" calcext:value-type="float">
            <text:p>135.604</text:p>
          </table:table-cell>
          <table:table-cell office:value-type="date" office:date-value="2021-06-28" calcext:value-type="date">
            <text:p>2021-06-28</text:p>
          </table:table-cell>
          <table:table-cell office:value-type="float" office:value="-63.2258" calcext:value-type="float">
            <text:p>-63.2258</text:p>
          </table:table-cell>
          <table:table-cell office:value-type="float" office:value="-184.01" calcext:value-type="float">
            <text:p>-184.01</text:p>
          </table:table-cell>
          <table:table-cell office:value-type="float" office:value="141.535" calcext:value-type="float">
            <text:p>141.535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1676540" calcext:value-type="float">
            <text:p>1.68E+06</text:p>
          </table:table-cell>
          <table:table-cell office:value-type="float" office:value="1663870" calcext:value-type="float">
            <text:p>1.66E+06</text:p>
          </table:table-cell>
          <table:table-cell office:value-type="float" office:value="1697540" calcext:value-type="float">
            <text:p>1.70E+06</text:p>
          </table:table-cell>
          <table:table-cell office:value-type="date" office:date-value="2021-06-29" calcext:value-type="date">
            <text:p>2021-06-29</text:p>
          </table:table-cell>
          <table:table-cell office:value-type="float" office:value="30582.9" calcext:value-type="float">
            <text:p>30582.9</text:p>
          </table:table-cell>
          <table:table-cell office:value-type="float" office:value="30462.3" calcext:value-type="float">
            <text:p>30462.3</text:p>
          </table:table-cell>
          <table:table-cell office:value-type="float" office:value="30737.4" calcext:value-type="float">
            <text:p>30737.4</text:p>
          </table:table-cell>
          <table:table-cell office:value-type="date" office:date-value="2021-06-29" calcext:value-type="date">
            <text:p>2021-06-29</text:p>
          </table:table-cell>
          <table:table-cell office:value-type="float" office:value="553.173" calcext:value-type="float">
            <text:p>553.173</text:p>
          </table:table-cell>
          <table:table-cell office:value-type="float" office:value="360.177" calcext:value-type="float">
            <text:p>360.177</text:p>
          </table:table-cell>
          <table:table-cell office:value-type="float" office:value="987.863" calcext:value-type="float">
            <text:p>987.863</text:p>
          </table:table-cell>
          <table:table-cell office:value-type="date" office:date-value="2021-06-29" calcext:value-type="date">
            <text:p>2021-06-29</text:p>
          </table:table-cell>
          <table:table-cell office:value-type="float" office:value="5318.47" calcext:value-type="float">
            <text:p>5318.47</text:p>
          </table:table-cell>
          <table:table-cell office:value-type="float" office:value="2631.01" calcext:value-type="float">
            <text:p>2631.01</text:p>
          </table:table-cell>
          <table:table-cell office:value-type="float" office:value="12336.7" calcext:value-type="float">
            <text:p>12336.7</text:p>
          </table:table-cell>
          <table:table-cell office:value-type="date" office:date-value="2021-06-29" calcext:value-type="date">
            <text:p>2021-06-29</text:p>
          </table:table-cell>
          <table:table-cell office:value-type="float" office:value="79.6578" calcext:value-type="float">
            <text:p>79.6578</text:p>
          </table:table-cell>
          <table:table-cell office:value-type="float" office:value="48.5548" calcext:value-type="float">
            <text:p>48.5548</text:p>
          </table:table-cell>
          <table:table-cell office:value-type="float" office:value="136.227" calcext:value-type="float">
            <text:p>136.227</text:p>
          </table:table-cell>
          <table:table-cell office:value-type="date" office:date-value="2021-06-29" calcext:value-type="date">
            <text:p>2021-06-29</text:p>
          </table:table-cell>
          <table:table-cell office:value-type="float" office:value="-61.3225" calcext:value-type="float">
            <text:p>-61.3225</text:p>
          </table:table-cell>
          <table:table-cell office:value-type="float" office:value="-180.942" calcext:value-type="float">
            <text:p>-180.942</text:p>
          </table:table-cell>
          <table:table-cell office:value-type="float" office:value="144.632" calcext:value-type="float">
            <text:p>144.632</text:p>
          </table:table-cell>
        </table:table-row>
        <table:table-row table:style-name="ro1" table:number-rows-repeated="11">
          <table:table-cell table:number-columns-repeated="24"/>
        </table:table-row>
        <table:table-row table:style-name="ro1" table:number-rows-repeated="8">
          <table:table-cell table:number-columns-repeated="2"/>
          <table:table-cell table:style-name="ce8" table:number-columns-repeated="2"/>
          <table:table-cell table:number-columns-repeated="16"/>
          <table:table-cell table:style-name="Default"/>
          <table:table-cell table:number-columns-repeated="3"/>
        </table:table-row>
        <table:table-row table:style-name="ro1" table:number-rows-repeated="8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8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table table:name="JHU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3:00:06.608493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7T23:29:28.709301383</dc:date>
    <meta:editing-duration>P8DT2H35M43S</meta:editing-duration>
    <meta:editing-cycles>109</meta:editing-cycles>
    <meta:generator>LibreOffice/6.4.7.2$Linux_X86_64 LibreOffice_project/40$Build-2</meta:generator>
    <meta:document-statistic meta:table-count="2" meta:cell-count="1133" meta:object-count="5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Sheet7.M1:Sheet7.P64" chart:data-source-has-labels="both" svg:x="0.32cm" svg:y="0.18cm" svg:width="12.799cm" svg:height="8.64cm">
          <chartooo:coordinate-region svg:x="1.497cm" svg:y="0.379cm" svg:width="11.622cm" svg:height="7.794cm"/>
          <chart:axis chart:dimension="x" chart:name="primary-x" chart:style-name="ch4" chartooo:axis-type="auto">
            <chartooo:date-scale/>
            <chart:categories table:cell-range-address="Sheet7.M2:Sheet7.M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N2:Sheet7.N64" chart:label-cell-address="Sheet7.N1:Sheet7.N1" chart:class="chart:line">
            <chart:data-point chart:repeated="63"/>
          </chart:series>
          <chart:series chart:style-name="ch7" chart:values-cell-range-address="Sheet7.O2:Sheet7.O64" chart:label-cell-address="Sheet7.O1:Sheet7.O1" chart:class="chart:line">
            <chart:data-point chart:repeated="63"/>
          </chart:series>
          <chart:series chart:style-name="ch8" chart:values-cell-range-address="Sheet7.P2:Sheet7.P64" chart:label-cell-address="Sheet7.P1:Sheet7.P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097.6</text:p>
                <draw:g>
                  <svg:desc>Sheet7.N1:Sheet7.N1</svg:desc>
                </draw:g>
              </table:table-cell>
              <table:table-cell office:value-type="string">
                <text:p>7740.19</text:p>
                <draw:g>
                  <svg:desc>Sheet7.O1:Sheet7.O1</svg:desc>
                </draw:g>
              </table:table-cell>
              <table:table-cell office:value-type="string">
                <text:p>14455</text:p>
                <draw:g>
                  <svg:desc>Sheet7.P1:Sheet7.P1</svg:desc>
                </draw:g>
              </table:table-cell>
            </table:table-row>
          </table:table-header-rows>
          <table:table-rows>
            <table:table-row>
              <table:table-cell office:value-type="float" office:value="44333">
                <text:p>44333</text:p>
                <draw:g>
                  <svg:desc>Sheet7.M2:Sheet7.M64</svg:desc>
                </draw:g>
              </table:table-cell>
              <table:table-cell office:value-type="float" office:value="10811.6">
                <text:p>10811.6</text:p>
                <draw:g>
                  <svg:desc>Sheet7.N2:Sheet7.N64</svg:desc>
                </draw:g>
              </table:table-cell>
              <table:table-cell office:value-type="float" office:value="7532.4">
                <text:p>7532.4</text:p>
                <draw:g>
                  <svg:desc>Sheet7.O2:Sheet7.O64</svg:desc>
                </draw:g>
              </table:table-cell>
              <table:table-cell office:value-type="float" office:value="14090.8">
                <text:p>14090.8</text:p>
                <draw:g>
                  <svg:desc>Sheet7.P2:Sheet7.P64</svg:desc>
                </draw:g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0324.7">
                <text:p>10324.7</text:p>
              </table:table-cell>
              <table:table-cell office:value-type="float" office:value="7150.27">
                <text:p>7150.27</text:p>
              </table:table-cell>
              <table:table-cell office:value-type="float" office:value="13499.2">
                <text:p>13499.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9826.51">
                <text:p>9826.51</text:p>
              </table:table-cell>
              <table:table-cell office:value-type="float" office:value="6763.95">
                <text:p>6763.95</text:p>
              </table:table-cell>
              <table:table-cell office:value-type="float" office:value="12889.4">
                <text:p>12889.4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9472.32">
                <text:p>9472.32</text:p>
              </table:table-cell>
              <table:table-cell office:value-type="float" office:value="6508.12">
                <text:p>6508.12</text:p>
              </table:table-cell>
              <table:table-cell office:value-type="float" office:value="12437.5">
                <text:p>12437.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9010.74">
                <text:p>9010.74</text:p>
              </table:table-cell>
              <table:table-cell office:value-type="float" office:value="6155.69">
                <text:p>6155.69</text:p>
              </table:table-cell>
              <table:table-cell office:value-type="float" office:value="11868.1">
                <text:p>11868.1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633.7">
                <text:p>8633.7</text:p>
              </table:table-cell>
              <table:table-cell office:value-type="float" office:value="6162.9">
                <text:p>6162.9</text:p>
              </table:table-cell>
              <table:table-cell office:value-type="float" office:value="11109.2">
                <text:p>11109.2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563.59">
                <text:p>8563.59</text:p>
              </table:table-cell>
              <table:table-cell office:value-type="float" office:value="6105.77">
                <text:p>6105.77</text:p>
              </table:table-cell>
              <table:table-cell office:value-type="float" office:value="11030.3">
                <text:p>11030.3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487.5">
                <text:p>8487.5</text:p>
              </table:table-cell>
              <table:table-cell office:value-type="float" office:value="6043.43">
                <text:p>6043.43</text:p>
              </table:table-cell>
              <table:table-cell office:value-type="float" office:value="10947.2">
                <text:p>10947.2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406.14">
                <text:p>8406.14</text:p>
              </table:table-cell>
              <table:table-cell office:value-type="float" office:value="5976.85">
                <text:p>5976.85</text:p>
              </table:table-cell>
              <table:table-cell office:value-type="float" office:value="10861.2">
                <text:p>10861.2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8320.16">
                <text:p>8320.16</text:p>
              </table:table-cell>
              <table:table-cell office:value-type="float" office:value="5906.45">
                <text:p>5906.45</text:p>
              </table:table-cell>
              <table:table-cell office:value-type="float" office:value="10774.4">
                <text:p>10774.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230.14">
                <text:p>8230.14</text:p>
              </table:table-cell>
              <table:table-cell office:value-type="float" office:value="5832.27">
                <text:p>5832.27</text:p>
              </table:table-cell>
              <table:table-cell office:value-type="float" office:value="10689.1">
                <text:p>10689.1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136.59">
                <text:p>8136.59</text:p>
              </table:table-cell>
              <table:table-cell office:value-type="float" office:value="5754.09">
                <text:p>5754.09</text:p>
              </table:table-cell>
              <table:table-cell office:value-type="float" office:value="10607.5">
                <text:p>10607.5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040">
                <text:p>8040</text:p>
              </table:table-cell>
              <table:table-cell office:value-type="float" office:value="5671.47">
                <text:p>5671.47</text:p>
              </table:table-cell>
              <table:table-cell office:value-type="float" office:value="10531.7">
                <text:p>10531.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7940.8">
                <text:p>7940.8</text:p>
              </table:table-cell>
              <table:table-cell office:value-type="float" office:value="5583.97">
                <text:p>5583.97</text:p>
              </table:table-cell>
              <table:table-cell office:value-type="float" office:value="10462.9">
                <text:p>10462.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7839.39">
                <text:p>7839.39</text:p>
              </table:table-cell>
              <table:table-cell office:value-type="float" office:value="5491.54">
                <text:p>5491.54</text:p>
              </table:table-cell>
              <table:table-cell office:value-type="float" office:value="10401.4">
                <text:p>10401.4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7736.15">
                <text:p>7736.15</text:p>
              </table:table-cell>
              <table:table-cell office:value-type="float" office:value="5394.29">
                <text:p>5394.29</text:p>
              </table:table-cell>
              <table:table-cell office:value-type="float" office:value="10347.3">
                <text:p>10347.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7631.42">
                <text:p>7631.42</text:p>
              </table:table-cell>
              <table:table-cell office:value-type="float" office:value="5292.55">
                <text:p>5292.55</text:p>
              </table:table-cell>
              <table:table-cell office:value-type="float" office:value="10300.1">
                <text:p>10300.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7525.56">
                <text:p>7525.56</text:p>
              </table:table-cell>
              <table:table-cell office:value-type="float" office:value="5186.78">
                <text:p>5186.78</text:p>
              </table:table-cell>
              <table:table-cell office:value-type="float" office:value="10259.8">
                <text:p>10259.8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7418.96">
                <text:p>7418.96</text:p>
              </table:table-cell>
              <table:table-cell office:value-type="float" office:value="5077.57">
                <text:p>5077.57</text:p>
              </table:table-cell>
              <table:table-cell office:value-type="float" office:value="10226.7">
                <text:p>10226.7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7312.06">
                <text:p>7312.06</text:p>
              </table:table-cell>
              <table:table-cell office:value-type="float" office:value="4965.49">
                <text:p>4965.49</text:p>
              </table:table-cell>
              <table:table-cell office:value-type="float" office:value="10201.7">
                <text:p>10201.7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7205.31">
                <text:p>7205.31</text:p>
              </table:table-cell>
              <table:table-cell office:value-type="float" office:value="4851.24">
                <text:p>4851.24</text:p>
              </table:table-cell>
              <table:table-cell office:value-type="float" office:value="10185.9">
                <text:p>10185.9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7099.18">
                <text:p>7099.18</text:p>
              </table:table-cell>
              <table:table-cell office:value-type="float" office:value="4735.61">
                <text:p>4735.61</text:p>
              </table:table-cell>
              <table:table-cell office:value-type="float" office:value="10180.4">
                <text:p>10180.4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6994.14">
                <text:p>6994.14</text:p>
              </table:table-cell>
              <table:table-cell office:value-type="float" office:value="4619.43">
                <text:p>4619.43</text:p>
              </table:table-cell>
              <table:table-cell office:value-type="float" office:value="10185.9">
                <text:p>10185.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6890.59">
                <text:p>6890.59</text:p>
              </table:table-cell>
              <table:table-cell office:value-type="float" office:value="4503.52">
                <text:p>4503.52</text:p>
              </table:table-cell>
              <table:table-cell office:value-type="float" office:value="10202.7">
                <text:p>10202.7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6788.86">
                <text:p>6788.86</text:p>
              </table:table-cell>
              <table:table-cell office:value-type="float" office:value="4388.59">
                <text:p>4388.59</text:p>
              </table:table-cell>
              <table:table-cell office:value-type="float" office:value="10230.9">
                <text:p>10230.9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6689.23">
                <text:p>6689.23</text:p>
              </table:table-cell>
              <table:table-cell office:value-type="float" office:value="4275.21">
                <text:p>4275.21</text:p>
              </table:table-cell>
              <table:table-cell office:value-type="float" office:value="10270.3">
                <text:p>10270.3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6591.91">
                <text:p>6591.91</text:p>
              </table:table-cell>
              <table:table-cell office:value-type="float" office:value="4163.84">
                <text:p>4163.84</text:p>
              </table:table-cell>
              <table:table-cell office:value-type="float" office:value="10320.8">
                <text:p>10320.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6497.04">
                <text:p>6497.04</text:p>
              </table:table-cell>
              <table:table-cell office:value-type="float" office:value="4054.75">
                <text:p>4054.75</text:p>
              </table:table-cell>
              <table:table-cell office:value-type="float" office:value="10382.4">
                <text:p>10382.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6404.74">
                <text:p>6404.74</text:p>
              </table:table-cell>
              <table:table-cell office:value-type="float" office:value="3948.07">
                <text:p>3948.07</text:p>
              </table:table-cell>
              <table:table-cell office:value-type="float" office:value="10455.3">
                <text:p>10455.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6315.05">
                <text:p>6315.05</text:p>
              </table:table-cell>
              <table:table-cell office:value-type="float" office:value="3843.83">
                <text:p>3843.83</text:p>
              </table:table-cell>
              <table:table-cell office:value-type="float" office:value="10539.5">
                <text:p>10539.5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6228.01">
                <text:p>6228.01</text:p>
              </table:table-cell>
              <table:table-cell office:value-type="float" office:value="3742.04">
                <text:p>3742.04</text:p>
              </table:table-cell>
              <table:table-cell office:value-type="float" office:value="10634.9">
                <text:p>10634.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6143.61">
                <text:p>6143.61</text:p>
              </table:table-cell>
              <table:table-cell office:value-type="float" office:value="3642.7">
                <text:p>3642.7</text:p>
              </table:table-cell>
              <table:table-cell office:value-type="float" office:value="10740.7">
                <text:p>10740.7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6061.84">
                <text:p>6061.84</text:p>
              </table:table-cell>
              <table:table-cell office:value-type="float" office:value="3545.77">
                <text:p>3545.77</text:p>
              </table:table-cell>
              <table:table-cell office:value-type="float" office:value="10855.6">
                <text:p>10855.6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5982.65">
                <text:p>5982.65</text:p>
              </table:table-cell>
              <table:table-cell office:value-type="float" office:value="3451.24">
                <text:p>3451.24</text:p>
              </table:table-cell>
              <table:table-cell office:value-type="float" office:value="10977.9">
                <text:p>10977.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5906">
                <text:p>5906</text:p>
              </table:table-cell>
              <table:table-cell office:value-type="float" office:value="3359.09">
                <text:p>3359.09</text:p>
              </table:table-cell>
              <table:table-cell office:value-type="float" office:value="11106">
                <text:p>11106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5831.81">
                <text:p>5831.81</text:p>
              </table:table-cell>
              <table:table-cell office:value-type="float" office:value="3269.29">
                <text:p>3269.29</text:p>
              </table:table-cell>
              <table:table-cell office:value-type="float" office:value="11238">
                <text:p>11238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5760.02">
                <text:p>5760.02</text:p>
              </table:table-cell>
              <table:table-cell office:value-type="float" office:value="3181.8">
                <text:p>3181.8</text:p>
              </table:table-cell>
              <table:table-cell office:value-type="float" office:value="11372.7">
                <text:p>11372.7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5690.56">
                <text:p>5690.56</text:p>
              </table:table-cell>
              <table:table-cell office:value-type="float" office:value="3096.61">
                <text:p>3096.61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5623.35">
                <text:p>5623.35</text:p>
              </table:table-cell>
              <table:table-cell office:value-type="float" office:value="3013.65">
                <text:p>3013.65</text:p>
              </table:table-cell>
              <table:table-cell office:value-type="float" office:value="11646.2">
                <text:p>11646.2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5558.32">
                <text:p>5558.32</text:p>
              </table:table-cell>
              <table:table-cell office:value-type="float" office:value="2932.91">
                <text:p>2932.91</text:p>
              </table:table-cell>
              <table:table-cell office:value-type="float" office:value="11783.9">
                <text:p>11783.9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5495.39">
                <text:p>5495.39</text:p>
              </table:table-cell>
              <table:table-cell office:value-type="float" office:value="2854.32">
                <text:p>2854.32</text:p>
              </table:table-cell>
              <table:table-cell office:value-type="float" office:value="11921.9">
                <text:p>11921.9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5434.48">
                <text:p>5434.48</text:p>
              </table:table-cell>
              <table:table-cell office:value-type="float" office:value="2777.84">
                <text:p>2777.8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5375.53">
                <text:p>5375.53</text:p>
              </table:table-cell>
              <table:table-cell office:value-type="float" office:value="2703.42">
                <text:p>2703.42</text:p>
              </table:table-cell>
              <table:table-cell office:value-type="float" office:value="12198.3">
                <text:p>12198.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5318.47">
                <text:p>5318.47</text:p>
              </table:table-cell>
              <table:table-cell office:value-type="float" office:value="2631.01">
                <text:p>2631.01</text:p>
              </table:table-cell>
              <table:table-cell office:value-type="float" office:value="12336.7">
                <text:p>12336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mrti</text:p>
        </chart:title>
        <chart:legend chart:legend-position="end" svg:x="13.439cm" svg:y="3.703cm" style:legend-expansion="high" chart:style-name="ch3"/>
        <chart:plot-area chart:style-name="ch4" table:cell-range-address="Sheet7.Q1:Sheet7.T64" chart:data-source-has-labels="both" svg:x="0.32cm" svg:y="1.275cm" svg:width="12.799cm" svg:height="7.545cm">
          <chartooo:coordinate-region svg:x="1.127cm" svg:y="1.475cm" svg:width="11.992cm" svg:height="6.698cm"/>
          <chart:axis chart:dimension="x" chart:name="primary-x" chart:style-name="ch5" chartooo:axis-type="auto">
            <chartooo:date-scale/>
            <chart:categories table:cell-range-address="Sheet7.Q2:Sheet7.Q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R2:Sheet7.R64" chart:label-cell-address="Sheet7.R1:Sheet7.R1" chart:class="chart:line">
            <chart:data-point chart:repeated="63"/>
          </chart:series>
          <chart:series chart:style-name="ch8" chart:values-cell-range-address="Sheet7.S2:Sheet7.S64" chart:label-cell-address="Sheet7.S1:Sheet7.S1" chart:class="chart:line">
            <chart:data-point chart:repeated="63"/>
          </chart:series>
          <chart:series chart:style-name="ch9" chart:values-cell-range-address="Sheet7.T2:Sheet7.T64" chart:label-cell-address="Sheet7.T1:Sheet7.T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7.51</text:p>
                <draw:g>
                  <svg:desc>Sheet7.R1:Sheet7.R1</svg:desc>
                </draw:g>
              </table:table-cell>
              <table:table-cell office:value-type="string">
                <text:p>173.338</text:p>
                <draw:g>
                  <svg:desc>Sheet7.S1:Sheet7.S1</svg:desc>
                </draw:g>
              </table:table-cell>
              <table:table-cell office:value-type="string">
                <text:p>321.682</text:p>
                <draw:g>
                  <svg:desc>Sheet7.T1:Sheet7.T1</svg:desc>
                </draw:g>
              </table:table-cell>
            </table:table-row>
          </table:table-header-rows>
          <table:table-rows>
            <table:table-row>
              <table:table-cell office:value-type="float" office:value="44333">
                <text:p>44333</text:p>
                <draw:g>
                  <svg:desc>Sheet7.Q2:Sheet7.Q64</svg:desc>
                </draw:g>
              </table:table-cell>
              <table:table-cell office:value-type="float" office:value="233.611">
                <text:p>233.611</text:p>
                <draw:g>
                  <svg:desc>Sheet7.R2:Sheet7.R64</svg:desc>
                </draw:g>
              </table:table-cell>
              <table:table-cell office:value-type="float" office:value="163.845">
                <text:p>163.845</text:p>
                <draw:g>
                  <svg:desc>Sheet7.S2:Sheet7.S64</svg:desc>
                </draw:g>
              </table:table-cell>
              <table:table-cell office:value-type="float" office:value="303.378">
                <text:p>303.378</text:p>
                <draw:g>
                  <svg:desc>Sheet7.T2:Sheet7.T64</svg:desc>
                </draw:g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215.798">
                <text:p>215.798</text:p>
              </table:table-cell>
              <table:table-cell office:value-type="float" office:value="151.873">
                <text:p>151.873</text:p>
              </table:table-cell>
              <table:table-cell office:value-type="float" office:value="279.724">
                <text:p>279.724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97.172">
                <text:p>197.172</text:p>
              </table:table-cell>
              <table:table-cell office:value-type="float" office:value="138.675">
                <text:p>138.675</text:p>
              </table:table-cell>
              <table:table-cell office:value-type="float" office:value="255.669">
                <text:p>255.669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86.579">
                <text:p>186.579</text:p>
              </table:table-cell>
              <table:table-cell office:value-type="float" office:value="131.318">
                <text:p>131.318</text:p>
              </table:table-cell>
              <table:table-cell office:value-type="float" office:value="241.84">
                <text:p>241.8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5.587">
                <text:p>175.587</text:p>
              </table:table-cell>
              <table:table-cell office:value-type="float" office:value="123.584">
                <text:p>123.584</text:p>
              </table:table-cell>
              <table:table-cell office:value-type="float" office:value="227.591">
                <text:p>227.591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69.997">
                <text:p>169.997</text:p>
              </table:table-cell>
              <table:table-cell office:value-type="float" office:value="123.478">
                <text:p>123.478</text:p>
              </table:table-cell>
              <table:table-cell office:value-type="float" office:value="216.52">
                <text:p>216.52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65.477">
                <text:p>165.477</text:p>
              </table:table-cell>
              <table:table-cell office:value-type="float" office:value="119.614">
                <text:p>119.614</text:p>
              </table:table-cell>
              <table:table-cell office:value-type="float" office:value="211.349">
                <text:p>211.349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61.189">
                <text:p>161.189</text:p>
              </table:table-cell>
              <table:table-cell office:value-type="float" office:value="116.001">
                <text:p>116.001</text:p>
              </table:table-cell>
              <table:table-cell office:value-type="float" office:value="206.395">
                <text:p>206.395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57.115">
                <text:p>157.115</text:p>
              </table:table-cell>
              <table:table-cell office:value-type="float" office:value="112.613">
                <text:p>112.613</text:p>
              </table:table-cell>
              <table:table-cell office:value-type="float" office:value="201.65">
                <text:p>201.65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53.238">
                <text:p>153.238</text:p>
              </table:table-cell>
              <table:table-cell office:value-type="float" office:value="109.429">
                <text:p>109.429</text:p>
              </table:table-cell>
              <table:table-cell office:value-type="float" office:value="197.101">
                <text:p>197.10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49.541">
                <text:p>149.541</text:p>
              </table:table-cell>
              <table:table-cell office:value-type="float" office:value="106.428">
                <text:p>106.428</text:p>
              </table:table-cell>
              <table:table-cell office:value-type="float" office:value="192.741">
                <text:p>192.741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46.01">
                <text:p>146.01</text:p>
              </table:table-cell>
              <table:table-cell office:value-type="float" office:value="103.591">
                <text:p>103.591</text:p>
              </table:table-cell>
              <table:table-cell office:value-type="float" office:value="188.559">
                <text:p>188.55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42.632">
                <text:p>142.632</text:p>
              </table:table-cell>
              <table:table-cell office:value-type="float" office:value="100.904">
                <text:p>100.904</text:p>
              </table:table-cell>
              <table:table-cell office:value-type="float" office:value="184.548">
                <text:p>184.548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39.393">
                <text:p>139.393</text:p>
              </table:table-cell>
              <table:table-cell office:value-type="float" office:value="98.351">
                <text:p>98.351</text:p>
              </table:table-cell>
              <table:table-cell office:value-type="float" office:value="180.701">
                <text:p>180.70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36.283">
                <text:p>136.283</text:p>
              </table:table-cell>
              <table:table-cell office:value-type="float" office:value="95.9199">
                <text:p>95.9199</text:p>
              </table:table-cell>
              <table:table-cell office:value-type="float" office:value="177.012">
                <text:p>177.012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33.293">
                <text:p>133.293</text:p>
              </table:table-cell>
              <table:table-cell office:value-type="float" office:value="93.5989">
                <text:p>93.5989</text:p>
              </table:table-cell>
              <table:table-cell office:value-type="float" office:value="173.477">
                <text:p>173.477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30.415">
                <text:p>130.415</text:p>
              </table:table-cell>
              <table:table-cell office:value-type="float" office:value="91.3777">
                <text:p>91.3777</text:p>
              </table:table-cell>
              <table:table-cell office:value-type="float" office:value="170.093">
                <text:p>170.093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27.64">
                <text:p>127.64</text:p>
              </table:table-cell>
              <table:table-cell office:value-type="float" office:value="89.2466">
                <text:p>89.2466</text:p>
              </table:table-cell>
              <table:table-cell office:value-type="float" office:value="166.859">
                <text:p>166.859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24.963">
                <text:p>124.963</text:p>
              </table:table-cell>
              <table:table-cell office:value-type="float" office:value="87.1969">
                <text:p>87.1969</text:p>
              </table:table-cell>
              <table:table-cell office:value-type="float" office:value="163.772">
                <text:p>163.772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22.376">
                <text:p>122.376</text:p>
              </table:table-cell>
              <table:table-cell office:value-type="float" office:value="85.2203">
                <text:p>85.2203</text:p>
              </table:table-cell>
              <table:table-cell office:value-type="float" office:value="160.833">
                <text:p>160.833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19.876">
                <text:p>119.876</text:p>
              </table:table-cell>
              <table:table-cell office:value-type="float" office:value="83.3095">
                <text:p>83.3095</text:p>
              </table:table-cell>
              <table:table-cell office:value-type="float" office:value="158.041">
                <text:p>158.04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17.458">
                <text:p>117.458</text:p>
              </table:table-cell>
              <table:table-cell office:value-type="float" office:value="81.4576">
                <text:p>81.4576</text:p>
              </table:table-cell>
              <table:table-cell office:value-type="float" office:value="155.398">
                <text:p>155.3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15.118">
                <text:p>115.118</text:p>
              </table:table-cell>
              <table:table-cell office:value-type="float" office:value="79.6583">
                <text:p>79.6583</text:p>
              </table:table-cell>
              <table:table-cell office:value-type="float" office:value="152.905">
                <text:p>152.905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12.851">
                <text:p>112.851</text:p>
              </table:table-cell>
              <table:table-cell office:value-type="float" office:value="77.906">
                <text:p>77.906</text:p>
              </table:table-cell>
              <table:table-cell office:value-type="float" office:value="150.562">
                <text:p>150.562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10.656">
                <text:p>110.656</text:p>
              </table:table-cell>
              <table:table-cell office:value-type="float" office:value="76.1957">
                <text:p>76.1957</text:p>
              </table:table-cell>
              <table:table-cell office:value-type="float" office:value="148.372">
                <text:p>148.37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08.529">
                <text:p>108.529</text:p>
              </table:table-cell>
              <table:table-cell office:value-type="float" office:value="74.5229">
                <text:p>74.5229</text:p>
              </table:table-cell>
              <table:table-cell office:value-type="float" office:value="146.336">
                <text:p>146.336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06.467">
                <text:p>106.467</text:p>
              </table:table-cell>
              <table:table-cell office:value-type="float" office:value="72.884">
                <text:p>72.884</text:p>
              </table:table-cell>
              <table:table-cell office:value-type="float" office:value="144.456">
                <text:p>144.456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04.469">
                <text:p>104.469</text:p>
              </table:table-cell>
              <table:table-cell office:value-type="float" office:value="71.2757">
                <text:p>71.2757</text:p>
              </table:table-cell>
              <table:table-cell office:value-type="float" office:value="142.734">
                <text:p>142.73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02.531">
                <text:p>102.531</text:p>
              </table:table-cell>
              <table:table-cell office:value-type="float" office:value="69.6951">
                <text:p>69.6951</text:p>
              </table:table-cell>
              <table:table-cell office:value-type="float" office:value="141.171">
                <text:p>141.171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00.653">
                <text:p>100.653</text:p>
              </table:table-cell>
              <table:table-cell office:value-type="float" office:value="68.1399">
                <text:p>68.1399</text:p>
              </table:table-cell>
              <table:table-cell office:value-type="float" office:value="139.77">
                <text:p>139.77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98.8321">
                <text:p>98.8321</text:p>
              </table:table-cell>
              <table:table-cell office:value-type="float" office:value="66.6082">
                <text:p>66.6082</text:p>
              </table:table-cell>
              <table:table-cell office:value-type="float" office:value="138.531">
                <text:p>138.531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97.0664">
                <text:p>97.0664</text:p>
              </table:table-cell>
              <table:table-cell office:value-type="float" office:value="65.0985">
                <text:p>65.0985</text:p>
              </table:table-cell>
              <table:table-cell office:value-type="float" office:value="137.455">
                <text:p>137.455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95.3545">
                <text:p>95.3545</text:p>
              </table:table-cell>
              <table:table-cell office:value-type="float" office:value="63.6096">
                <text:p>63.6096</text:p>
              </table:table-cell>
              <table:table-cell office:value-type="float" office:value="136.542">
                <text:p>136.542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3.6947">
                <text:p>93.6947</text:p>
              </table:table-cell>
              <table:table-cell office:value-type="float" office:value="62.1409">
                <text:p>62.1409</text:p>
              </table:table-cell>
              <table:table-cell office:value-type="float" office:value="135.789">
                <text:p>135.78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92.0856">
                <text:p>92.0856</text:p>
              </table:table-cell>
              <table:table-cell office:value-type="float" office:value="60.6919">
                <text:p>60.6919</text:p>
              </table:table-cell>
              <table:table-cell office:value-type="float" office:value="135.195">
                <text:p>135.195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90.5257">
                <text:p>90.5257</text:p>
              </table:table-cell>
              <table:table-cell office:value-type="float" office:value="59.2623">
                <text:p>59.2623</text:p>
              </table:table-cell>
              <table:table-cell office:value-type="float" office:value="134.754">
                <text:p>134.754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89.0136">
                <text:p>89.0136</text:p>
              </table:table-cell>
              <table:table-cell office:value-type="float" office:value="57.8522">
                <text:p>57.8522</text:p>
              </table:table-cell>
              <table:table-cell office:value-type="float" office:value="134.463">
                <text:p>134.463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87.5479">
                <text:p>87.5479</text:p>
              </table:table-cell>
              <table:table-cell office:value-type="float" office:value="56.4619">
                <text:p>56.4619</text:p>
              </table:table-cell>
              <table:table-cell office:value-type="float" office:value="134.318">
                <text:p>134.318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86.1274">
                <text:p>86.1274</text:p>
              </table:table-cell>
              <table:table-cell office:value-type="float" office:value="55.0915">
                <text:p>55.0915</text:p>
              </table:table-cell>
              <table:table-cell office:value-type="float" office:value="134.312">
                <text:p>134.312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84.7507">
                <text:p>84.7507</text:p>
              </table:table-cell>
              <table:table-cell office:value-type="float" office:value="53.7414">
                <text:p>53.7414</text:p>
              </table:table-cell>
              <table:table-cell office:value-type="float" office:value="134.443">
                <text:p>134.443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83.4166">
                <text:p>83.4166</text:p>
              </table:table-cell>
              <table:table-cell office:value-type="float" office:value="52.4123">
                <text:p>52.4123</text:p>
              </table:table-cell>
              <table:table-cell office:value-type="float" office:value="134.705">
                <text:p>134.705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82.1238">
                <text:p>82.1238</text:p>
              </table:table-cell>
              <table:table-cell office:value-type="float" office:value="51.1044">
                <text:p>51.1044</text:p>
              </table:table-cell>
              <table:table-cell office:value-type="float" office:value="135.094">
                <text:p>135.09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80.8713">
                <text:p>80.8713</text:p>
              </table:table-cell>
              <table:table-cell office:value-type="float" office:value="49.8185">
                <text:p>49.8185</text:p>
              </table:table-cell>
              <table:table-cell office:value-type="float" office:value="135.604">
                <text:p>135.604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79.6578">
                <text:p>79.6578</text:p>
              </table:table-cell>
              <table:table-cell office:value-type="float" office:value="48.5548">
                <text:p>48.5548</text:p>
              </table:table-cell>
              <table:table-cell office:value-type="float" office:value="136.227">
                <text:p>136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Incidence total</text:p>
        </chart:title>
        <chart:legend chart:legend-position="end" svg:x="13.174cm" svg:y="3.703cm" style:legend-expansion="high" chart:style-name="ch3"/>
        <chart:plot-area chart:style-name="ch4" table:cell-range-address="Sheet7.A1:Sheet7.D36" chart:data-source-has-labels="both" svg:x="0.32cm" svg:y="1.275cm" svg:width="12.534cm" svg:height="7.545cm">
          <chartooo:coordinate-region svg:x="2.053cm" svg:y="1.474cm" svg:width="10.801cm" svg:height="6.699cm"/>
          <chart:axis chart:dimension="x" chart:name="primary-x" chart:style-name="ch5" chartooo:axis-type="auto">
            <chartooo:date-scale/>
            <chart:categories table:cell-range-address="Sheet7.A2:Sheet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36" chart:label-cell-address="Sheet7.B1:Sheet7.B1" chart:class="chart:line">
            <chart:data-point chart:repeated="35"/>
          </chart:series>
          <chart:series chart:style-name="ch8" chart:values-cell-range-address="Sheet7.C2:Sheet7.C36" chart:label-cell-address="Sheet7.C1:Sheet7.C1" chart:class="chart:line">
            <chart:data-point chart:repeated="35"/>
          </chart:series>
          <chart:series chart:style-name="ch9" chart:values-cell-range-address="Sheet7.D2:Sheet7.D36" chart:label-cell-address="Sheet7.D1:Sheet7.D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64E+06</text:p>
                <draw:g>
                  <svg:desc>Sheet7.B1:Sheet7.B1</svg:desc>
                </draw:g>
              </table:table-cell>
              <table:table-cell office:value-type="string">
                <text:p>1.63E+06</text:p>
                <draw:g>
                  <svg:desc>Sheet7.C1:Sheet7.C1</svg:desc>
                </draw:g>
              </table:table-cell>
              <table:table-cell office:value-type="string">
                <text:p>1.64E+06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float" office:value="44333">
                <text:p>44333</text:p>
                <draw:g>
                  <svg:desc>Sheet7.A2:Sheet7.A36</svg:desc>
                </draw:g>
              </table:table-cell>
              <table:table-cell office:value-type="float" office:value="1638210">
                <text:p>1638210</text:p>
                <draw:g>
                  <svg:desc>Sheet7.B2:Sheet7.B36</svg:desc>
                </draw:g>
              </table:table-cell>
              <table:table-cell office:value-type="float" office:value="1634920">
                <text:p>1634920</text:p>
                <draw:g>
                  <svg:desc>Sheet7.C2:Sheet7.C36</svg:desc>
                </draw:g>
              </table:table-cell>
              <table:table-cell office:value-type="float" office:value="1641490">
                <text:p>1641490</text:p>
                <draw:g>
                  <svg:desc>Sheet7.D2:Sheet7.D36</svg:desc>
                </draw:g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638760">
                <text:p>1638760</text:p>
              </table:table-cell>
              <table:table-cell office:value-type="float" office:value="1635580">
                <text:p>1635580</text:p>
              </table:table-cell>
              <table:table-cell office:value-type="float" office:value="1641940">
                <text:p>1641940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639250">
                <text:p>1639250</text:p>
              </table:table-cell>
              <table:table-cell office:value-type="float" office:value="1636180">
                <text:p>1636180</text:p>
              </table:table-cell>
              <table:table-cell office:value-type="float" office:value="1642310">
                <text:p>1642310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639940">
                <text:p>1639940</text:p>
              </table:table-cell>
              <table:table-cell office:value-type="float" office:value="1636970">
                <text:p>1636970</text:p>
              </table:table-cell>
              <table:table-cell office:value-type="float" office:value="1642910">
                <text:p>1642910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640330">
                <text:p>1640330</text:p>
              </table:table-cell>
              <table:table-cell office:value-type="float" office:value="1637470">
                <text:p>1637470</text:p>
              </table:table-cell>
              <table:table-cell office:value-type="float" office:value="1643190">
                <text:p>1643190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640890">
                <text:p>1640890</text:p>
              </table:table-cell>
              <table:table-cell office:value-type="float" office:value="1638130">
                <text:p>1638130</text:p>
              </table:table-cell>
              <table:table-cell office:value-type="float" office:value="1643650">
                <text:p>1643650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642080">
                <text:p>1642080</text:p>
              </table:table-cell>
              <table:table-cell office:value-type="float" office:value="1639070">
                <text:p>1639070</text:p>
              </table:table-cell>
              <table:table-cell office:value-type="float" office:value="1645090">
                <text:p>1645090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643250">
                <text:p>1643250</text:p>
              </table:table-cell>
              <table:table-cell office:value-type="float" office:value="1640000">
                <text:p>1640000</text:p>
              </table:table-cell>
              <table:table-cell office:value-type="float" office:value="1646520">
                <text:p>1646520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644420">
                <text:p>1644420</text:p>
              </table:table-cell>
              <table:table-cell office:value-type="float" office:value="1640920">
                <text:p>1640920</text:p>
              </table:table-cell>
              <table:table-cell office:value-type="float" office:value="1647940">
                <text:p>1647940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645560">
                <text:p>1645560</text:p>
              </table:table-cell>
              <table:table-cell office:value-type="float" office:value="1641830">
                <text:p>1641830</text:p>
              </table:table-cell>
              <table:table-cell office:value-type="float" office:value="1649330">
                <text:p>1649330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646700">
                <text:p>1646700</text:p>
              </table:table-cell>
              <table:table-cell office:value-type="float" office:value="1642740">
                <text:p>1642740</text:p>
              </table:table-cell>
              <table:table-cell office:value-type="float" office:value="1650720">
                <text:p>1650720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647820">
                <text:p>1647820</text:p>
              </table:table-cell>
              <table:table-cell office:value-type="float" office:value="1643630">
                <text:p>1643630</text:p>
              </table:table-cell>
              <table:table-cell office:value-type="float" office:value="1652090">
                <text:p>1652090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648930">
                <text:p>1648930</text:p>
              </table:table-cell>
              <table:table-cell office:value-type="float" office:value="1644510">
                <text:p>1644510</text:p>
              </table:table-cell>
              <table:table-cell office:value-type="float" office:value="1653440">
                <text:p>1653440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650020">
                <text:p>1650020</text:p>
              </table:table-cell>
              <table:table-cell office:value-type="float" office:value="1645380">
                <text:p>1645380</text:p>
              </table:table-cell>
              <table:table-cell office:value-type="float" office:value="1654790">
                <text:p>1654790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651090">
                <text:p>1651090</text:p>
              </table:table-cell>
              <table:table-cell office:value-type="float" office:value="1646230">
                <text:p>1646230</text:p>
              </table:table-cell>
              <table:table-cell office:value-type="float" office:value="1656130">
                <text:p>1656130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652150">
                <text:p>1652150</text:p>
              </table:table-cell>
              <table:table-cell office:value-type="float" office:value="1647070">
                <text:p>1647070</text:p>
              </table:table-cell>
              <table:table-cell office:value-type="float" office:value="1657460">
                <text:p>1657460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653200">
                <text:p>1653200</text:p>
              </table:table-cell>
              <table:table-cell office:value-type="float" office:value="1647890">
                <text:p>1647890</text:p>
              </table:table-cell>
              <table:table-cell office:value-type="float" office:value="1658780">
                <text:p>1658780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654230">
                <text:p>1654230</text:p>
              </table:table-cell>
              <table:table-cell office:value-type="float" office:value="1648700">
                <text:p>1648700</text:p>
              </table:table-cell>
              <table:table-cell office:value-type="float" office:value="1660100">
                <text:p>1660100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655240">
                <text:p>1655240</text:p>
              </table:table-cell>
              <table:table-cell office:value-type="float" office:value="1649490">
                <text:p>1649490</text:p>
              </table:table-cell>
              <table:table-cell office:value-type="float" office:value="1661420">
                <text:p>1661420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656240">
                <text:p>1656240</text:p>
              </table:table-cell>
              <table:table-cell office:value-type="float" office:value="1650270">
                <text:p>1650270</text:p>
              </table:table-cell>
              <table:table-cell office:value-type="float" office:value="1662730">
                <text:p>1662730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657220">
                <text:p>1657220</text:p>
              </table:table-cell>
              <table:table-cell office:value-type="float" office:value="1651020">
                <text:p>1651020</text:p>
              </table:table-cell>
              <table:table-cell office:value-type="float" office:value="1664040">
                <text:p>1664040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658190">
                <text:p>1658190</text:p>
              </table:table-cell>
              <table:table-cell office:value-type="float" office:value="1651760">
                <text:p>1651760</text:p>
              </table:table-cell>
              <table:table-cell office:value-type="float" office:value="1665360">
                <text:p>1665360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659150">
                <text:p>1659150</text:p>
              </table:table-cell>
              <table:table-cell office:value-type="float" office:value="1652480">
                <text:p>1652480</text:p>
              </table:table-cell>
              <table:table-cell office:value-type="float" office:value="1666670">
                <text:p>1666670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660090">
                <text:p>1660090</text:p>
              </table:table-cell>
              <table:table-cell office:value-type="float" office:value="1653180">
                <text:p>1653180</text:p>
              </table:table-cell>
              <table:table-cell office:value-type="float" office:value="1667990">
                <text:p>166799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661010">
                <text:p>1661010</text:p>
              </table:table-cell>
              <table:table-cell office:value-type="float" office:value="1653870">
                <text:p>1653870</text:p>
              </table:table-cell>
              <table:table-cell office:value-type="float" office:value="1669310">
                <text:p>1669310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661930">
                <text:p>1661930</text:p>
              </table:table-cell>
              <table:table-cell office:value-type="float" office:value="1654530">
                <text:p>1654530</text:p>
              </table:table-cell>
              <table:table-cell office:value-type="float" office:value="1670650">
                <text:p>1670650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662830">
                <text:p>1662830</text:p>
              </table:table-cell>
              <table:table-cell office:value-type="float" office:value="1655180">
                <text:p>1655180</text:p>
              </table:table-cell>
              <table:table-cell office:value-type="float" office:value="1671990">
                <text:p>167199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663720">
                <text:p>1663720</text:p>
              </table:table-cell>
              <table:table-cell office:value-type="float" office:value="1655810">
                <text:p>1655810</text:p>
              </table:table-cell>
              <table:table-cell office:value-type="float" office:value="1673340">
                <text:p>1673340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664600">
                <text:p>1664600</text:p>
              </table:table-cell>
              <table:table-cell office:value-type="float" office:value="1656430">
                <text:p>1656430</text:p>
              </table:table-cell>
              <table:table-cell office:value-type="float" office:value="1674700">
                <text:p>167470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665460">
                <text:p>1665460</text:p>
              </table:table-cell>
              <table:table-cell office:value-type="float" office:value="1657030">
                <text:p>1657030</text:p>
              </table:table-cell>
              <table:table-cell office:value-type="float" office:value="1676080">
                <text:p>167608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666310">
                <text:p>1666310</text:p>
              </table:table-cell>
              <table:table-cell office:value-type="float" office:value="1657610">
                <text:p>1657610</text:p>
              </table:table-cell>
              <table:table-cell office:value-type="float" office:value="1677470">
                <text:p>167747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667160">
                <text:p>1667160</text:p>
              </table:table-cell>
              <table:table-cell office:value-type="float" office:value="1658180">
                <text:p>1658180</text:p>
              </table:table-cell>
              <table:table-cell office:value-type="float" office:value="1678880">
                <text:p>1678880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667990">
                <text:p>1667990</text:p>
              </table:table-cell>
              <table:table-cell office:value-type="float" office:value="1658730">
                <text:p>1658730</text:p>
              </table:table-cell>
              <table:table-cell office:value-type="float" office:value="1680310">
                <text:p>1680310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668810">
                <text:p>1668810</text:p>
              </table:table-cell>
              <table:table-cell office:value-type="float" office:value="1659270">
                <text:p>1659270</text:p>
              </table:table-cell>
              <table:table-cell office:value-type="float" office:value="1681760">
                <text:p>1681760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669620">
                <text:p>1669620</text:p>
              </table:table-cell>
              <table:table-cell office:value-type="float" office:value="1659790">
                <text:p>1659790</text:p>
              </table:table-cell>
              <table:table-cell office:value-type="float" office:value="1683230">
                <text:p>16832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Mrtví total</text:p>
        </chart:title>
        <chart:legend chart:legend-position="end" svg:x="13.439cm" svg:y="3.703cm" style:legend-expansion="high" chart:style-name="ch3"/>
        <chart:plot-area chart:style-name="ch4" table:cell-range-address="Sheet7.E1:Sheet7.H36" chart:data-source-has-labels="both" svg:x="0.32cm" svg:y="1.275cm" svg:width="12.799cm" svg:height="7.545cm">
          <chartooo:coordinate-region svg:x="1.497cm" svg:y="1.474cm" svg:width="11.622cm" svg:height="6.699cm"/>
          <chart:axis chart:dimension="x" chart:name="primary-x" chart:style-name="ch5" chartooo:axis-type="auto">
            <chartooo:date-scale/>
            <chart:categories table:cell-range-address="Sheet7.E2:Sheet7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F2:Sheet7.F36" chart:label-cell-address="Sheet7.F1:Sheet7.F1" chart:class="chart:line">
            <chart:data-point chart:repeated="35"/>
          </chart:series>
          <chart:series chart:style-name="ch8" chart:values-cell-range-address="Sheet7.G2:Sheet7.G36" chart:label-cell-address="Sheet7.G1:Sheet7.G1" chart:class="chart:line">
            <chart:data-point chart:repeated="35"/>
          </chart:series>
          <chart:series chart:style-name="ch9" chart:values-cell-range-address="Sheet7.H2:Sheet7.H36" chart:label-cell-address="Sheet7.H1:Sheet7.H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9991.5</text:p>
                <draw:g>
                  <svg:desc>Sheet7.F1:Sheet7.F1</svg:desc>
                </draw:g>
              </table:table-cell>
              <table:table-cell office:value-type="string">
                <text:p>29917.4</text:p>
                <draw:g>
                  <svg:desc>Sheet7.G1:Sheet7.G1</svg:desc>
                </draw:g>
              </table:table-cell>
              <table:table-cell office:value-type="string">
                <text:p>30065.6</text:p>
                <draw:g>
                  <svg:desc>Sheet7.H1:Sheet7.H1</svg:desc>
                </draw:g>
              </table:table-cell>
            </table:table-row>
          </table:table-header-rows>
          <table:table-rows>
            <table:table-row>
              <table:table-cell office:value-type="float" office:value="44333">
                <text:p>44333</text:p>
                <draw:g>
                  <svg:desc>Sheet7.E2:Sheet7.E36</svg:desc>
                </draw:g>
              </table:table-cell>
              <table:table-cell office:value-type="float" office:value="29980.8">
                <text:p>29980.8</text:p>
                <draw:g>
                  <svg:desc>Sheet7.F2:Sheet7.F36</svg:desc>
                </draw:g>
              </table:table-cell>
              <table:table-cell office:value-type="float" office:value="29911.1">
                <text:p>29911.1</text:p>
                <draw:g>
                  <svg:desc>Sheet7.G2:Sheet7.G36</svg:desc>
                </draw:g>
              </table:table-cell>
              <table:table-cell office:value-type="float" office:value="30050.5">
                <text:p>30050.5</text:p>
                <draw:g>
                  <svg:desc>Sheet7.H2:Sheet7.H36</svg:desc>
                </draw:g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29994">
                <text:p>29994</text:p>
              </table:table-cell>
              <table:table-cell office:value-type="float" office:value="29930.1">
                <text:p>29930.1</text:p>
              </table:table-cell>
              <table:table-cell office:value-type="float" office:value="30057.9">
                <text:p>30057.9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29996.4">
                <text:p>29996.4</text:p>
              </table:table-cell>
              <table:table-cell office:value-type="float" office:value="29937.9">
                <text:p>29937.9</text:p>
              </table:table-cell>
              <table:table-cell office:value-type="float" office:value="30054.9">
                <text:p>30054.9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29998.8">
                <text:p>29998.8</text:p>
              </table:table-cell>
              <table:table-cell office:value-type="float" office:value="29943.5">
                <text:p>29943.5</text:p>
              </table:table-cell>
              <table:table-cell office:value-type="float" office:value="30054.1">
                <text:p>30054.1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30000.8">
                <text:p>30000.8</text:p>
              </table:table-cell>
              <table:table-cell office:value-type="float" office:value="29948.8">
                <text:p>29948.8</text:p>
              </table:table-cell>
              <table:table-cell office:value-type="float" office:value="30052.8">
                <text:p>30052.8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30001.2">
                <text:p>30001.2</text:p>
              </table:table-cell>
              <table:table-cell office:value-type="float" office:value="29950.8">
                <text:p>29950.8</text:p>
              </table:table-cell>
              <table:table-cell office:value-type="float" office:value="30051.6">
                <text:p>30051.6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30023">
                <text:p>30023</text:p>
              </table:table-cell>
              <table:table-cell office:value-type="float" office:value="29969.6">
                <text:p>29969.6</text:p>
              </table:table-cell>
              <table:table-cell office:value-type="float" office:value="30076.5">
                <text:p>30076.5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30044.4">
                <text:p>30044.4</text:p>
              </table:table-cell>
              <table:table-cell office:value-type="float" office:value="29988.2">
                <text:p>29988.2</text:p>
              </table:table-cell>
              <table:table-cell office:value-type="float" office:value="30100.6">
                <text:p>30100.6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30065.2">
                <text:p>30065.2</text:p>
              </table:table-cell>
              <table:table-cell office:value-type="float" office:value="30006.4">
                <text:p>30006.4</text:p>
              </table:table-cell>
              <table:table-cell office:value-type="float" office:value="30124">
                <text:p>30124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30085.5">
                <text:p>30085.5</text:p>
              </table:table-cell>
              <table:table-cell office:value-type="float" office:value="30024.4">
                <text:p>30024.4</text:p>
              </table:table-cell>
              <table:table-cell office:value-type="float" office:value="30146.7">
                <text:p>30146.7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30105.4">
                <text:p>30105.4</text:p>
              </table:table-cell>
              <table:table-cell office:value-type="float" office:value="30042">
                <text:p>30042</text:p>
              </table:table-cell>
              <table:table-cell office:value-type="float" office:value="30168.9">
                <text:p>30168.9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30124.8">
                <text:p>30124.8</text:p>
              </table:table-cell>
              <table:table-cell office:value-type="float" office:value="30059.3">
                <text:p>30059.3</text:p>
              </table:table-cell>
              <table:table-cell office:value-type="float" office:value="30190.5">
                <text:p>30190.5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30143.8">
                <text:p>30143.8</text:p>
              </table:table-cell>
              <table:table-cell office:value-type="float" office:value="30076.3">
                <text:p>30076.3</text:p>
              </table:table-cell>
              <table:table-cell office:value-type="float" office:value="30211.5">
                <text:p>30211.5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30162.4">
                <text:p>30162.4</text:p>
              </table:table-cell>
              <table:table-cell office:value-type="float" office:value="30093">
                <text:p>30093</text:p>
              </table:table-cell>
              <table:table-cell office:value-type="float" office:value="30232.1">
                <text:p>30232.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30180.6">
                <text:p>30180.6</text:p>
              </table:table-cell>
              <table:table-cell office:value-type="float" office:value="30109.4">
                <text:p>30109.4</text:p>
              </table:table-cell>
              <table:table-cell office:value-type="float" office:value="30252.3">
                <text:p>30252.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0198.5">
                <text:p>30198.5</text:p>
              </table:table-cell>
              <table:table-cell office:value-type="float" office:value="30125.4">
                <text:p>30125.4</text:p>
              </table:table-cell>
              <table:table-cell office:value-type="float" office:value="30272">
                <text:p>30272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30215.9">
                <text:p>30215.9</text:p>
              </table:table-cell>
              <table:table-cell office:value-type="float" office:value="30141.2">
                <text:p>30141.2</text:p>
              </table:table-cell>
              <table:table-cell office:value-type="float" office:value="30291.2">
                <text:p>30291.2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30233">
                <text:p>30233</text:p>
              </table:table-cell>
              <table:table-cell office:value-type="float" office:value="30156.7">
                <text:p>30156.7</text:p>
              </table:table-cell>
              <table:table-cell office:value-type="float" office:value="30310.2">
                <text:p>30310.2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30249.8">
                <text:p>30249.8</text:p>
              </table:table-cell>
              <table:table-cell office:value-type="float" office:value="30171.8">
                <text:p>30171.8</text:p>
              </table:table-cell>
              <table:table-cell office:value-type="float" office:value="30328.7">
                <text:p>30328.7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30266.2">
                <text:p>30266.2</text:p>
              </table:table-cell>
              <table:table-cell office:value-type="float" office:value="30186.7">
                <text:p>30186.7</text:p>
              </table:table-cell>
              <table:table-cell office:value-type="float" office:value="30346.9">
                <text:p>30346.9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30282.3">
                <text:p>30282.3</text:p>
              </table:table-cell>
              <table:table-cell office:value-type="float" office:value="30201.3">
                <text:p>30201.3</text:p>
              </table:table-cell>
              <table:table-cell office:value-type="float" office:value="30364.8">
                <text:p>30364.8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30298.1">
                <text:p>30298.1</text:p>
              </table:table-cell>
              <table:table-cell office:value-type="float" office:value="30215.6">
                <text:p>30215.6</text:p>
              </table:table-cell>
              <table:table-cell office:value-type="float" office:value="30382.4">
                <text:p>30382.4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30313.6">
                <text:p>30313.6</text:p>
              </table:table-cell>
              <table:table-cell office:value-type="float" office:value="30229.6">
                <text:p>30229.6</text:p>
              </table:table-cell>
              <table:table-cell office:value-type="float" office:value="30399.7">
                <text:p>30399.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30328.8">
                <text:p>30328.8</text:p>
              </table:table-cell>
              <table:table-cell office:value-type="float" office:value="30243.4">
                <text:p>30243.4</text:p>
              </table:table-cell>
              <table:table-cell office:value-type="float" office:value="30416.8">
                <text:p>30416.8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30343.7">
                <text:p>30343.7</text:p>
              </table:table-cell>
              <table:table-cell office:value-type="float" office:value="30256.9">
                <text:p>30256.9</text:p>
              </table:table-cell>
              <table:table-cell office:value-type="float" office:value="30433.6">
                <text:p>30433.6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30358.3">
                <text:p>30358.3</text:p>
              </table:table-cell>
              <table:table-cell office:value-type="float" office:value="30270.1">
                <text:p>30270.1</text:p>
              </table:table-cell>
              <table:table-cell office:value-type="float" office:value="30450.2">
                <text:p>30450.2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30372.7">
                <text:p>30372.7</text:p>
              </table:table-cell>
              <table:table-cell office:value-type="float" office:value="30283">
                <text:p>30283</text:p>
              </table:table-cell>
              <table:table-cell office:value-type="float" office:value="30466.6">
                <text:p>30466.6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30386.8">
                <text:p>30386.8</text:p>
              </table:table-cell>
              <table:table-cell office:value-type="float" office:value="30295.7">
                <text:p>30295.7</text:p>
              </table:table-cell>
              <table:table-cell office:value-type="float" office:value="30482.9">
                <text:p>30482.9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30400.6">
                <text:p>30400.6</text:p>
              </table:table-cell>
              <table:table-cell office:value-type="float" office:value="30308.1">
                <text:p>30308.1</text:p>
              </table:table-cell>
              <table:table-cell office:value-type="float" office:value="30499">
                <text:p>30499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30414.2">
                <text:p>30414.2</text:p>
              </table:table-cell>
              <table:table-cell office:value-type="float" office:value="30320.2">
                <text:p>30320.2</text:p>
              </table:table-cell>
              <table:table-cell office:value-type="float" office:value="30514.9">
                <text:p>30514.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30427.6">
                <text:p>30427.6</text:p>
              </table:table-cell>
              <table:table-cell office:value-type="float" office:value="30332.1">
                <text:p>30332.1</text:p>
              </table:table-cell>
              <table:table-cell office:value-type="float" office:value="30530.8">
                <text:p>30530.8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30440.7">
                <text:p>30440.7</text:p>
              </table:table-cell>
              <table:table-cell office:value-type="float" office:value="30343.7">
                <text:p>30343.7</text:p>
              </table:table-cell>
              <table:table-cell office:value-type="float" office:value="30546.5">
                <text:p>30546.5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30453.7">
                <text:p>30453.7</text:p>
              </table:table-cell>
              <table:table-cell office:value-type="float" office:value="30355">
                <text:p>30355</text:p>
              </table:table-cell>
              <table:table-cell office:value-type="float" office:value="30562.2">
                <text:p>30562.2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30466.4">
                <text:p>30466.4</text:p>
              </table:table-cell>
              <table:table-cell office:value-type="float" office:value="30366">
                <text:p>30366</text:p>
              </table:table-cell>
              <table:table-cell office:value-type="float" office:value="30577.9">
                <text:p>30577.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30478.9">
                <text:p>30478.9</text:p>
              </table:table-cell>
              <table:table-cell office:value-type="float" office:value="30376.8">
                <text:p>30376.8</text:p>
              </table:table-cell>
              <table:table-cell office:value-type="float" office:value="30593.6">
                <text:p>30593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Hospitalizace</text:p>
        </chart:title>
        <chart:legend chart:legend-position="end" svg:x="13.439cm" svg:y="3.703cm" style:legend-expansion="high" chart:style-name="ch3"/>
        <chart:plot-area chart:style-name="ch4" table:cell-range-address="Sheet7.I1:Sheet7.L64" chart:data-source-has-labels="both" svg:x="0.32cm" svg:y="1.275cm" svg:width="12.799cm" svg:height="7.545cm">
          <chartooo:coordinate-region svg:x="1.312cm" svg:y="1.474cm" svg:width="11.807cm" svg:height="6.699cm"/>
          <chart:axis chart:dimension="x" chart:name="primary-x" chart:style-name="ch5" chartooo:axis-type="auto">
            <chartooo:date-scale/>
            <chart:categories table:cell-range-address="Sheet7.I2:Sheet7.I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J2:Sheet7.J64" chart:label-cell-address="Sheet7.J1:Sheet7.J1" chart:class="chart:line">
            <chart:data-point chart:repeated="63"/>
          </chart:series>
          <chart:series chart:style-name="ch8" chart:values-cell-range-address="Sheet7.K2:Sheet7.K64" chart:label-cell-address="Sheet7.K1:Sheet7.K1" chart:class="chart:line">
            <chart:data-point chart:repeated="63"/>
          </chart:series>
          <chart:series chart:style-name="ch9" chart:values-cell-range-address="Sheet7.L2:Sheet7.L64" chart:label-cell-address="Sheet7.L1:Sheet7.L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68.59</text:p>
                <draw:g>
                  <svg:desc>Sheet7.J1:Sheet7.J1</svg:desc>
                </draw:g>
              </table:table-cell>
              <table:table-cell office:value-type="string">
                <text:p>1333.79</text:p>
                <draw:g>
                  <svg:desc>Sheet7.K1:Sheet7.K1</svg:desc>
                </draw:g>
              </table:table-cell>
              <table:table-cell office:value-type="string">
                <text:p>1803.38</text:p>
                <draw:g>
                  <svg:desc>Sheet7.L1:Sheet7.L1</svg:desc>
                </draw:g>
              </table:table-cell>
            </table:table-row>
          </table:table-header-rows>
          <table:table-rows>
            <table:table-row>
              <table:table-cell office:value-type="float" office:value="44333">
                <text:p>44333</text:p>
                <draw:g>
                  <svg:desc>Sheet7.I2:Sheet7.I64</svg:desc>
                </draw:g>
              </table:table-cell>
              <table:table-cell office:value-type="float" office:value="1487.04">
                <text:p>1487.04</text:p>
                <draw:g>
                  <svg:desc>Sheet7.J2:Sheet7.J64</svg:desc>
                </draw:g>
              </table:table-cell>
              <table:table-cell office:value-type="float" office:value="1260.84">
                <text:p>1260.84</text:p>
                <draw:g>
                  <svg:desc>Sheet7.K2:Sheet7.K64</svg:desc>
                </draw:g>
              </table:table-cell>
              <table:table-cell office:value-type="float" office:value="1713.24">
                <text:p>1713.24</text:p>
                <draw:g>
                  <svg:desc>Sheet7.L2:Sheet7.L64</svg:desc>
                </draw:g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378.35">
                <text:p>1378.35</text:p>
              </table:table-cell>
              <table:table-cell office:value-type="float" office:value="1164.67">
                <text:p>1164.67</text:p>
              </table:table-cell>
              <table:table-cell office:value-type="float" office:value="1592.04">
                <text:p>1592.04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270.96">
                <text:p>1270.96</text:p>
              </table:table-cell>
              <table:table-cell office:value-type="float" office:value="1069.48">
                <text:p>1069.48</text:p>
              </table:table-cell>
              <table:table-cell office:value-type="float" office:value="1472.47">
                <text:p>1472.47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209.97">
                <text:p>1209.97</text:p>
              </table:table-cell>
              <table:table-cell office:value-type="float" office:value="1016.73">
                <text:p>1016.73</text:p>
              </table:table-cell>
              <table:table-cell office:value-type="float" office:value="1403.27">
                <text:p>1403.27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144.44">
                <text:p>1144.44</text:p>
              </table:table-cell>
              <table:table-cell office:value-type="float" office:value="960.652">
                <text:p>960.652</text:p>
              </table:table-cell>
              <table:table-cell office:value-type="float" office:value="1328.35">
                <text:p>1328.3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107.34">
                <text:p>1107.34</text:p>
              </table:table-cell>
              <table:table-cell office:value-type="float" office:value="930.757">
                <text:p>930.757</text:p>
              </table:table-cell>
              <table:table-cell office:value-type="float" office:value="1284.17">
                <text:p>1284.17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082.16">
                <text:p>1082.16</text:p>
              </table:table-cell>
              <table:table-cell office:value-type="float" office:value="902.368">
                <text:p>902.368</text:p>
              </table:table-cell>
              <table:table-cell office:value-type="float" office:value="1262.4">
                <text:p>1262.4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058.08">
                <text:p>1058.08</text:p>
              </table:table-cell>
              <table:table-cell office:value-type="float" office:value="876.197">
                <text:p>876.197</text:p>
              </table:table-cell>
              <table:table-cell office:value-type="float" office:value="1240.73">
                <text:p>1240.73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035.01">
                <text:p>1035.01</text:p>
              </table:table-cell>
              <table:table-cell office:value-type="float" office:value="851.879">
                <text:p>851.879</text:p>
              </table:table-cell>
              <table:table-cell office:value-type="float" office:value="1219.36">
                <text:p>1219.36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012.86">
                <text:p>1012.86</text:p>
              </table:table-cell>
              <table:table-cell office:value-type="float" office:value="829.139">
                <text:p>829.139</text:p>
              </table:table-cell>
              <table:table-cell office:value-type="float" office:value="1198.4">
                <text:p>1198.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991.541">
                <text:p>991.541</text:p>
              </table:table-cell>
              <table:table-cell office:value-type="float" office:value="807.754">
                <text:p>807.754</text:p>
              </table:table-cell>
              <table:table-cell office:value-type="float" office:value="1177.97">
                <text:p>1177.97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970.989">
                <text:p>970.989</text:p>
              </table:table-cell>
              <table:table-cell office:value-type="float" office:value="787.541">
                <text:p>787.541</text:p>
              </table:table-cell>
              <table:table-cell office:value-type="float" office:value="1158.13">
                <text:p>1158.13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951.144">
                <text:p>951.144</text:p>
              </table:table-cell>
              <table:table-cell office:value-type="float" office:value="768.345">
                <text:p>768.345</text:p>
              </table:table-cell>
              <table:table-cell office:value-type="float" office:value="1138.95">
                <text:p>1138.95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931.95">
                <text:p>931.95</text:p>
              </table:table-cell>
              <table:table-cell office:value-type="float" office:value="750.037">
                <text:p>750.037</text:p>
              </table:table-cell>
              <table:table-cell office:value-type="float" office:value="1120.47">
                <text:p>1120.47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913.361">
                <text:p>913.361</text:p>
              </table:table-cell>
              <table:table-cell office:value-type="float" office:value="732.508">
                <text:p>732.508</text:p>
              </table:table-cell>
              <table:table-cell office:value-type="float" office:value="1102.73">
                <text:p>1102.7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895.337">
                <text:p>895.337</text:p>
              </table:table-cell>
              <table:table-cell office:value-type="float" office:value="715.655">
                <text:p>715.655</text:p>
              </table:table-cell>
              <table:table-cell office:value-type="float" office:value="1085.78">
                <text:p>1085.78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877.844">
                <text:p>877.844</text:p>
              </table:table-cell>
              <table:table-cell office:value-type="float" office:value="699.389">
                <text:p>699.389</text:p>
              </table:table-cell>
              <table:table-cell office:value-type="float" office:value="1069.64">
                <text:p>1069.6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860.854">
                <text:p>860.854</text:p>
              </table:table-cell>
              <table:table-cell office:value-type="float" office:value="683.632">
                <text:p>683.632</text:p>
              </table:table-cell>
              <table:table-cell office:value-type="float" office:value="1054.37">
                <text:p>1054.37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844.343">
                <text:p>844.343</text:p>
              </table:table-cell>
              <table:table-cell office:value-type="float" office:value="668.316">
                <text:p>668.316</text:p>
              </table:table-cell>
              <table:table-cell office:value-type="float" office:value="1039.97">
                <text:p>1039.97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828.293">
                <text:p>828.293</text:p>
              </table:table-cell>
              <table:table-cell office:value-type="float" office:value="653.379">
                <text:p>653.379</text:p>
              </table:table-cell>
              <table:table-cell office:value-type="float" office:value="1026.49">
                <text:p>1026.49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812.685">
                <text:p>812.685</text:p>
              </table:table-cell>
              <table:table-cell office:value-type="float" office:value="638.773">
                <text:p>638.773</text:p>
              </table:table-cell>
              <table:table-cell office:value-type="float" office:value="1013.93">
                <text:p>1013.93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797.506">
                <text:p>797.506</text:p>
              </table:table-cell>
              <table:table-cell office:value-type="float" office:value="624.456">
                <text:p>624.456</text:p>
              </table:table-cell>
              <table:table-cell office:value-type="float" office:value="1002.31">
                <text:p>1002.3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782.742">
                <text:p>782.742</text:p>
              </table:table-cell>
              <table:table-cell office:value-type="float" office:value="610.397">
                <text:p>610.397</text:p>
              </table:table-cell>
              <table:table-cell office:value-type="float" office:value="991.671">
                <text:p>991.671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768.383">
                <text:p>768.383</text:p>
              </table:table-cell>
              <table:table-cell office:value-type="float" office:value="596.57">
                <text:p>596.57</text:p>
              </table:table-cell>
              <table:table-cell office:value-type="float" office:value="982.02">
                <text:p>982.02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754.417">
                <text:p>754.417</text:p>
              </table:table-cell>
              <table:table-cell office:value-type="float" office:value="582.954">
                <text:p>582.954</text:p>
              </table:table-cell>
              <table:table-cell office:value-type="float" office:value="973.384">
                <text:p>973.384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740.836">
                <text:p>740.836</text:p>
              </table:table-cell>
              <table:table-cell office:value-type="float" office:value="569.533">
                <text:p>569.533</text:p>
              </table:table-cell>
              <table:table-cell office:value-type="float" office:value="965.783">
                <text:p>965.783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727.63">
                <text:p>727.63</text:p>
              </table:table-cell>
              <table:table-cell office:value-type="float" office:value="556.299">
                <text:p>556.299</text:p>
              </table:table-cell>
              <table:table-cell office:value-type="float" office:value="959.223">
                <text:p>959.223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714.791">
                <text:p>714.791</text:p>
              </table:table-cell>
              <table:table-cell office:value-type="float" office:value="543.243">
                <text:p>543.243</text:p>
              </table:table-cell>
              <table:table-cell office:value-type="float" office:value="953.703">
                <text:p>953.703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702.31">
                <text:p>702.31</text:p>
              </table:table-cell>
              <table:table-cell office:value-type="float" office:value="530.362">
                <text:p>530.362</text:p>
              </table:table-cell>
              <table:table-cell office:value-type="float" office:value="949.211">
                <text:p>949.211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690.182">
                <text:p>690.182</text:p>
              </table:table-cell>
              <table:table-cell office:value-type="float" office:value="517.654">
                <text:p>517.654</text:p>
              </table:table-cell>
              <table:table-cell office:value-type="float" office:value="945.726">
                <text:p>945.726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678.397">
                <text:p>678.397</text:p>
              </table:table-cell>
              <table:table-cell office:value-type="float" office:value="505.12">
                <text:p>505.12</text:p>
              </table:table-cell>
              <table:table-cell office:value-type="float" office:value="943.226">
                <text:p>943.226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666.948">
                <text:p>666.948</text:p>
              </table:table-cell>
              <table:table-cell office:value-type="float" office:value="492.763">
                <text:p>492.763</text:p>
              </table:table-cell>
              <table:table-cell office:value-type="float" office:value="941.689">
                <text:p>941.68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655.828">
                <text:p>655.828</text:p>
              </table:table-cell>
              <table:table-cell office:value-type="float" office:value="480.587">
                <text:p>480.587</text:p>
              </table:table-cell>
              <table:table-cell office:value-type="float" office:value="941.1">
                <text:p>941.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645.03">
                <text:p>645.03</text:p>
              </table:table-cell>
              <table:table-cell office:value-type="float" office:value="468.598">
                <text:p>468.598</text:p>
              </table:table-cell>
              <table:table-cell office:value-type="float" office:value="941.444">
                <text:p>941.444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634.547">
                <text:p>634.547</text:p>
              </table:table-cell>
              <table:table-cell office:value-type="float" office:value="456.802">
                <text:p>456.802</text:p>
              </table:table-cell>
              <table:table-cell office:value-type="float" office:value="942.709">
                <text:p>942.709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624.371">
                <text:p>624.371</text:p>
              </table:table-cell>
              <table:table-cell office:value-type="float" office:value="445.203">
                <text:p>445.203</text:p>
              </table:table-cell>
              <table:table-cell office:value-type="float" office:value="944.872">
                <text:p>944.872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614.495">
                <text:p>614.495</text:p>
              </table:table-cell>
              <table:table-cell office:value-type="float" office:value="433.809">
                <text:p>433.809</text:p>
              </table:table-cell>
              <table:table-cell office:value-type="float" office:value="947.898">
                <text:p>947.898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604.912">
                <text:p>604.912</text:p>
              </table:table-cell>
              <table:table-cell office:value-type="float" office:value="422.625">
                <text:p>422.625</text:p>
              </table:table-cell>
              <table:table-cell office:value-type="float" office:value="951.736">
                <text:p>951.736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595.615">
                <text:p>595.615</text:p>
              </table:table-cell>
              <table:table-cell office:value-type="float" office:value="411.655">
                <text:p>411.655</text:p>
              </table:table-cell>
              <table:table-cell office:value-type="float" office:value="956.323">
                <text:p>956.323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586.597">
                <text:p>586.597</text:p>
              </table:table-cell>
              <table:table-cell office:value-type="float" office:value="400.906">
                <text:p>400.906</text:p>
              </table:table-cell>
              <table:table-cell office:value-type="float" office:value="961.583">
                <text:p>961.583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577.851">
                <text:p>577.851</text:p>
              </table:table-cell>
              <table:table-cell office:value-type="float" office:value="390.381">
                <text:p>390.381</text:p>
              </table:table-cell>
              <table:table-cell office:value-type="float" office:value="967.438">
                <text:p>967.438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569.369">
                <text:p>569.369</text:p>
              </table:table-cell>
              <table:table-cell office:value-type="float" office:value="380.083">
                <text:p>380.083</text:p>
              </table:table-cell>
              <table:table-cell office:value-type="float" office:value="973.813">
                <text:p>973.813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561.145">
                <text:p>561.145</text:p>
              </table:table-cell>
              <table:table-cell office:value-type="float" office:value="370.014">
                <text:p>370.014</text:p>
              </table:table-cell>
              <table:table-cell office:value-type="float" office:value="980.64">
                <text:p>980.64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553.173">
                <text:p>553.173</text:p>
              </table:table-cell>
              <table:table-cell office:value-type="float" office:value="360.177">
                <text:p>360.177</text:p>
              </table:table-cell>
              <table:table-cell office:value-type="float" office:value="987.863">
                <text:p>987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